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 svg:font-family="Tahoma"/>
    <style:font-face style:name="Times New Roman4" svg:font-family="'Times New Roman', serif"/>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4"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P6" style:family="paragraph" style:parent-style-name="statusirish">
      <style:paragraph-properties fo:margin-top="0.199cm" fo:margin-bottom="0.199cm" fo:background-color="transparent" text:number-lines="false" text:line-number="0">
        <style:background-image/>
      </style:paragraph-properties>
    </style:style>
    <style:style style:name="P7" style:family="paragraph" style:parent-style-name="hr">
      <style:paragraph-properties fo:background-color="#ffffff" text:number-lines="false" text:line-number="0">
        <style:background-image/>
      </style:paragraph-properties>
    </style:style>
    <style:style style:name="P8" style:family="paragraph" style:parent-style-name="hr">
      <style:paragraph-properties fo:background-color="#ffffff" text:number-lines="false" text:line-number="0">
        <style:background-image/>
      </style:paragraph-properties>
      <style:text-properties style:font-name="Times New Roman"/>
    </style:style>
    <style:style style:name="P9" style:family="paragraph" style:parent-style-name="shorttitleirish">
      <style:paragraph-properties fo:background-color="#ffffff" text:number-lines="false" text:line-number="0">
        <style:background-image/>
      </style:paragraph-properties>
    </style:style>
    <style:style style:name="P10" style:family="paragraph" style:parent-style-name="statusenglish">
      <style:paragraph-properties fo:background-color="#ffffff" text:number-lines="false" text:line-number="0">
        <style:background-image/>
      </style:paragraph-properties>
    </style:style>
    <style:style style:name="P11" style:family="paragraph" style:parent-style-name="actsreferredto">
      <style:paragraph-properties fo:break-before="page"/>
    </style:style>
    <style:style style:name="P12" style:family="paragraph" style:parent-style-name="graphic">
      <style:paragraph-properties fo:break-before="page" text:number-lines="false" text:line-number="0"/>
    </style:style>
    <style:style style:name="P13" style:family="paragraph" style:parent-style-name="sectionreference">
      <style:paragraph-properties fo:text-align="end" style:justify-single-word="false"/>
    </style:style>
    <style:style style:name="P14" style:family="paragraph" style:parent-style-name="arrangementofsections">
      <style:paragraph-properties fo:text-align="start" style:justify-single-word="false"/>
    </style:style>
    <style:style style:name="P15" style:family="paragraph" style:parent-style-name="actreferredto">
      <style:paragraph-properties>
        <style:tab-stops/>
      </style:paragraph-properties>
    </style:style>
    <style:style style:name="P16" style:family="paragraph" style:parent-style-name="shorttitleenglish">
      <style:paragraph-properties text:number-lines="true" text:line-number="0"/>
    </style:style>
    <style:style style:name="P17" style:family="paragraph" style:parent-style-name="eu_5f_paragraph">
      <style:paragraph-properties fo:margin-left="1.111cm" fo:margin-right="0cm" fo:text-indent="-0.794cm" style:auto-text-indent="false">
        <style:tab-stops/>
      </style:paragraph-properties>
    </style:style>
    <style:style style:name="P18" style:family="paragraph" style:parent-style-name="eu_5f_paragraph">
      <style:paragraph-properties fo:margin-left="1.535cm" fo:margin-right="0cm" fo:text-indent="-1.058cm" style:auto-text-indent="false">
        <style:tab-stops/>
      </style:paragraph-properties>
    </style:style>
    <style:style style:name="P19" style:family="paragraph" style:parent-style-name="eu_5f_paragraph">
      <style:paragraph-properties fo:margin-left="1.27cm" fo:margin-right="0cm" fo:text-indent="-0.767cm" style:auto-text-indent="false">
        <style:tab-stops/>
      </style:paragraph-properties>
    </style:style>
    <style:style style:name="P20" style:family="paragraph" style:parent-style-name="eu_5f_paragraph">
      <style:paragraph-properties fo:margin-left="2.117cm" fo:margin-right="0cm" fo:text-indent="-0.767cm" style:auto-text-indent="false">
        <style:tab-stops>
          <style:tab-stop style:position="0.212cm"/>
          <style:tab-stop style:position="0.37cm"/>
          <style:tab-stop style:position="0.953cm"/>
        </style:tab-stops>
      </style:paragraph-properties>
    </style:style>
    <style:style style:name="P21" style:family="paragraph" style:parent-style-name="eu_5f_paragraph">
      <style:paragraph-properties fo:margin-left="1.508cm" fo:margin-right="0cm" fo:text-indent="-1.005cm" style:auto-text-indent="false">
        <style:tab-stops/>
      </style:paragraph-properties>
    </style:style>
    <style:style style:name="P22" style:family="paragraph" style:parent-style-name="eu_5f_paragraph">
      <style:paragraph-properties fo:margin-left="2.619cm" fo:margin-right="0cm" fo:text-indent="-1.005cm" style:auto-text-indent="false">
        <style:tab-stops/>
      </style:paragraph-properties>
    </style:style>
    <style:style style:name="P23" style:family="paragraph" style:parent-style-name="eu_5f_paragraph">
      <style:paragraph-properties fo:margin-left="1.535cm" fo:margin-right="0cm" fo:text-indent="-1.005cm" style:auto-text-indent="false">
        <style:tab-stops/>
      </style:paragraph-properties>
    </style:style>
    <style:style style:name="P24" style:family="paragraph" style:parent-style-name="eu_5f_paragraph">
      <style:paragraph-properties fo:margin-left="1.535cm" fo:margin-right="0cm" fo:text-indent="-1.032cm" style:auto-text-indent="false">
        <style:tab-stops/>
      </style:paragraph-properties>
    </style:style>
    <style:style style:name="P25" style:family="paragraph" style:parent-style-name="eu_5f_paragraph">
      <style:paragraph-properties fo:margin-left="1.482cm" fo:margin-right="0cm" fo:text-indent="-0.979cm" style:auto-text-indent="false">
        <style:tab-stops/>
      </style:paragraph-properties>
    </style:style>
    <style:style style:name="P26" style:family="paragraph" style:parent-style-name="eu_5f_paragraph">
      <style:paragraph-properties fo:margin-left="1.561cm" fo:margin-right="0cm" fo:text-indent="-1.058cm" style:auto-text-indent="false">
        <style:tab-stops/>
      </style:paragraph-properties>
    </style:style>
    <style:style style:name="P27" style:family="paragraph" style:parent-style-name="eu_5f_paragraph">
      <style:paragraph-properties fo:margin-left="2.514cm" fo:margin-right="0cm" fo:text-indent="-0.9cm" style:auto-text-indent="false">
        <style:tab-stops/>
      </style:paragraph-properties>
    </style:style>
    <style:style style:name="P28" style:family="paragraph" style:parent-style-name="eu_5f_paragraph">
      <style:paragraph-properties fo:margin-left="1.482cm" fo:margin-right="0cm" fo:text-indent="-0.926cm" style:auto-text-indent="false">
        <style:tab-stops/>
      </style:paragraph-properties>
    </style:style>
    <style:style style:name="P29" style:family="paragraph" style:parent-style-name="eu_5f_paragraph">
      <style:paragraph-properties fo:margin-left="1.508cm" fo:margin-right="0cm" fo:text-indent="-0.979cm" style:auto-text-indent="false">
        <style:tab-stops/>
      </style:paragraph-properties>
    </style:style>
    <style:style style:name="P30" style:family="paragraph" style:parent-style-name="eu_5f_paragraph">
      <style:paragraph-properties fo:margin-left="1.561cm" fo:margin-right="0cm" fo:text-indent="-1.032cm" style:auto-text-indent="false">
        <style:tab-stops/>
      </style:paragraph-properties>
    </style:style>
    <style:style style:name="P31" style:family="paragraph" style:parent-style-name="eu_5f_paragraph">
      <style:paragraph-properties fo:margin-left="2.487cm" fo:margin-right="0cm" fo:text-indent="-0.979cm" style:auto-text-indent="false">
        <style:tab-stops/>
      </style:paragraph-properties>
    </style:style>
    <style:style style:name="P32" style:family="paragraph" style:parent-style-name="eu_5f_paragraph">
      <style:paragraph-properties fo:margin-left="1.482cm" fo:margin-right="0cm" fo:text-indent="-1.005cm" style:auto-text-indent="false">
        <style:tab-stops/>
      </style:paragraph-properties>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center" style:justify-single-word="false"/>
    </style:style>
    <style:style style:name="P35" style:family="paragraph" style:parent-style-name="Text_20_body">
      <style:paragraph-properties fo:margin-top="0cm" fo:margin-bottom="0.353cm" fo:line-height="115%" fo:text-align="justify" style:justify-single-word="false"/>
    </style:style>
    <style:style style:name="P36" style:family="paragraph" style:parent-style-name="Text_20_body">
      <style:paragraph-properties fo:margin-top="0cm" fo:margin-bottom="0.353cm" fo:line-height="115%" fo:text-align="center" style:justify-single-word="false"/>
    </style:style>
    <style:style style:name="P37" style:family="paragraph" style:parent-style-name="centered">
      <style:paragraph-properties text:number-lines="false" text:line-number="0"/>
      <style:text-properties style:font-name="Times New Roman3" style:font-name-asian="Times New Roman3" style:font-name-complex="Times New Roman3"/>
    </style:style>
    <style:style style:name="P38" style:family="paragraph" style:parent-style-name="centered">
      <style:paragraph-properties text:number-lines="false" text:line-number="0"/>
      <style:text-properties style:font-name="Times New Roman3" fo:font-style="italic" style:font-name-asian="Times New Roman3" style:font-style-asian="italic" style:font-name-complex="Times New Roman3" style:font-style-complex="italic"/>
    </style:style>
    <style:style style:name="P39" style:family="paragraph" style:parent-style-name="Standard">
      <style:paragraph-properties text:number-lines="false" text:line-number="0"/>
    </style:style>
    <style:style style:name="P40" style:family="paragraph" style:parent-style-name="Standard">
      <style:paragraph-properties text:number-lines="false" text:line-number="0"/>
      <style:text-properties style:font-name="Times New Roman3" style:font-name-asian="Times New Roman3" style:font-name-complex="Times New Roman3"/>
    </style:style>
    <style:style style:name="P41" style:family="paragraph" style:parent-style-name="bill">
      <style:paragraph-properties text:number-lines="false" text:line-number="0"/>
    </style:style>
    <style:style style:name="P42" style:family="paragraph" style:parent-style-name="shorttitlebackpage">
      <style:paragraph-properties text:number-lines="false" text:line-number="0"/>
    </style:style>
    <style:style style:name="P43" style:family="paragraph" style:parent-style-name="hr2">
      <style:paragraph-properties text:number-lines="false" text:line-number="0"/>
    </style:style>
    <style:style style:name="P44" style:family="paragraph" style:parent-style-name="hr2">
      <style:paragraph-properties text:number-lines="false" text:line-number="0"/>
      <style:text-properties style:font-name="Times New Roman"/>
    </style:style>
    <style:style style:name="P45" style:family="paragraph" style:parent-style-name="hr2">
      <style:paragraph-properties text:number-lines="false" text:line-number="0"/>
      <style:text-properties style:font-name="Times New Roman3" style:font-name-asian="Times New Roman3" style:font-name-complex="Times New Roman3"/>
    </style:style>
    <style:style style:name="P46" style:family="paragraph" style:parent-style-name="asinitiated">
      <style:paragraph-properties text:number-lines="false" text:line-number="0"/>
    </style:style>
    <style:style style:name="P47" style:family="paragraph" style:parent-style-name="scheduletitle">
      <style:paragraph-properties fo:line-height="100%"/>
    </style:style>
    <style:style style:name="P48" style:family="paragraph" style:parent-style-name="eu_5f_paragraph">
      <style:paragraph-properties fo:text-align="center" style:justify-single-word="false"/>
    </style:style>
    <style:style style:name="P49" style:family="paragraph" style:parent-style-name="eu_5f_paragraph">
      <style:paragraph-properties fo:text-align="start" style:justify-single-word="false"/>
    </style:style>
    <style:style style:name="P50" style:family="paragraph" style:parent-style-name="backpageprovision_5f_no_5f_line_5f_numbering">
      <style:paragraph-properties fo:margin-top="0.199cm" fo:margin-bottom="0.499cm"/>
    </style:style>
    <style:style style:name="P51" style:family="paragraph" style:parent-style-name="Standard" style:master-page-name="frontcover">
      <style:paragraph-properties style:page-number="1"/>
    </style:style>
    <style:style style:name="P52" style:family="paragraph" style:parent-style-name="graphic" style:master-page-name="First_20_Page">
      <style:paragraph-properties style:page-number="1"/>
    </style:style>
    <style:style style:name="T1" style:family="text">
      <style:text-properties style:font-name="Times New Roman"/>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Times New Roman" style:font-name-asian="Times New Roman3" style:font-name-complex="Times New Roman3"/>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style="normal" style:font-style-asian="normal" style:font-style-complex="normal"/>
    </style:style>
    <style:style style:name="T9" style:family="text">
      <style:text-properties fo:language="en" fo:country="GB"/>
    </style:style>
    <style:style style:name="T10" style:family="text">
      <style:text-properties style:font-name="Times New Roman3"/>
    </style:style>
    <style:style style:name="T11" style:family="text">
      <style:text-properties style:font-name="Times New Roman3" style:font-name-asian="Times New Roman3" style:font-name-complex="Times New Roman3"/>
    </style:style>
    <style:style style:name="T12" style:family="text">
      <style:text-properties fo:color="#000000" style:font-name="Times New Roman4"/>
    </style:style>
    <style:style style:name="T13" style:family="text">
      <style:text-properties fo:color="#000000" style:font-name="Times New Roman4"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ge_no"/>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73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UM MAOIN CHULTÚRTHA A CHOIMIRCIÚ I gCÁS COINBHLEACHT ARMTHA (COINBHINSIÚN NA HÁIGE), 2016" text:name="GA_shorttitle"/>
        <text:user-field-decl office:value-type="string" office:string-value="Protection of Cultural Property in the event of Armed Conflict (Hague Convention) Bill 2016" text:name="EN_shorttitle"/>
        <text:user-field-decl office:value-type="string" office:string-value="Bill" text:name="STATUS"/>
        <text:user-field-decl office:value-type="string" office:string-value="As initiated" text:name="EN_DOC_STAGE"/>
        <text:user-field-decl office:value-type="string" office:string-value="Mar a tionscnaíodh" text:name="GA_DOC_STAGE"/>
        <text:user-field-decl office:value-type="string" office:string-value="EN_longtitle" text:name="EN_longtitle"/>
        <text:user-field-decl office:value-type="string" office:string-value="AN BILLE UM MAOIN CHULTÚRTHA A CHOIMIRCIÚ I gCÁS COINBHLEACHT ARMTHA (COINBHINSIÚN NA HÁIGE), 2016" text:name="GA_shorttitle_caps"/>
      </text:user-field-decls>
      <text:p text:style-name="P51"/>
      <text:p text:style-name="Standard"/>
      <text:p text:style-name="graphic_5f_frontpage"/>
      <text:p text:style-name="hr"/>
      <text:p text:style-name="shorttitleirish_5f_frontpage"><text:span text:style-name="bold_5f_noitalic_5f_nounderline"><text:span text:style-name="T1">An Bille um Maoin Chultúrtha a Choimirciú i gCás Coinbhleacht Armtha (Coinbhinsiún na Háige), 2016</text:span></text:span></text:p>
      <text:p text:style-name="shorttitleenglish_5f_frontpage"><text:span text:style-name="bold_5f_noitalic_5f_nounderline"><text:span text:style-name="T1">Protection of Cultural Property in the event of Armed Conflict (Hague Convention) Bill 2016</text:span></text:span></text:p>
      <text:p text:style-name="P8"/>
      <text:p text:style-name="asinitiated"><text:span text:style-name="bold_5f_noitalic_5f_nounderline"><text:span text:style-name="T2">Mar a tionscnaíodh</text:span></text:span></text:p>
      <text:p text:style-name="asinitiated"><text:span text:style-name="bold_5f_noitalic_5f_nounderline"><text:span text:style-name="T2">As initiated</text:span></text:span></text:p>
      <text:p text:style-name="hr"/>
      <text:p text:style-name="P52"/>
      <text:p text:style-name="P8"/>
      <text:p text:style-name="P9"><text:span text:style-name="bold_5f_noitalic_5f_nounderline"><text:span text:style-name="T1"><text:user-field-get text:name="GA_shorttitle_caps">AN BILLE UM MAOIN CHULTÚRTHA A CHOIMIRCIÚ I gCÁS COINBHLEACHT ARMTHA (COINBHINSIÚN NA HÁIGE), 2016</text:user-field-get></text:span></text:span></text:p>
      <text:p text:style-name="shorttitleenglish"><text:span text:style-name="bold_5f_noitalic_5f_nounderline"><text:span text:style-name="T1"><text:user-field-get text:name="EN_shorttitle">Protection of Cultural Property in the event of Armed Conflict (Hague Convention) Bill 2016</text:user-field-get></text:span></text:span></text:p>
      <text:p text:style-name="P8"/>
      <text:p text:style-name="P6"><text:span text:style-name="nobold_5f_italic_5f_nounderline"><text:span text:style-name="T1"><text:user-field-get text:name="GA_DOC_STAGE">Mar a tionscnaíodh</text:user-field-get></text:span></text:span></text:p>
      <text:p text:style-name="P10"><text:span text:style-name="nobold_5f_italic_5f_nounderline"><text:span text:style-name="T1"><text:user-field-get text:name="EN_DOC_STAGE">As initiated</text:user-field-get></text:span></text:span></text:p>
      <text:p text:style-name="P7"/>
      <text:p text:style-name="arrangementofsections">CONTENTS</text:p>
      <text:p text:style-name="arrangementofsections"/>
      <text:p text:style-name="P14">Section</text:p>
      <text:p text:style-name="tocsectionnumber">1. <text:s/><text:bookmark-ref text:reference-format="text" text:ref-name="toc_book_1">Definitions</text:bookmark-ref></text:p>
      <text:p text:style-name="tocsectionnumber">2. <text:s/><text:bookmark-ref text:reference-format="text" text:ref-name="toc_book_2">Offences</text:bookmark-ref></text:p>
      <text:p text:style-name="tocsectionnumber">3. <text:s/><text:bookmark-ref text:reference-format="text" text:ref-name="toc_book_3">Offences outside State</text:bookmark-ref></text:p>
      <text:p text:style-name="tocsectionnumber">4. <text:s/><text:bookmark-ref text:reference-format="text" text:ref-name="toc_book_4">Penalties</text:bookmark-ref></text:p>
      <text:p text:style-name="tocsectionnumber">5. <text:s/><text:bookmark-ref text:reference-format="text" text:ref-name="toc_book_5">Responsibility of military commanders and other superiors</text:bookmark-ref></text:p>
      <text:p text:style-name="tocsectionnumber">6. <text:s/><text:bookmark-ref text:reference-format="text" text:ref-name="toc_book_6">Defence of superior orders</text:bookmark-ref></text:p>
      <text:p text:style-name="tocsectionnumber">7. <text:s/><text:bookmark-ref text:reference-format="text" text:ref-name="toc_book_7">Double jeopardy</text:bookmark-ref></text:p>
      <text:p text:style-name="tocsectionnumber">8. <text:s/><text:bookmark-ref text:reference-format="text" text:ref-name="toc_book_8">Blue Shield emblem</text:bookmark-ref></text:p>
      <text:p text:style-name="tocsectionnumber">9. <text:s/><text:bookmark-ref text:reference-format="text" text:ref-name="toc_book_9">Amendment of Criminal Justice (Mutual Assistance) Act 2008 </text:bookmark-ref></text:p>
      <text:p text:style-name="tocsectionnumber">10. <text:s/><text:bookmark-ref text:reference-format="text" text:ref-name="toc_book_10">Amendment of Schedule to Criminal Procedure Act 2010 </text:bookmark-ref></text:p>
      <text:p text:style-name="tocsectionnumber">11. <text:s/><text:bookmark-ref text:reference-format="text" text:ref-name="toc_book_11">Short title and commencement</text:bookmark-ref></text:p>
      <text:p text:style-name="tocschedulenumber"><text:bookmark-ref text:reference-format="text" text:ref-name="toc_book_12">SCHEDULE 1</text:bookmark-ref></text:p>
      <text:p text:style-name="scheduletitle">Convention for the Protection of Cultural Property in the Event of Armed Conflict</text:p>
      <text:p text:style-name="tocschedulenumber"><text:bookmark-ref text:reference-format="text" text:ref-name="toc_book_13">SCHEDULE 2</text:bookmark-ref></text:p>
      <text:p text:style-name="P47">Second Protocol to the Hague Convention of 1954 for the Protection of Cultural Property</text:p>
      <text:p text:style-name="P47">in the Event of Armed Conflict</text:p>
      <text:alphabetical-index text:style-name="Sect1" text:protected="true" text:name="Alphabetical Index1">
        <text:alphabetical-index-source text:sort-algorithm="alphanumeric" fo:language="en" fo:country="IE">
          <text:index-title-template text:style-name="actsreferredto">Acts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11">Acts Referred to</text:p>
          </text:index-title>
          <text:p text:style-name="P15">Criminal Justice (Mutual Assistance) Act 2008 (No. 7)</text:p>
          <text:p text:style-name="P15">Criminal Procedure Act 2010 (No. 27)</text:p>
          <text:p text:style-name="P15">European Arrest Warrant Act 2003 (No. 45)</text:p>
          <text:p text:style-name="P15">Extradition Act 1965 (No. 17)</text:p>
        </text:index-body>
      </text:alphabetical-index>
      <text:p text:style-name="Standard"/>
      <text:p text:style-name="P12"/>
      <text:p text:style-name="hr"/>
      <text:p text:style-name="shorttitleirish"><text:hidden-text text:condition="ooow:" text:string-value="P5:L1" text:is-hidden="true"/><text:user-field-get text:name="GA_shorttitle">AN BILLE UM MAOIN CHULTÚRTHA A CHOIMIRCIÚ I gCÁS COINBHLEACHT ARMTHA (COINBHINSIÚN NA HÁIGE), 2016</text:user-field-get><text:hidden-text text:condition="ooow:" text:string-value="P5:L2" text:is-hidden="true"/></text:p>
      <text:p text:style-name="P16"><text:hidden-text text:condition="ooow:" text:string-value="P5:L3" text:is-hidden="true"/><text:user-field-get text:name="EN_shorttitle">Protection of Cultural Property in the event of Armed Conflict (Hague Convention) Bill 2016</text:user-field-get><text:hidden-text text:condition="ooow:" text:string-value="P5:L4" text:is-hidden="true"/></text:p>
      <text:p text:style-name="hr"/>
      <text:p text:style-name="bill"><text:hidden-text text:condition="ooow:" text:string-value="P5:L5" text:is-hidden="true"/><text:user-field-get text:name="STATUS">Bill</text:user-field-get></text:p>
      <text:p text:style-name="entitled"><text:hidden-text text:condition="ooow:" text:string-value="P5:L6" text:is-hidden="true"/>entitled</text:p>
      <text:p text:style-name="longtitle"><text:hidden-text text:condition="ooow:" text:string-value="P5:L7" text:is-hidden="true"/>An Act <text:span text:style-name="T12">to give effect to the Convention for the Protection of Cultural Property in the </text:span><text:span text:style-name="T12"><text:hidden-text text:condition="ooow:" text:string-value="P5:L8" text:is-hidden="true"/></text:span><text:span text:style-name="T12">Event of Armed Conflict, done at The Hague on 14 May 1954 and to the Protocol </text:span><text:span text:style-name="T12"><text:hidden-text text:condition="ooow:" text:string-value="P5:L9" text:is-hidden="true"/></text:span><text:span text:style-name="T12">thereto, done at The Hague on 26 March 1999 and for those purposes to provide for </text:span><text:span text:style-name="T12"><text:hidden-text text:condition="ooow:" text:string-value="P5:L10" text:is-hidden="true"/></text:span><text:span text:style-name="T12">offences relating to acts prohibited by that Protocol; and to provide for matters related </text:span><text:span text:style-name="T12"><text:hidden-text text:condition="ooow:" text:string-value="P5:L11" text:is-hidden="true"/></text:span><text:span text:style-name="T12">thereto</text:span>.</text:p>
      <text:p text:style-name="shouldernote"><text:hidden-text text:condition="ooow:" text:string-value="P5:L12" text:is-hidden="true"/><text:bookmark-start text:name="toc_book_1"/>Definitions<text:bookmark-end text:name="toc_book_1"/></text:p>
      <text:p text:style-name="section"><text:hidden-text text:condition="ooow:" text:string-value="P5:L13" text:is-hidden="true"/><text:reference-mark-start text:name="sectionnumber_1"/><text:span text:style-name="T4"><text:sequence text:ref-name="refsectionnumber0" text:name="sectionnumber" text:formula="ooow:sectionnumber+1" style:num-format="1">1</text:sequence></text:span><text:reference-mark-end text:name="sectionnumber_1"/><text:span text:style-name="T4">.</text:span><text:tab/>In this Act⁠—</text:p>
      <text:p text:style-name="section"><text:hidden-text text:condition="ooow:" text:string-value="P5:L14" text:is-hidden="true"/><text:tab/>“Convention” means the Convention for the Protection of Cultural Property in the Event <text:hidden-text text:condition="ooow:" text:string-value="P5:L15" text:is-hidden="true"/>of Armed Conflict, done at The Hague on 14 May 1954, the text of which is set out in <text:hidden-text text:condition="ooow:" text:string-value="P5:L16" text:is-hidden="true"/><text:span text:style-name="T5">Schedule </text:span><text:span text:style-name="T5"><text:reference-ref text:reference-format="text" text:ref-name="schedulenumber_1">1</text:reference-ref></text:span>;</text:p>
      <text:p text:style-name="section"><text:hidden-text text:condition="ooow:" text:string-value="P5:L17" text:is-hidden="true"/><text:tab/>“cultural property”, irrespective of origin or ownership, means⁠—</text:p>
      <text:p text:style-name="paragraph"><text:hidden-text text:condition="ooow:" text:string-value="P5:L18" text:is-hidden="true"/><text:tab/><text:reference-mark-start text:name="paragraphnumber_15"/>(<text:sequence text:ref-name="refparagraphnumber0" text:name="paragraphnumber" text:formula="ooow:1" style:num-format="a">a</text:sequence>)<text:reference-mark-end text:name="paragraphnumber_15"/><text:tab/>movable or immovable property of great importance to the cultural heritage of <text:hidden-text text:condition="ooow:" text:string-value="P5:L19" text:is-hidden="true"/>every people, including⁠—</text:p>
      <text:p text:style-name="subparagraph"><text:hidden-text text:condition="ooow:" text:string-value="P5:L20" text:is-hidden="true"/><text:tab/><text:reference-mark-start text:name="subparagraphnumber_5"/>(<text:sequence text:ref-name="refsubparagraphnumber0" text:name="subparagraphnumber" text:formula="ooow:1" style:num-format="i">i</text:sequence>)<text:reference-mark-end text:name="subparagraphnumber_5"/><text:tab/>monuments of architecture, art or history, whether religious or secular,</text:p>
      <text:p text:style-name="subparagraph"><text:hidden-text text:condition="ooow:" text:string-value="P5:L21" text:is-hidden="true"/><text:tab/><text:reference-mark-start text:name="subparagraphnumber_6"/>(<text:sequence text:ref-name="refsubparagraphnumber1" text:name="subparagraphnumber" text:formula="ooow:subparagraphnumber+1" style:num-format="i">ii</text:sequence>)<text:reference-mark-end text:name="subparagraphnumber_6"/><text:tab/>archaeological sites,</text:p>
      <text:p text:style-name="subparagraph"><text:hidden-text text:condition="ooow:" text:string-value="P5:L22" text:is-hidden="true"/><text:tab/><text:reference-mark-start text:name="subparagraphnumber_7"/>(<text:sequence text:ref-name="refsubparagraphnumber2" text:name="subparagraphnumber" text:formula="ooow:subparagraphnumber+1" style:num-format="i">iii</text:sequence>)<text:reference-mark-end text:name="subparagraphnumber_7"/><text:tab/>groups of buildings which, as a whole, are of historical or artistic interest,</text:p>
      <text:p text:style-name="subparagraph"><text:hidden-text text:condition="ooow:" text:string-value="P5:L23" text:is-hidden="true"/><text:tab/><text:reference-mark-start text:name="subparagraphnumber_8"/>(<text:sequence text:ref-name="refsubparagraphnumber3" text:name="subparagraphnumber" text:formula="ooow:subparagraphnumber+1" style:num-format="i">iv</text:sequence>)<text:reference-mark-end text:name="subparagraphnumber_8"/><text:tab/>works of art,</text:p>
      <text:p text:style-name="subparagraph"><text:hidden-text text:condition="ooow:" text:string-value="P5:L24" text:is-hidden="true"/><text:tab/><text:reference-mark-start text:name="subparagraphnumber_13"/>(<text:sequence text:ref-name="refsubparagraphnumber4" text:name="subparagraphnumber" text:formula="ooow:subparagraphnumber+1" style:num-format="i">v</text:sequence>)<text:reference-mark-end text:name="subparagraphnumber_13"/><text:tab/>manuscripts, books and other objects of artistic, historical or archaeological <text:hidden-text text:condition="ooow:" text:string-value="P5:L25" text:is-hidden="true"/>interest,</text:p>
      <text:p text:style-name="subparagraph"><text:hidden-text text:condition="ooow:" text:string-value="P5:L26" text:is-hidden="true"/><text:tab/><text:reference-mark-start text:name="subparagraphnumber_9"/>(<text:sequence text:ref-name="refsubparagraphnumber5" text:name="subparagraphnumber" text:formula="ooow:subparagraphnumber+1" style:num-format="i">vi</text:sequence>)<text:reference-mark-end text:name="subparagraphnumber_9"/><text:tab/>scientific collections and important collections of books or archives or of <text:hidden-text text:condition="ooow:" text:string-value="P5:L27" text:is-hidden="true"/>reproductions of the property defined above,</text:p>
      <text:p text:style-name="paragraph"><text:hidden-text text:condition="ooow:" text:string-value="P5:L28" text:is-hidden="true"/><text:tab/><text:reference-mark-start text:name="paragraphnumber_32"/>(<text:sequence text:ref-name="refparagraphnumber1" text:name="paragraphnumber" text:formula="ooow:paragraphnumber+1" style:num-format="a">b</text:sequence>)<text:reference-mark-end text:name="paragraphnumber_32"/><text:tab/>buildings whose main and effective purpose is to preserve or exhibit the movable <text:hidden-text text:condition="ooow:" text:string-value="P5:L29" text:is-hidden="true"/>cultural property referred to in <text:span text:style-name="T6">paragraph </text:span><text:span text:style-name="T6"><text:reference-ref text:reference-format="text" text:ref-name="paragraphnumber_15">(a)</text:reference-ref></text:span><text:span text:style-name="T8">, including⁠—</text:span></text:p>
      <text:p text:style-name="subparagraph"><text:hidden-text text:condition="ooow:" text:string-value="P5:L30" text:is-hidden="true"/><text:tab/><text:reference-mark-start text:name="subparagraphnumber_10"/>(<text:sequence text:ref-name="refsubparagraphnumber6" text:name="subparagraphnumber" text:formula="ooow:1" style:num-format="i">i</text:sequence>)<text:reference-mark-end text:name="subparagraphnumber_10"/><text:tab/>museums,</text:p>
      <text:p text:style-name="subparagraph"><text:hidden-text text:condition="ooow:" text:string-value="P5:L31" text:is-hidden="true"/><text:tab/><text:reference-mark-start text:name="subparagraphnumber_11"/>(<text:sequence text:ref-name="refsubparagraphnumber7" text:name="subparagraphnumber" text:formula="ooow:subparagraphnumber+1" style:num-format="i">ii</text:sequence>)<text:reference-mark-end text:name="subparagraphnumber_11"/><text:tab/>large libraries and depositories of archives, and</text:p>
      <text:p text:style-name="subparagraph"><text:soft-page-break/><text:hidden-text text:condition="ooow:" text:string-value="P6:L1" text:is-hidden="true"/><text:tab/><text:reference-mark-start text:name="subparagraphnumber_12"/>(<text:sequence text:ref-name="refsubparagraphnumber8" text:name="subparagraphnumber" text:formula="ooow:subparagraphnumber+1" style:num-format="i">iii</text:sequence>)<text:reference-mark-end text:name="subparagraphnumber_12"/><text:tab/>refuges intended to shelter, in the event of armed conflict, the movable <text:hidden-text text:condition="ooow:" text:string-value="P6:L2" text:is-hidden="true"/>cultural property referred to in<text:span text:style-name="T6"> paragraph </text:span><text:span text:style-name="T6"><text:reference-ref text:reference-format="text" text:ref-name="paragraphnumber_15">(a)</text:reference-ref></text:span><text:span text:style-name="T8">, </text:span></text:p>
      <text:p text:style-name="paragraph"><text:hidden-text text:condition="ooow:" text:string-value="P6:L3" text:is-hidden="true"/><text:span text:style-name="T8"><text:tab/></text:span>and</text:p>
      <text:p text:style-name="paragraph"><text:hidden-text text:condition="ooow:" text:string-value="P6:L4" text:is-hidden="true"/><text:tab/><text:reference-mark-start text:name="paragraphnumber_33"/>(<text:sequence text:ref-name="refparagraphnumber2" text:name="paragraphnumber" text:formula="ooow:paragraphnumber+1" style:num-format="a">c</text:sequence>)<text:reference-mark-end text:name="paragraphnumber_33"/><text:tab/>centres containing a large amount of cultural property as defined in <text:span text:style-name="T6">paragraphs</text:span> <text:hidden-text text:condition="ooow:" text:string-value="P6:L5" text:is-hidden="true"/><text:span text:style-name="T5"><text:reference-ref text:reference-format="text" text:ref-name="paragraphnumber_15">(a)</text:reference-ref></text:span> and<text:span text:style-name="T8"> </text:span><text:span text:style-name="T7"><text:reference-ref text:reference-format="text" text:ref-name="paragraphnumber_32">(b)</text:reference-ref></text:span>;</text:p>
      <text:p text:style-name="subsection"><text:hidden-text text:condition="ooow:" text:string-value="P6:L6" text:is-hidden="true"/><text:tab/><text:tab/>“cultural property under enhanced protection” means cultural property to which the <text:hidden-text text:condition="ooow:" text:string-value="P6:L7" text:is-hidden="true"/>status of enhanced protection has been granted in accordance with the system <text:hidden-text text:condition="ooow:" text:string-value="P6:L8" text:is-hidden="true"/>established by the Protocol;</text:p>
      <text:p text:style-name="subsection"><text:hidden-text text:condition="ooow:" text:string-value="P6:L9" text:is-hidden="true"/><text:tab/><text:tab/>“Minister”, other than in<text:span text:style-name="T6"> section </text:span><text:span text:style-name="T6"><text:reference-ref text:reference-format="text" text:ref-name="sectionnumber_8">8</text:reference-ref></text:span><text:span text:style-name="T8">,</text:span> means the Minister for Foreign Affairs and Trade;</text:p>
      <text:p text:style-name="subsection"><text:hidden-text text:condition="ooow:" text:string-value="P6:L10" text:is-hidden="true"/><text:tab/><text:tab/>“Protocol” means the Protocol to the Convention done at The Hague on 26 March <text:hidden-text text:condition="ooow:" text:string-value="P6:L11" text:is-hidden="true"/>1999, the text of which is set out in <text:span text:style-name="T6">Schedule </text:span><text:span text:style-name="T6"><text:reference-ref text:reference-format="text" text:ref-name="schedulenumber_2">2</text:reference-ref></text:span>.</text:p>
      <text:p text:style-name="shouldernote"><text:hidden-text text:condition="ooow:" text:string-value="P6:L12" text:is-hidden="true"/><text:bookmark-start text:name="toc_book_2"/>Offences<text:bookmark-end text:name="toc_book_2"/></text:p>
      <text:p text:style-name="subsection"><text:hidden-text text:condition="ooow:" text:string-value="P6:L13" text:is-hidden="true"/><text:reference-mark-start text:name="sectionnumber_2"/><text:span text:style-name="T4"><text:sequence text:ref-name="refsectionnumber1" text:name="sectionnumber" text:formula="ooow:sectionnumber+1" style:num-format="1">2</text:sequence></text:span><text:reference-mark-end text:name="sectionnumber_2"/><text:span text:style-name="T4">.</text:span><text:tab/><text:reference-mark-start text:name="subsectionnumber_1"/>(<text:sequence text:ref-name="refsubsectionnumber0" text:name="subsectionnumber" style:num-format="1">1</text:sequence>)<text:reference-mark-end text:name="subsectionnumber_1"/><text:tab/>A person who, during an armed conflict⁠—</text:p>
      <text:p text:style-name="paragraph"><text:hidden-text text:condition="ooow:" text:string-value="P6:L14" text:is-hidden="true"/><text:tab/><text:reference-mark-start text:name="paragraphnumber_1"/>(<text:sequence text:ref-name="refparagraphnumber3" text:name="paragraphnumber" text:formula="ooow:1" style:num-format="a">a</text:sequence>)<text:reference-mark-end text:name="paragraphnumber_1"/><text:tab/>attacks cultural property under enhanced protection,</text:p>
      <text:p text:style-name="paragraph"><text:hidden-text text:condition="ooow:" text:string-value="P6:L15" text:is-hidden="true"/><text:tab/><text:reference-mark-start text:name="paragraphnumber_2"/>(<text:sequence text:ref-name="refparagraphnumber4" text:name="paragraphnumber" text:formula="ooow:paragraphnumber+1" style:num-format="a">b</text:sequence>)<text:reference-mark-end text:name="paragraphnumber_2"/><text:tab/>uses cultural property under enhanced protection or the area immediately <text:hidden-text text:condition="ooow:" text:string-value="P6:L16" text:is-hidden="true"/>surrounding such property in support of military action,</text:p>
      <text:p text:style-name="paragraph"><text:hidden-text text:condition="ooow:" text:string-value="P6:L17" text:is-hidden="true"/><text:tab/><text:reference-mark-start text:name="paragraphnumber_3"/>(<text:sequence text:ref-name="refparagraphnumber5" text:name="paragraphnumber" text:formula="ooow:paragraphnumber+1" style:num-format="a">c</text:sequence>)<text:reference-mark-end text:name="paragraphnumber_3"/><text:tab/>extensively destroys or appropriates cultural property,</text:p>
      <text:p text:style-name="paragraph"><text:hidden-text text:condition="ooow:" text:string-value="P6:L18" text:is-hidden="true"/><text:tab/><text:reference-mark-start text:name="paragraphnumber_4"/>(<text:sequence text:ref-name="refparagraphnumber6" text:name="paragraphnumber" text:formula="ooow:paragraphnumber+1" style:num-format="a">d</text:sequence>)<text:reference-mark-end text:name="paragraphnumber_4"/><text:tab/>attacks cultural property, or</text:p>
      <text:p text:style-name="paragraph"><text:hidden-text text:condition="ooow:" text:string-value="P6:L19" text:is-hidden="true"/><text:tab/><text:reference-mark-start text:name="paragraphnumber_5"/>(<text:sequence text:ref-name="refparagraphnumber7" text:name="paragraphnumber" text:formula="ooow:paragraphnumber+1" style:num-format="a">e</text:sequence>)<text:reference-mark-end text:name="paragraphnumber_5"/><text:tab/>steals, pillages, misappropriates or vandalises cultural property,</text:p>
      <text:p text:style-name="subsection"><text:hidden-text text:condition="ooow:" text:string-value="P6:L20" text:is-hidden="true"/><text:tab/><text:tab/>commits an offence.</text:p>
      <text:p text:style-name="subsection"><text:hidden-text text:condition="ooow:" text:string-value="P6:L21" text:is-hidden="true"/><text:tab/><text:reference-mark-start text:name="subsectionnumber_4"/>(<text:sequence text:ref-name="refsubsectionnumber1" text:name="subsectionnumber" text:formula="ooow:subsectionnumber+1" style:num-format="1">2</text:sequence>)<text:reference-mark-end text:name="subsectionnumber_4"/><text:tab/>A person charged with an offence under <text:span text:style-name="T6">paragraph </text:span><text:span text:style-name="T6"><text:reference-ref text:reference-format="text" text:ref-name="paragraphnumber_1">(a)</text:reference-ref></text:span><text:span text:style-name="T8">,</text:span> <text:span text:style-name="T5"><text:reference-ref text:reference-format="text" text:ref-name="paragraphnumber_2">(b)</text:reference-ref></text:span> or <text:span text:style-name="T5"><text:reference-ref text:reference-format="text" text:ref-name="paragraphnumber_3">(c)</text:reference-ref></text:span> of <text:span text:style-name="T6">subsection </text:span><text:span text:style-name="T6"><text:reference-ref text:reference-format="text" text:ref-name="subsectionnumber_1">(1)</text:reference-ref></text:span> <text:hidden-text text:condition="ooow:" text:string-value="P6:L22" text:is-hidden="true"/>shall be tried by the Central Criminal Court.</text:p>
      <text:p text:style-name="subsection"><text:hidden-text text:condition="ooow:" text:string-value="P6:L23" text:is-hidden="true"/><text:tab/><text:reference-mark-start text:name="subsectionnumber_5"/>(<text:sequence text:ref-name="refsubsectionnumber2" text:name="subsectionnumber" text:formula="ooow:subsectionnumber+1" style:num-format="1">3</text:sequence>)<text:reference-mark-end text:name="subsectionnumber_5"/><text:tab/>Where a person is charged with an offence under this section, no further proceedings <text:hidden-text text:condition="ooow:" text:string-value="P6:L24" text:is-hidden="true"/>in the matter (other than any remand in custody or on bail) may be taken except by, or <text:hidden-text text:condition="ooow:" text:string-value="P6:L25" text:is-hidden="true"/>with the consent of, the Director of Public Prosecutions.</text:p>
      <text:p text:style-name="shouldernote"><text:hidden-text text:condition="ooow:" text:string-value="P6:L26" text:is-hidden="true"/><text:bookmark-start text:name="toc_book_3"/>Offences outside State<text:bookmark-end text:name="toc_book_3"/></text:p>
      <text:p text:style-name="subsection"><text:hidden-text text:condition="ooow:" text:string-value="P6:L27" text:is-hidden="true"/><text:reference-mark-start text:name="sectionnumber_3"/><text:span text:style-name="T4"><text:sequence text:ref-name="refsectionnumber2" text:name="sectionnumber" text:formula="ooow:sectionnumber+1" style:num-format="1">3</text:sequence></text:span><text:reference-mark-end text:name="sectionnumber_3"/><text:span text:style-name="T4">.</text:span><text:tab/><text:reference-mark-start text:name="subsectionnumber_6"/>(<text:sequence text:ref-name="refsubsectionnumber3" text:name="subsectionnumber" style:num-format="1">1</text:sequence>)<text:reference-mark-end text:name="subsectionnumber_6"/><text:tab/>A person who, in a place outside the State, engages in conduct that would, if the <text:hidden-text text:condition="ooow:" text:string-value="P6:L28" text:is-hidden="true"/>conduct occurred in the State, constitute an offence under <text:span text:style-name="T6">paragraph </text:span><text:span text:style-name="T6"><text:reference-ref text:reference-format="text" text:ref-name="paragraphnumber_1">(a)</text:reference-ref></text:span><text:span text:style-name="T8">,</text:span><text:span text:style-name="T6"> </text:span><text:span text:style-name="T6"><text:reference-ref text:reference-format="text" text:ref-name="paragraphnumber_2">(b)</text:reference-ref></text:span><text:span text:style-name="T6"> </text:span><text:span text:style-name="T8">or</text:span><text:span text:style-name="T6"> </text:span><text:span text:style-name="T6"><text:reference-ref text:reference-format="text" text:ref-name="paragraphnumber_3">(c)</text:reference-ref></text:span><text:span text:style-name="T8"> of </text:span><text:span text:style-name="T8"><text:hidden-text text:condition="ooow:" text:string-value="P6:L29" text:is-hidden="true"/></text:span><text:span text:style-name="T6">section </text:span><text:span text:style-name="T6"><text:reference-ref text:reference-format="text" text:ref-name="sectionnumber_2">2</text:reference-ref></text:span><text:span text:style-name="T6"><text:reference-ref text:reference-format="text" text:ref-name="subsectionnumber_1">(1)</text:reference-ref></text:span>, commits an offence.</text:p>
      <text:p text:style-name="subsection"><text:hidden-text text:condition="ooow:" text:string-value="P6:L30" text:is-hidden="true"/><text:tab/><text:reference-mark-start text:name="subsectionnumber_7"/>(<text:sequence text:ref-name="refsubsectionnumber4" text:name="subsectionnumber" text:formula="ooow:subsectionnumber+1" style:num-format="1">2</text:sequence>)<text:reference-mark-end text:name="subsectionnumber_7"/><text:tab/>An Irish citizen, a member of the Defence Forces or a person ordinarily resident in the <text:hidden-text text:condition="ooow:" text:string-value="P6:L31" text:is-hidden="true"/>State, who, in a place outside the State, engages in conduct that would, if the conduct <text:hidden-text text:condition="ooow:" text:string-value="P6:L32" text:is-hidden="true"/>occurred in the State, constitute an offence under <text:span text:style-name="T6">paragraphs </text:span><text:span text:style-name="T6"><text:reference-ref text:reference-format="text" text:ref-name="paragraphnumber_4">(d)</text:reference-ref></text:span> or<text:span text:style-name="T6"> </text:span><text:span text:style-name="T6"><text:reference-ref text:reference-format="text" text:ref-name="paragraphnumber_5">(e)</text:reference-ref></text:span><text:span text:style-name="T6"> </text:span>of<text:span text:style-name="T6"> section </text:span><text:span text:style-name="T6"><text:reference-ref text:reference-format="text" text:ref-name="sectionnumber_2">2</text:reference-ref></text:span><text:span text:style-name="T6"><text:reference-ref text:reference-format="text" text:ref-name="subsectionnumber_1">(1)</text:reference-ref></text:span> <text:s/><text:hidden-text text:condition="ooow:" text:string-value="P6:L33" text:is-hidden="true"/>commits an offence.</text:p>
      <text:p text:style-name="subsection"><text:hidden-text text:condition="ooow:" text:string-value="P6:L34" text:is-hidden="true"/><text:tab/><text:reference-mark-start text:name="subsectionnumber_2"/>(<text:sequence text:ref-name="refsubsectionnumber5" text:name="subsectionnumber" text:formula="ooow:subsectionnumber+1" style:num-format="1">3</text:sequence>)<text:reference-mark-end text:name="subsectionnumber_2"/><text:tab/>A person who is⁠—</text:p>
      <text:p text:style-name="paragraph"><text:hidden-text text:condition="ooow:" text:string-value="P6:L35" text:is-hidden="true"/><text:tab/><text:reference-mark-start text:name="paragraphnumber_27"/>(<text:sequence text:ref-name="refparagraphnumber8" text:name="paragraphnumber" text:formula="ooow:1" style:num-format="a">a</text:sequence>)<text:reference-mark-end text:name="paragraphnumber_27"/><text:tab/>an Irish citizen,</text:p>
      <text:p text:style-name="paragraph"><text:hidden-text text:condition="ooow:" text:string-value="P6:L36" text:is-hidden="true"/><text:tab/><text:reference-mark-start text:name="paragraphnumber_28"/>(<text:sequence text:ref-name="refparagraphnumber9" text:name="paragraphnumber" text:formula="ooow:paragraphnumber+1" style:num-format="a">b</text:sequence>)<text:reference-mark-end text:name="paragraphnumber_28"/><text:tab/>a member of the Defence Forces, or</text:p>
      <text:p text:style-name="paragraph"><text:soft-page-break/><text:hidden-text text:condition="ooow:" text:string-value="P7:L1" text:is-hidden="true"/><text:tab/><text:reference-mark-start text:name="paragraphnumber_29"/>(<text:sequence text:ref-name="refparagraphnumber10" text:name="paragraphnumber" text:formula="ooow:paragraphnumber+1" style:num-format="a">c</text:sequence>)<text:reference-mark-end text:name="paragraphnumber_29"/><text:tab/>ordinarily resident in the State,</text:p>
      <text:p text:style-name="subsection"><text:hidden-text text:condition="ooow:" text:string-value="P7:L2" text:is-hidden="true"/><text:tab/><text:tab/>who exports or otherwise removes cultural property from an occupied territory of a <text:hidden-text text:condition="ooow:" text:string-value="P7:L3" text:is-hidden="true"/>State Party to the Protocol commits an offence.</text:p>
      <text:p text:style-name="subsection"><text:hidden-text text:condition="ooow:" text:string-value="P7:L4" text:is-hidden="true"/><text:tab/><text:reference-mark-start text:name="subsectionnumber_3"/>(<text:sequence text:ref-name="refsubsectionnumber6" text:name="subsectionnumber" text:formula="ooow:subsectionnumber+1" style:num-format="1">4</text:sequence>)<text:reference-mark-end text:name="subsectionnumber_3"/><text:tab/>It shall be a defence in proceedings for an offence under<text:span text:style-name="T6"> subsection </text:span><text:span text:style-name="T6"><text:reference-ref text:reference-format="text" text:ref-name="subsectionnumber_2">(3)</text:reference-ref></text:span> for the person <text:hidden-text text:condition="ooow:" text:string-value="P7:L5" text:is-hidden="true"/>charged with the offence to prove that⁠—</text:p>
      <text:p text:style-name="paragraph"><text:hidden-text text:condition="ooow:" text:string-value="P7:L6" text:is-hidden="true"/><text:tab/><text:reference-mark-start text:name="paragraphnumber_30"/>(<text:sequence text:ref-name="refparagraphnumber11" text:name="paragraphnumber" text:formula="ooow:1" style:num-format="a">a</text:sequence>)<text:reference-mark-end text:name="paragraphnumber_30"/><text:tab/>the export or removal of the property concerned was in accordance with the law <text:hidden-text text:condition="ooow:" text:string-value="P7:L7" text:is-hidden="true"/>of that State Party, or</text:p>
      <text:p text:style-name="paragraph"><text:hidden-text text:condition="ooow:" text:string-value="P7:L8" text:is-hidden="true"/><text:tab/><text:reference-mark-start text:name="paragraphnumber_31"/>(<text:sequence text:ref-name="refparagraphnumber12" text:name="paragraphnumber" text:formula="ooow:paragraphnumber+1" style:num-format="a">b</text:sequence>)<text:reference-mark-end text:name="paragraphnumber_31"/><text:tab/>he or she reasonably believed that such export or removal of the property <text:hidden-text text:condition="ooow:" text:string-value="P7:L9" text:is-hidden="true"/>concerned was necessary for the protection or preservation of that property.</text:p>
      <text:p text:style-name="subsection"><text:hidden-text text:condition="ooow:" text:string-value="P7:L10" text:is-hidden="true"/><text:tab/><text:reference-mark-start text:name="subsectionnumber_8"/>(<text:sequence text:ref-name="refsubsectionnumber7" text:name="subsectionnumber" text:formula="ooow:subsectionnumber+1" style:num-format="1">5</text:sequence>)<text:reference-mark-end text:name="subsectionnumber_8"/><text:tab/>The Director of Public Prosecutions may take proceedings for an offence under <text:hidden-text text:condition="ooow:" text:string-value="P7:L11" text:is-hidden="true"/><text:span text:style-name="T6">subsection </text:span><text:span text:style-name="T6"><text:reference-ref text:reference-format="text" text:ref-name="subsectionnumber_6">(1)</text:reference-ref></text:span> if satisfied that⁠—</text:p>
      <text:p text:style-name="paragraph"><text:hidden-text text:condition="ooow:" text:string-value="P7:L12" text:is-hidden="true"/><text:tab/><text:reference-mark-start text:name="paragraphnumber_6"/>(<text:sequence text:ref-name="refparagraphnumber13" text:name="paragraphnumber" text:formula="ooow:1" style:num-format="a">a</text:sequence>)<text:reference-mark-end text:name="paragraphnumber_6"/><text:tab/>a request for a person’s surrender for the purpose of trying him or her for an <text:hidden-text text:condition="ooow:" text:string-value="P7:L13" text:is-hidden="true"/>offence under <text:span text:style-name="T6">subsection </text:span><text:span text:style-name="T6"><text:reference-ref text:reference-format="text" text:ref-name="subsectionnumber_6">(1)</text:reference-ref></text:span> has been made by a State in relation to which Part II <text:hidden-text text:condition="ooow:" text:string-value="P7:L14" text:is-hidden="true"/>of the <text:alphabetical-index-mark text:string-value="Extradition Act 1965 (No. 17)"/><text:a xlink:type="simple" xlink:href="http://www.irishstatutebook.ie/1965/en/act/pub/0017/index.html">Extradition Act 1965</text:a> applies, and that request has been finally refused <text:hidden-text text:condition="ooow:" text:string-value="P7:L15" text:is-hidden="true"/>(whether as a result of a decision of a court or otherwise),</text:p>
      <text:p text:style-name="paragraph"><text:hidden-text text:condition="ooow:" text:string-value="P7:L16" text:is-hidden="true"/><text:tab/><text:reference-mark-start text:name="paragraphnumber_7"/>(<text:sequence text:ref-name="refparagraphnumber14" text:name="paragraphnumber" text:formula="ooow:paragraphnumber+1" style:num-format="a">b</text:sequence>)<text:reference-mark-end text:name="paragraphnumber_7"/><text:tab/>a European arrest warrant has been received from an issuing State for the purpose <text:hidden-text text:condition="ooow:" text:string-value="P7:L17" text:is-hidden="true"/>of bringing proceedings against the person for an offence in respect of that <text:hidden-text text:condition="ooow:" text:string-value="P7:L18" text:is-hidden="true"/>conduct, and a final determination has been made that the European arrest <text:hidden-text text:condition="ooow:" text:string-value="P7:L19" text:is-hidden="true"/>warrant should not be endorsed for execution in the State under the <text:alphabetical-index-mark text:string-value="European Arrest Warrant Act 2003 (No. 45)"/><text:a xlink:type="simple" xlink:href="http://www.irishstatutebook.ie/2003/en/act/pub/0045/index.html"><text:span text:style-name="T9">European </text:span></text:a><text:a xlink:type="simple" xlink:href="http://www.irishstatutebook.ie/2003/en/act/pub/0045/index.html"><text:span text:style-name="T9"><text:hidden-text text:condition="ooow:" text:string-value="P7:L20" text:is-hidden="true"/></text:span></text:a><text:a xlink:type="simple" xlink:href="http://www.irishstatutebook.ie/2003/en/act/pub/0045/index.html"><text:span text:style-name="T9">Arrest Warrant Act 2003</text:span></text:a><text:span text:style-name="T9"> </text:span>or that the person should not be surrendered to the <text:hidden-text text:condition="ooow:" text:string-value="P7:L21" text:is-hidden="true"/>issuing State concerned, or</text:p>
      <text:p text:style-name="paragraph"><text:hidden-text text:condition="ooow:" text:string-value="P7:L22" text:is-hidden="true"/><text:tab/><text:reference-mark-start text:name="paragraphnumber_8"/>(<text:sequence text:ref-name="refparagraphnumber15" text:name="paragraphnumber" text:formula="ooow:paragraphnumber+1" style:num-format="a">c</text:sequence>)<text:reference-mark-end text:name="paragraphnumber_8"/><text:tab/>because of special circumstances, including the likelihood of a refusal referred to <text:hidden-text text:condition="ooow:" text:string-value="P7:L23" text:is-hidden="true"/>in<text:span text:style-name="T6"> paragraph </text:span><text:span text:style-name="T6"><text:reference-ref text:reference-format="text" text:ref-name="paragraphnumber_6">(a)</text:reference-ref></text:span> or a determination referred to in <text:span text:style-name="T6">paragraph </text:span><text:span text:style-name="T6"><text:reference-ref text:reference-format="text" text:ref-name="paragraphnumber_7">(b)</text:reference-ref></text:span>, it is expedient <text:hidden-text text:condition="ooow:" text:string-value="P7:L24" text:is-hidden="true"/>that proceedings be taken against the person for an offence under<text:span text:style-name="T6"> subsection </text:span><text:span text:style-name="T6"><text:reference-ref text:reference-format="text" text:ref-name="subsectionnumber_6">(1)</text:reference-ref></text:span>.</text:p>
      <text:p text:style-name="subsection"><text:hidden-text text:condition="ooow:" text:string-value="P7:L25" text:is-hidden="true"/><text:tab/><text:reference-mark-start text:name="subsectionnumber_9"/>(<text:sequence text:ref-name="refsubsectionnumber8" text:name="subsectionnumber" text:formula="ooow:subsectionnumber+1" style:num-format="1">6</text:sequence>)<text:reference-mark-end text:name="subsectionnumber_9"/><text:tab/>A person charged with an offence under<text:span text:style-name="T6"> subsection </text:span><text:span text:style-name="T6"><text:reference-ref text:reference-format="text" text:ref-name="subsectionnumber_6">(1)</text:reference-ref></text:span> shall be tried by the Central <text:hidden-text text:condition="ooow:" text:string-value="P7:L26" text:is-hidden="true"/>Criminal Court.</text:p>
      <text:p text:style-name="subsection"><text:hidden-text text:condition="ooow:" text:string-value="P7:L27" text:is-hidden="true"/><text:tab/><text:reference-mark-start text:name="subsectionnumber_23"/>(<text:sequence text:ref-name="refsubsectionnumber9" text:name="subsectionnumber" text:formula="ooow:subsectionnumber+1" style:num-format="1">7</text:sequence>)<text:reference-mark-end text:name="subsectionnumber_23"/><text:tab/>Proceedings for an offence under <text:span text:style-name="T6">subsection </text:span><text:span text:style-name="T6"><text:reference-ref text:reference-format="text" text:ref-name="subsectionnumber_7">(2)</text:reference-ref></text:span> may be taken in any place in the State <text:hidden-text text:condition="ooow:" text:string-value="P7:L28" text:is-hidden="true"/>and the offence may for all incidental purposes be treated as having been committed <text:hidden-text text:condition="ooow:" text:string-value="P7:L29" text:is-hidden="true"/>in that place.</text:p>
      <text:p text:style-name="subsection"><text:hidden-text text:condition="ooow:" text:string-value="P7:L30" text:is-hidden="true"/><text:tab/><text:reference-mark-start text:name="subsectionnumber_10"/>(<text:sequence text:ref-name="refsubsectionnumber10" text:name="subsectionnumber" text:formula="ooow:subsectionnumber+1" style:num-format="1">8</text:sequence>)<text:reference-mark-end text:name="subsectionnumber_10"/><text:tab/>Where a person is charged with an offence under this section no further proceedings <text:hidden-text text:condition="ooow:" text:string-value="P7:L31" text:is-hidden="true"/>in the matter (other than a remand in custody or on bail) may be taken except by, or <text:hidden-text text:condition="ooow:" text:string-value="P7:L32" text:is-hidden="true"/>with the consent of, the Director of Public Prosecutions.</text:p>
      <text:p text:style-name="shouldernote"><text:hidden-text text:condition="ooow:" text:string-value="P7:L33" text:is-hidden="true"/><text:bookmark-start text:name="toc_book_4"/>Penalties<text:bookmark-end text:name="toc_book_4"/></text:p>
      <text:p text:style-name="subsection"><text:hidden-text text:condition="ooow:" text:string-value="P7:L34" text:is-hidden="true"/><text:reference-mark-start text:name="sectionnumber_4"/><text:span text:style-name="T4"><text:sequence text:ref-name="refsectionnumber3" text:name="sectionnumber" text:formula="ooow:sectionnumber+1" style:num-format="1">4</text:sequence></text:span><text:reference-mark-end text:name="sectionnumber_4"/><text:span text:style-name="T4">.</text:span><text:tab/><text:reference-mark-start text:name="subsectionnumber_24"/>(<text:sequence text:ref-name="refsubsectionnumber11" text:name="subsectionnumber" style:num-format="1">1</text:sequence>)<text:reference-mark-end text:name="subsectionnumber_24"/><text:tab/><text:span text:style-name="T8">A person guilty of an offence (other than an offence under </text:span><text:span text:style-name="T6">paragraph </text:span><text:span text:style-name="T6"><text:reference-ref text:reference-format="text" text:ref-name="paragraphnumber_1">(a)</text:reference-ref></text:span><text:span text:style-name="T8">, </text:span><text:span text:style-name="T7"><text:reference-ref text:reference-format="text" text:ref-name="paragraphnumber_2">(b)</text:reference-ref></text:span><text:span text:style-name="T8"> or </text:span><text:span text:style-name="T7"><text:reference-ref text:reference-format="text" text:ref-name="paragraphnumber_3">(c)</text:reference-ref></text:span><text:span text:style-name="T8"> of </text:span><text:span text:style-name="T8"><text:hidden-text text:condition="ooow:" text:string-value="P7:L35" text:is-hidden="true"/></text:span><text:span text:style-name="T7">section </text:span><text:span text:style-name="T7"><text:reference-ref text:reference-format="text" text:ref-name="sectionnumber_2">2</text:reference-ref></text:span><text:span text:style-name="T7"><text:reference-ref text:reference-format="text" text:ref-name="subsectionnumber_1">(1)</text:reference-ref></text:span><text:span text:style-name="T8"> or under</text:span><text:span text:style-name="T6"> section </text:span><text:span text:style-name="T6"><text:reference-ref text:reference-format="text" text:ref-name="sectionnumber_3">3</text:reference-ref></text:span><text:span text:style-name="T6"><text:reference-ref text:reference-format="text" text:ref-name="subsectionnumber_6">(1)</text:reference-ref></text:span><text:span text:style-name="T8">)</text:span><text:span text:style-name="T6"> </text:span>under this Act shall be liable⁠—</text:p>
      <text:p text:style-name="paragraph"><text:hidden-text text:condition="ooow:" text:string-value="P7:L36" text:is-hidden="true"/><text:tab/><text:reference-mark-start text:name="paragraphnumber_9"/>(<text:sequence text:ref-name="refparagraphnumber16" text:name="paragraphnumber" text:formula="ooow:1" style:num-format="a">a</text:sequence>)<text:reference-mark-end text:name="paragraphnumber_9"/><text:tab/>on summary conviction, to a class A fine or imprisonment for a term not <text:hidden-text text:condition="ooow:" text:string-value="P7:L37" text:is-hidden="true"/>exceeding 12 months or both, or</text:p>
      <text:p text:style-name="paragraph"><text:hidden-text text:condition="ooow:" text:string-value="P7:L38" text:is-hidden="true"/><text:tab/><text:reference-mark-start text:name="paragraphnumber_10"/>(<text:sequence text:ref-name="refparagraphnumber17" text:name="paragraphnumber" text:formula="ooow:paragraphnumber+1" style:num-format="a">b</text:sequence>)<text:reference-mark-end text:name="paragraphnumber_10"/><text:tab/>on conviction on indictment, to a fine or imprisonment for a term not exceeding <text:hidden-text text:condition="ooow:" text:string-value="P7:L39" text:is-hidden="true"/>30 years or both.</text:p>
      <text:p text:style-name="subsection"><text:hidden-text text:condition="ooow:" text:string-value="P7:L40" text:is-hidden="true"/><text:tab/><text:reference-mark-start text:name="subsectionnumber_25"/>(<text:sequence text:ref-name="refsubsectionnumber12" text:name="subsectionnumber" text:formula="ooow:subsectionnumber+1" style:num-format="1">2</text:sequence>)<text:reference-mark-end text:name="subsectionnumber_25"/><text:tab/>A person guilty of an offence under <text:span text:style-name="T6">paragraph </text:span><text:span text:style-name="T6"><text:reference-ref text:reference-format="text" text:ref-name="paragraphnumber_1">(a)</text:reference-ref></text:span><text:span text:style-name="T8">, </text:span><text:span text:style-name="T7"><text:reference-ref text:reference-format="text" text:ref-name="paragraphnumber_2">(b)</text:reference-ref></text:span><text:span text:style-name="T8"> or </text:span><text:span text:style-name="T7"><text:reference-ref text:reference-format="text" text:ref-name="paragraphnumber_3">(c)</text:reference-ref></text:span><text:span text:style-name="T8"> of </text:span><text:span text:style-name="T7">section </text:span><text:span text:style-name="T7"><text:reference-ref text:reference-format="text" text:ref-name="sectionnumber_2">2</text:reference-ref></text:span><text:span text:style-name="T7"><text:reference-ref text:reference-format="text" text:ref-name="subsectionnumber_1">(1)</text:reference-ref></text:span><text:span text:style-name="T8"> or under</text:span><text:span text:style-name="T6"> </text:span><text:soft-page-break/><text:span text:style-name="T6"><text:hidden-text text:condition="ooow:" text:string-value="P8:L1" text:is-hidden="true"/></text:span><text:span text:style-name="T6">section </text:span><text:span text:style-name="T6"><text:reference-ref text:reference-format="text" text:ref-name="sectionnumber_3">3</text:reference-ref></text:span><text:span text:style-name="T6"><text:reference-ref text:reference-format="text" text:ref-name="subsectionnumber_6">(1)</text:reference-ref></text:span><text:span text:style-name="T8"> shall be liable on conviction on indictment to a fine or imprisonment for a </text:span><text:span text:style-name="T8"><text:hidden-text text:condition="ooow:" text:string-value="P8:L2" text:is-hidden="true"/></text:span><text:span text:style-name="T8">term not exceeding 30 years or both.</text:span></text:p>
      <text:p text:style-name="shouldernote"><text:hidden-text text:condition="ooow:" text:string-value="P8:L3" text:is-hidden="true"/><text:bookmark-start text:name="toc_book_5"/>Responsibility of military commanders and other superiors<text:bookmark-end text:name="toc_book_5"/></text:p>
      <text:p text:style-name="subsection"><text:hidden-text text:condition="ooow:" text:string-value="P8:L4" text:is-hidden="true"/><text:reference-mark-start text:name="sectionnumber_5"/><text:span text:style-name="T4"><text:sequence text:ref-name="refsectionnumber4" text:name="sectionnumber" text:formula="ooow:sectionnumber+1" style:num-format="1">5</text:sequence></text:span><text:reference-mark-end text:name="sectionnumber_5"/><text:span text:style-name="T4">.</text:span><text:tab/><text:reference-mark-start text:name="subsectionnumber_11"/>(<text:sequence text:ref-name="refsubsectionnumber13" text:name="subsectionnumber" style:num-format="1">1</text:sequence>)<text:reference-mark-end text:name="subsectionnumber_11"/><text:tab/>Where a member of a force who is under the effective command and control of a <text:hidden-text text:condition="ooow:" text:string-value="P8:L5" text:is-hidden="true"/>military commander commits an offence under <text:span text:style-name="T6">section </text:span><text:span text:style-name="T6"><text:reference-ref text:reference-format="text" text:ref-name="sectionnumber_2">2</text:reference-ref></text:span>, the military commander also <text:hidden-text text:condition="ooow:" text:string-value="P8:L6" text:is-hidden="true"/>commits that offence where he or she⁠—</text:p>
      <text:p text:style-name="paragraph"><text:hidden-text text:condition="ooow:" text:string-value="P8:L7" text:is-hidden="true"/><text:tab/><text:reference-mark-start text:name="paragraphnumber_11"/>(<text:sequence text:ref-name="refparagraphnumber18" text:name="paragraphnumber" text:formula="ooow:1" style:num-format="a">a</text:sequence>)<text:reference-mark-end text:name="paragraphnumber_11"/><text:tab/>fails to exercise proper control over the members of those forces,</text:p>
      <text:p text:style-name="paragraph"><text:hidden-text text:condition="ooow:" text:string-value="P8:L8" text:is-hidden="true"/><text:tab/><text:reference-mark-start text:name="paragraphnumber_12"/>(<text:sequence text:ref-name="refparagraphnumber19" text:name="paragraphnumber" text:formula="ooow:paragraphnumber+1" style:num-format="a">b</text:sequence>)<text:reference-mark-end text:name="paragraphnumber_12"/><text:tab/>knows, or ought to know, that members of those forces are committing, or are <text:hidden-text text:condition="ooow:" text:string-value="P8:L9" text:is-hidden="true"/>about to commit, that offence, and</text:p>
      <text:p text:style-name="paragraph"><text:hidden-text text:condition="ooow:" text:string-value="P8:L10" text:is-hidden="true"/><text:tab/><text:reference-mark-start text:name="paragraphnumber_13"/>(<text:sequence text:ref-name="refparagraphnumber20" text:name="paragraphnumber" text:formula="ooow:paragraphnumber+1" style:num-format="a">c</text:sequence>)<text:reference-mark-end text:name="paragraphnumber_13"/><text:tab/>fails to take all necessary and reasonable measures within his or her power to <text:hidden-text text:condition="ooow:" text:string-value="P8:L11" text:is-hidden="true"/>prevent or repress the commission of the offence concerned or to submit the <text:hidden-text text:condition="ooow:" text:string-value="P8:L12" text:is-hidden="true"/>matter to the competent authorities for investigation and prosecution.</text:p>
      <text:p text:style-name="subsection"><text:hidden-text text:condition="ooow:" text:string-value="P8:L13" text:is-hidden="true"/><text:tab/><text:reference-mark-start text:name="subsectionnumber_22"/>(<text:sequence text:ref-name="refsubsectionnumber14" text:name="subsectionnumber" text:formula="ooow:subsectionnumber+1" style:num-format="1">2</text:sequence>)<text:reference-mark-end text:name="subsectionnumber_22"/><text:tab/>Where a person, who is under the authority and control of a person who is his or her <text:hidden-text text:condition="ooow:" text:string-value="P8:L14" text:is-hidden="true"/>superior, commits an offence under <text:span text:style-name="T6">section </text:span><text:span text:style-name="T6"><text:reference-ref text:reference-format="text" text:ref-name="sectionnumber_2">2</text:reference-ref></text:span>, the superior also commits that offence <text:hidden-text text:condition="ooow:" text:string-value="P8:L15" text:is-hidden="true"/>where he or she⁠—</text:p>
      <text:p text:style-name="paragraph"><text:hidden-text text:condition="ooow:" text:string-value="P8:L16" text:is-hidden="true"/><text:tab/><text:reference-mark-start text:name="paragraphnumber_23"/>(<text:sequence text:ref-name="refparagraphnumber21" text:name="paragraphnumber" text:formula="ooow:1" style:num-format="a">a</text:sequence>)<text:reference-mark-end text:name="paragraphnumber_23"/><text:tab/>fails to exercise proper control over the person,</text:p>
      <text:p text:style-name="paragraph"><text:hidden-text text:condition="ooow:" text:string-value="P8:L17" text:is-hidden="true"/><text:tab/><text:reference-mark-start text:name="paragraphnumber_24"/>(<text:sequence text:ref-name="refparagraphnumber22" text:name="paragraphnumber" text:formula="ooow:paragraphnumber+1" style:num-format="a">b</text:sequence>)<text:reference-mark-end text:name="paragraphnumber_24"/><text:tab/>knows, or ought to know, that the person is committing, or is about to commit, <text:hidden-text text:condition="ooow:" text:string-value="P8:L18" text:is-hidden="true"/>that offence,</text:p>
      <text:p text:style-name="paragraph"><text:hidden-text text:condition="ooow:" text:string-value="P8:L19" text:is-hidden="true"/><text:tab/><text:reference-mark-start text:name="paragraphnumber_25"/>(<text:sequence text:ref-name="refparagraphnumber23" text:name="paragraphnumber" text:formula="ooow:paragraphnumber+1" style:num-format="a">c</text:sequence>)<text:reference-mark-end text:name="paragraphnumber_25"/><text:tab/>had effective responsibility for and control over the person, and</text:p>
      <text:p text:style-name="paragraph"><text:hidden-text text:condition="ooow:" text:string-value="P8:L20" text:is-hidden="true"/><text:tab/><text:reference-mark-start text:name="paragraphnumber_26"/>(<text:sequence text:ref-name="refparagraphnumber24" text:name="paragraphnumber" text:formula="ooow:paragraphnumber+1" style:num-format="a">d</text:sequence>)<text:reference-mark-end text:name="paragraphnumber_26"/><text:tab/>fails to take all necessary or reasonable measures within his or her power to <text:hidden-text text:condition="ooow:" text:string-value="P8:L21" text:is-hidden="true"/>prevent or repress the commission of that offence or to submit the matter to the <text:hidden-text text:condition="ooow:" text:string-value="P8:L22" text:is-hidden="true"/>competent authorities for investigation and prosecution.</text:p>
      <text:p text:style-name="shouldernote"><text:hidden-text text:condition="ooow:" text:string-value="P8:L23" text:is-hidden="true"/><text:bookmark-start text:name="toc_book_6"/>Defence of superior orders<text:bookmark-end text:name="toc_book_6"/></text:p>
      <text:p text:style-name="subsection"><text:hidden-text text:condition="ooow:" text:string-value="P8:L24" text:is-hidden="true"/><text:reference-mark-start text:name="sectionnumber_6"/><text:span text:style-name="T4"><text:sequence text:ref-name="refsectionnumber5" text:name="sectionnumber" text:formula="ooow:sectionnumber+1" style:num-format="1">6</text:sequence></text:span><text:reference-mark-end text:name="sectionnumber_6"/><text:span text:style-name="T4">.</text:span><text:tab/><text:reference-mark-start text:name="subsectionnumber_12"/>(<text:sequence text:ref-name="refsubsectionnumber15" text:name="subsectionnumber" style:num-format="1">1</text:sequence>)<text:reference-mark-end text:name="subsectionnumber_12"/><text:tab/> In proceedings for an offence under this Act it shall be a defence for the defendant to <text:hidden-text text:condition="ooow:" text:string-value="P8:L25" text:is-hidden="true"/>prove⁠—</text:p>
      <text:p text:style-name="paragraph"><text:hidden-text text:condition="ooow:" text:string-value="P8:L26" text:is-hidden="true"/><text:tab/><text:reference-mark-start text:name="paragraphnumber_14"/>(<text:sequence text:ref-name="refparagraphnumber25" text:name="paragraphnumber" text:formula="ooow:1" style:num-format="a">a</text:sequence>)<text:reference-mark-end text:name="paragraphnumber_14"/><text:tab/>that he or she⁠—</text:p>
      <text:p text:style-name="subparagraph"><text:hidden-text text:condition="ooow:" text:string-value="P8:L27" text:is-hidden="true"/><text:tab/><text:reference-mark-start text:name="subparagraphnumber_1"/>(<text:sequence text:ref-name="refsubparagraphnumber9" text:name="subparagraphnumber" text:formula="ooow:1" style:num-format="i">i</text:sequence>)<text:reference-mark-end text:name="subparagraphnumber_1"/><text:tab/>was required by law to obey the orders of a government or of a superior, <text:hidden-text text:condition="ooow:" text:string-value="P8:L28" text:is-hidden="true"/>whether military or otherwise, and</text:p>
      <text:p text:style-name="subparagraph"><text:hidden-text text:condition="ooow:" text:string-value="P8:L29" text:is-hidden="true"/><text:tab/><text:reference-mark-start text:name="subparagraphnumber_2"/>(<text:sequence text:ref-name="refsubparagraphnumber10" text:name="subparagraphnumber" text:formula="ooow:subparagraphnumber+1" style:num-format="i">ii</text:sequence>)<text:reference-mark-end text:name="subparagraphnumber_2"/><text:tab/>was acting under an order of that government or superior, </text:p>
      <text:p text:style-name="paragraph"><text:hidden-text text:condition="ooow:" text:string-value="P8:L30" text:is-hidden="true"/><text:tab/><text:tab/>and</text:p>
      <text:p text:style-name="paragraph"><text:hidden-text text:condition="ooow:" text:string-value="P8:L31" text:is-hidden="true"/><text:tab/><text:reference-mark-start text:name="paragraphnumber_16"/>(<text:sequence text:ref-name="refparagraphnumber26" text:name="paragraphnumber" text:formula="ooow:paragraphnumber+1" style:num-format="a">b</text:sequence>)<text:reference-mark-end text:name="paragraphnumber_16"/><text:tab/>that he or she⁠—</text:p>
      <text:p text:style-name="subparagraph"><text:hidden-text text:condition="ooow:" text:string-value="P8:L32" text:is-hidden="true"/><text:tab/><text:reference-mark-start text:name="subparagraphnumber_3"/>(<text:sequence text:ref-name="refsubparagraphnumber11" text:name="subparagraphnumber" text:formula="ooow:1" style:num-format="i">i</text:sequence>)<text:reference-mark-end text:name="subparagraphnumber_3"/><text:tab/>did not know that the order concerned was unlawful, or</text:p>
      <text:p text:style-name="subparagraph"><text:hidden-text text:condition="ooow:" text:string-value="P8:L33" text:is-hidden="true"/><text:tab/><text:reference-mark-start text:name="subparagraphnumber_4"/>(<text:sequence text:ref-name="refsubparagraphnumber12" text:name="subparagraphnumber" text:formula="ooow:subparagraphnumber+1" style:num-format="i">ii</text:sequence>)<text:reference-mark-end text:name="subparagraphnumber_4"/><text:tab/>believed it to be lawful.</text:p>
      <text:p text:style-name="subsection"><text:hidden-text text:condition="ooow:" text:string-value="P8:L34" text:is-hidden="true"/><text:tab/><text:reference-mark-start text:name="subsectionnumber_13"/>(<text:sequence text:ref-name="refsubsectionnumber16" text:name="subsectionnumber" text:formula="ooow:subsectionnumber+1" style:num-format="1">2</text:sequence>)<text:reference-mark-end text:name="subsectionnumber_13"/><text:tab/><text:span text:style-name="T6">Subsection </text:span><text:span text:style-name="T6"><text:reference-ref text:reference-format="text" text:ref-name="subsectionnumber_12">(1)</text:reference-ref></text:span> does not apply to a defendant where the order concerned was <text:hidden-text text:condition="ooow:" text:string-value="P8:L35" text:is-hidden="true"/>manifestly unlawful.</text:p>
      <text:p text:style-name="shouldernote"><text:soft-page-break/><text:hidden-text text:condition="ooow:" text:string-value="P9:L1" text:is-hidden="true"/><text:bookmark-start text:name="toc_book_7"/>Double jeopardy<text:bookmark-end text:name="toc_book_7"/></text:p>
      <text:p text:style-name="section"><text:hidden-text text:condition="ooow:" text:string-value="P9:L2" text:is-hidden="true"/><text:reference-mark-start text:name="sectionnumber_7"/><text:span text:style-name="T4"><text:sequence text:ref-name="refsectionnumber6" text:name="sectionnumber" text:formula="ooow:sectionnumber+1" style:num-format="1">7</text:sequence></text:span><text:reference-mark-end text:name="sectionnumber_7"/><text:span text:style-name="T4">.</text:span><text:tab/>A person who is acquitted or convicted of an offence in a place outside the State shall not <text:hidden-text text:condition="ooow:" text:string-value="P9:L3" text:is-hidden="true"/>be proceeded against for an offence under this Act consisting of the act that constituted <text:hidden-text text:condition="ooow:" text:string-value="P9:L4" text:is-hidden="true"/>the offence of which the person was so acquitted or convicted except where the offence <text:hidden-text text:condition="ooow:" text:string-value="P9:L5" text:is-hidden="true"/>is one to which Part 3 of the <text:alphabetical-index-mark text:string-value="Criminal Procedure Act 2010 (No. 27)"/><text:a xlink:type="simple" xlink:href="http://www.irishstatutebook.ie/2010/en/act/pub/0027/index.html">Criminal Procedure Act 2010</text:a> applies.</text:p>
      <text:p text:style-name="shouldernote"><text:hidden-text text:condition="ooow:" text:string-value="P9:L6" text:is-hidden="true"/><text:bookmark-start text:name="toc_book_8"/>Blue Shield emblem<text:bookmark-end text:name="toc_book_8"/></text:p>
      <text:p text:style-name="subsection"><text:hidden-text text:condition="ooow:" text:string-value="P9:L7" text:is-hidden="true"/><text:reference-mark-start text:name="sectionnumber_8"/><text:span text:style-name="T4"><text:sequence text:ref-name="refsectionnumber7" text:name="sectionnumber" text:formula="ooow:sectionnumber+1" style:num-format="1">8</text:sequence></text:span><text:reference-mark-end text:name="sectionnumber_8"/><text:span text:style-name="T4">.</text:span><text:tab/><text:reference-mark-start text:name="subsectionnumber_14"/>(<text:sequence text:ref-name="refsubsectionnumber17" text:name="subsectionnumber" style:num-format="1">1</text:sequence>)<text:reference-mark-end text:name="subsectionnumber_14"/><text:tab/>The Minister, having had regard to the purposes of the Blue Shield emblem set out in <text:hidden-text text:condition="ooow:" text:string-value="P9:L8" text:is-hidden="true"/>the Convention and having consulted the Minister for Defence and such other <text:hidden-text text:condition="ooow:" text:string-value="P9:L9" text:is-hidden="true"/>persons, if any, as the Minister considers appropriate, may authorise, in writing, the <text:hidden-text text:condition="ooow:" text:string-value="P9:L10" text:is-hidden="true"/>use of the Blue Shield emblem subject to such conditions as the Minister considers <text:hidden-text text:condition="ooow:" text:string-value="P9:L11" text:is-hidden="true"/>necessary to ensure that the use of the emblem is appropriate.</text:p>
      <text:p text:style-name="subsection"><text:hidden-text text:condition="ooow:" text:string-value="P9:L12" text:is-hidden="true"/><text:tab/><text:reference-mark-start text:name="subsectionnumber_15"/>(<text:sequence text:ref-name="refsubsectionnumber18" text:name="subsectionnumber" text:formula="ooow:subsectionnumber+1" style:num-format="1">2</text:sequence>)<text:reference-mark-end text:name="subsectionnumber_15"/><text:tab/>A person may apply, in writing, to the Minister for authorisation to use the Blue <text:hidden-text text:condition="ooow:" text:string-value="P9:L13" text:is-hidden="true"/>Shield emblem and the Minister, having consulted the Minister for Defence and such <text:hidden-text text:condition="ooow:" text:string-value="P9:L14" text:is-hidden="true"/>other persons, if any, as the Minister considers appropriate, may authorise the <text:hidden-text text:condition="ooow:" text:string-value="P9:L15" text:is-hidden="true"/>applicant in writing to use the Blue Shield emblem, subject to such conditions as the <text:hidden-text text:condition="ooow:" text:string-value="P9:L16" text:is-hidden="true"/>Minister considers necessary to ensure that the use of the emblem is appropriate.</text:p>
      <text:p text:style-name="subsection"><text:hidden-text text:condition="ooow:" text:string-value="P9:L17" text:is-hidden="true"/><text:tab/><text:reference-mark-start text:name="subsectionnumber_16"/>(<text:sequence text:ref-name="refsubsectionnumber19" text:name="subsectionnumber" text:formula="ooow:subsectionnumber+1" style:num-format="1">3</text:sequence>)<text:reference-mark-end text:name="subsectionnumber_16"/><text:tab/>The Minister may amend or withdraw such authorisation where the Minister <text:hidden-text text:condition="ooow:" text:string-value="P9:L18" text:is-hidden="true"/>considers⁠—</text:p>
      <text:p text:style-name="paragraph"><text:hidden-text text:condition="ooow:" text:string-value="P9:L19" text:is-hidden="true"/><text:tab/><text:reference-mark-start text:name="paragraphnumber_17"/>(<text:sequence text:ref-name="refparagraphnumber27" text:name="paragraphnumber" text:formula="ooow:1" style:num-format="a">a</text:sequence>)<text:reference-mark-end text:name="paragraphnumber_17"/><text:tab/>the emblem has been improperly used,</text:p>
      <text:p text:style-name="paragraph"><text:hidden-text text:condition="ooow:" text:string-value="P9:L20" text:is-hidden="true"/><text:tab/><text:reference-mark-start text:name="paragraphnumber_18"/>(<text:sequence text:ref-name="refparagraphnumber28" text:name="paragraphnumber" text:formula="ooow:paragraphnumber+1" style:num-format="a">b</text:sequence>)<text:reference-mark-end text:name="paragraphnumber_18"/><text:tab/>there has been a breach or contravention of a condition of the authorisation,</text:p>
      <text:p text:style-name="paragraph"><text:hidden-text text:condition="ooow:" text:string-value="P9:L21" text:is-hidden="true"/><text:tab/><text:reference-mark-start text:name="paragraphnumber_19"/>(<text:sequence text:ref-name="refparagraphnumber29" text:name="paragraphnumber" text:formula="ooow:paragraphnumber+1" style:num-format="a">c</text:sequence>)<text:reference-mark-end text:name="paragraphnumber_19"/><text:tab/>the protection of cultural heritage or public interest requires it, or</text:p>
      <text:p text:style-name="paragraph"><text:hidden-text text:condition="ooow:" text:string-value="P9:L22" text:is-hidden="true"/><text:tab/><text:reference-mark-start text:name="paragraphnumber_20"/>(<text:sequence text:ref-name="refparagraphnumber30" text:name="paragraphnumber" text:formula="ooow:paragraphnumber+1" style:num-format="a">d</text:sequence>)<text:reference-mark-end text:name="paragraphnumber_20"/><text:tab/>it is appropriate to do so at the request of the person to whom the authorisation <text:hidden-text text:condition="ooow:" text:string-value="P9:L23" text:is-hidden="true"/>was granted.</text:p>
      <text:p text:style-name="subsection"><text:hidden-text text:condition="ooow:" text:string-value="P9:L24" text:is-hidden="true"/><text:tab/><text:reference-mark-start text:name="subsectionnumber_17"/>(<text:sequence text:ref-name="refsubsectionnumber20" text:name="subsectionnumber" text:formula="ooow:subsectionnumber+1" style:num-format="1">4</text:sequence>)<text:reference-mark-end text:name="subsectionnumber_17"/><text:tab/>A person who uses the Blue Shield emblem without or otherwise than in accordance <text:hidden-text text:condition="ooow:" text:string-value="P9:L25" text:is-hidden="true"/>with the authorisations referred to in <text:span text:style-name="T6">subsections </text:span><text:span text:style-name="T6"><text:reference-ref text:reference-format="text" text:ref-name="subsectionnumber_14">(1)</text:reference-ref></text:span> and <text:span text:style-name="T5"><text:reference-ref text:reference-format="text" text:ref-name="subsectionnumber_15">(2)</text:reference-ref></text:span> commits an offence.</text:p>
      <text:p text:style-name="subsection"><text:hidden-text text:condition="ooow:" text:string-value="P9:L26" text:is-hidden="true"/><text:tab/><text:reference-mark-start text:name="subsectionnumber_19"/>(<text:sequence text:ref-name="refsubsectionnumber21" text:name="subsectionnumber" text:formula="ooow:subsectionnumber+1" style:num-format="1">5</text:sequence>)<text:reference-mark-end text:name="subsectionnumber_19"/><text:tab/>In this section⁠—</text:p>
      <text:p text:style-name="subsection"><text:hidden-text text:condition="ooow:" text:string-value="P9:L27" text:is-hidden="true"/><text:tab/><text:tab/>“Blue Shield emblem” means the distinctive emblem of the Convention described in <text:hidden-text text:condition="ooow:" text:string-value="P9:L28" text:is-hidden="true"/>Article 16.1 of the Convention, the use of which is set out in Article 17 of the <text:hidden-text text:condition="ooow:" text:string-value="P9:L29" text:is-hidden="true"/>Convention;</text:p>
      <text:p text:style-name="subsection"><text:hidden-text text:condition="ooow:" text:string-value="P9:L30" text:is-hidden="true"/><text:tab/><text:tab/>“Minister” means the Minister for Arts, Heritage and the Gaeltacht.</text:p>
      <text:p text:style-name="shouldernote"><text:hidden-text text:condition="ooow:" text:string-value="P9:L31" text:is-hidden="true"/><text:bookmark-start text:name="toc_book_9"/>Amendment of <text:alphabetical-index-mark text:string-value="Criminal Justice (Mutual Assistance) Act 2008 (No. 7)"/><text:a xlink:type="simple" xlink:href="http://www.irishstatutebook.ie/2008/en/act/pub/0007/index.html">Criminal Justice (Mutual Assistance) Act 2008</text:a> <text:bookmark-end text:name="toc_book_9"/></text:p>
      <text:p text:style-name="paragraph"><text:hidden-text text:condition="ooow:" text:string-value="P9:L32" text:is-hidden="true"/><text:reference-mark-start text:name="sectionnumber_9"/><text:span text:style-name="T4"><text:sequence text:ref-name="refsectionnumber8" text:name="sectionnumber" text:formula="ooow:sectionnumber+1" style:num-format="1">9</text:sequence></text:span><text:reference-mark-end text:name="sectionnumber_9"/><text:span text:style-name="T4">.<text:tab/></text:span>Section 2 (1) of the <text:alphabetical-index-mark text:string-value="Criminal Justice (Mutual Assistance) Act 2008 (No. 7)"/><text:a xlink:type="simple" xlink:href="http://www.irishstatutebook.ie/2008/en/act/pub/0007/index.html">Criminal Justice (Mutual Assistance) Act 2008</text:a> is amended⁠—</text:p>
      <text:p text:style-name="paragraph"><text:hidden-text text:condition="ooow:" text:string-value="P9:L33" text:is-hidden="true"/><text:tab/><text:reference-mark-start text:name="paragraphnumber_21"/>(<text:sequence text:ref-name="refparagraphnumber31" text:name="paragraphnumber" text:formula="ooow:1" style:num-format="a">a</text:sequence>)<text:reference-mark-end text:name="paragraphnumber_21"/><text:tab/>by the insertion of the following definition:</text:p>
      <text:p text:style-name="subsection_5f_insert"><text:hidden-text text:condition="ooow:" text:string-value="P9:L34" text:is-hidden="true"/><text:tab/><text:tab/>“ ‘1999 Protocol’ means the Protocol to the Convention for the <text:hidden-text text:condition="ooow:" text:string-value="P9:L35" text:is-hidden="true"/>Protection of Cultural Property in the event of Armed Conflict, done at <text:hidden-text text:condition="ooow:" text:string-value="P9:L36" text:is-hidden="true"/>The Hague on 26 March 1999;”; </text:p>
      <text:p text:style-name="subsection_5f_insert"><text:hidden-text text:condition="ooow:" text:string-value="P9:L37" text:is-hidden="true"/>and</text:p>
      <text:p text:style-name="paragraph"><text:hidden-text text:condition="ooow:" text:string-value="P9:L38" text:is-hidden="true"/><text:tab/><text:reference-mark-start text:name="paragraphnumber_22"/>(<text:sequence text:ref-name="refparagraphnumber32" text:name="paragraphnumber" text:formula="ooow:paragraphnumber+1" style:num-format="a">b</text:sequence>)<text:tab/><text:reference-mark-end text:name="paragraphnumber_22"/>in the definition of “international instrument”,:by the insertion of the following <text:soft-page-break/><text:hidden-text text:condition="ooow:" text:string-value="P10:L1" text:is-hidden="true"/>paragraph after paragraph (l):</text:p>
      <text:p text:style-name="paragraph_5f_insert"><text:hidden-text text:condition="ooow:" text:string-value="P10:L2" text:is-hidden="true"/><text:tab/>“(la)<text:tab/>the 1999 Protocol;”.</text:p>
      <text:p text:style-name="shouldernote"><text:hidden-text text:condition="ooow:" text:string-value="P10:L3" text:is-hidden="true"/><text:bookmark-start text:name="toc_book_10"/>Amendment of Schedule to <text:alphabetical-index-mark text:string-value="Criminal Procedure Act 2010 (No. 27)"/><text:a xlink:type="simple" xlink:href="http://www.irishstatutebook.ie/2010/en/act/pub/0027/index.html">Criminal Procedure Act 2010</text:a> <text:bookmark-end text:name="toc_book_10"/></text:p>
      <text:p text:style-name="section"><text:hidden-text text:condition="ooow:" text:string-value="P10:L4" text:is-hidden="true"/><text:reference-mark-start text:name="sectionnumber_10"/><text:span text:style-name="T4"><text:sequence text:ref-name="refsectionnumber9" text:name="sectionnumber" text:formula="ooow:sectionnumber+1" style:num-format="1">10</text:sequence></text:span><text:reference-mark-end text:name="sectionnumber_10"/><text:span text:style-name="T4">.</text:span><text:tab/>The Schedule to the <text:alphabetical-index-mark text:string-value="Criminal Procedure Act 2010 (No. 27)"/><text:a xlink:type="simple" xlink:href="http://www.irishstatutebook.ie/2010/en/act/pub/0027/index.html">Criminal Procedure Act 2010</text:a> is amended by the insertion of the <text:hidden-text text:condition="ooow:" text:string-value="P10:L5" text:is-hidden="true"/>following paragraph after paragraph 5:</text:p>
      <text:p text:style-name="section_5f_insert"><text:hidden-text text:condition="ooow:" text:string-value="P10:L6" text:is-hidden="true"/>“<text:span text:style-name="T4">5A.</text:span><text:tab/>An offence under<text:span text:style-name="T6"> paragraph </text:span><text:span text:style-name="T6"><text:reference-ref text:reference-format="text" text:ref-name="paragraphnumber_1">(a)</text:reference-ref></text:span><text:span text:style-name="T8">, </text:span><text:span text:style-name="T7"><text:reference-ref text:reference-format="text" text:ref-name="paragraphnumber_2">(b)</text:reference-ref></text:span><text:span text:style-name="T8"> or </text:span><text:span text:style-name="T7"><text:reference-ref text:reference-format="text" text:ref-name="paragraphnumber_3">(c)</text:reference-ref></text:span><text:span text:style-name="T8"> of </text:span><text:span text:style-name="T7">section </text:span><text:span text:style-name="T7"><text:reference-ref text:reference-format="text" text:ref-name="sectionnumber_2">2</text:reference-ref></text:span><text:span text:style-name="T7"><text:reference-ref text:reference-format="text" text:ref-name="subsectionnumber_1">(1)</text:reference-ref></text:span><text:span text:style-name="T8"> or under</text:span><text:span text:style-name="T6"> </text:span><text:span text:style-name="T6"><text:hidden-text text:condition="ooow:" text:string-value="P10:L7" text:is-hidden="true"/></text:span><text:span text:style-name="T6">section </text:span><text:span text:style-name="T6"><text:reference-ref text:reference-format="text" text:ref-name="sectionnumber_3">3</text:reference-ref></text:span><text:span text:style-name="T6"><text:reference-ref text:reference-format="text" text:ref-name="subsectionnumber_6">(1)</text:reference-ref></text:span><text:span text:style-name="T6"> </text:span>of the <text:span text:style-name="T6">Protection of Cultural Property in the Event of Armed </text:span><text:span text:style-name="T6"><text:hidden-text text:condition="ooow:" text:string-value="P10:L8" text:is-hidden="true"/></text:span><text:span text:style-name="T6">Conflict (Hague Convention) Act 2016</text:span><text:span text:style-name="T8">.”.</text:span></text:p>
      <text:p text:style-name="shouldernote"><text:hidden-text text:condition="ooow:" text:string-value="P10:L9" text:is-hidden="true"/><text:bookmark-start text:name="toc_book_11"/>Short title and commencement<text:bookmark-end text:name="toc_book_11"/></text:p>
      <text:p text:style-name="subsection"><text:hidden-text text:condition="ooow:" text:string-value="P10:L10" text:is-hidden="true"/><text:reference-mark-start text:name="sectionnumber_11"/><text:span text:style-name="T4"><text:sequence text:ref-name="refsectionnumber10" text:name="sectionnumber" text:formula="ooow:sectionnumber+1" style:num-format="1">11</text:sequence></text:span><text:reference-mark-end text:name="sectionnumber_11"/><text:span text:style-name="T4">.</text:span><text:tab/><text:reference-mark-start text:name="subsectionnumber_20"/>(<text:sequence text:ref-name="refsubsectionnumber22" text:name="subsectionnumber" style:num-format="1">1</text:sequence>)<text:reference-mark-end text:name="subsectionnumber_20"/><text:tab/>This Act may be cited as the Protection of Cultural Property in the Event of Armed <text:hidden-text text:condition="ooow:" text:string-value="P10:L11" text:is-hidden="true"/>Conflict (Hague Convention) Act 2016.</text:p>
      <text:p text:style-name="subsection"><text:hidden-text text:condition="ooow:" text:string-value="P10:L12" text:is-hidden="true"/><text:tab/><text:reference-mark-start text:name="subsectionnumber_21"/>(<text:sequence text:ref-name="refsubsectionnumber23" text:name="subsectionnumber" text:formula="ooow:subsectionnumber+1" style:num-format="1">2</text:sequence>)<text:reference-mark-end text:name="subsectionnumber_21"/><text:tab/>This Act shall come into operation on such day or days as the Minister may appoint <text:hidden-text text:condition="ooow:" text:string-value="P10:L13" text:is-hidden="true"/>by order or orders either generally or with reference to any particular purpose or <text:hidden-text text:condition="ooow:" text:string-value="P10:L14" text:is-hidden="true"/>provision and different days may be so appointed for different purposes or different <text:hidden-text text:condition="ooow:" text:string-value="P10:L15" text:is-hidden="true"/>provisions.</text:p>
      <text:p text:style-name="schedulenumber"><text:hidden-text text:condition="ooow:" text:string-value="P11:L1" text:is-hidden="true"/><text:bookmark-start text:name="toc_book_12"/>SCHEDULE <text:reference-mark-start text:name="schedulenumber_1"/><text:sequence text:ref-name="refschedulenumber0" text:name="schedulenumber" text:formula="ooow:schedulenumber+1" style:num-format="1">1</text:sequence><text:bookmark-end text:name="toc_book_12"/><text:reference-mark-end text:name="schedulenumber_1"/></text:p>
      <text:p text:style-name="P13"><text:hidden-text text:condition="ooow:" text:string-value="P11:L2" text:is-hidden="true"/>Section <text:span text:style-name="T5"><text:reference-ref text:reference-format="text" text:ref-name="sectionnumber_1">1</text:reference-ref></text:span></text:p>
      <text:p text:style-name="scheduletitle"><text:hidden-text text:condition="ooow:" text:string-value="P11:L3" text:is-hidden="true"/>Convention for the Protection of Cultural Property in the Event of Armed Conflict</text:p>
      <text:p text:style-name="eu_5f_paragraph"><text:hidden-text text:condition="ooow:" text:string-value="P11:L4" text:is-hidden="true"/> </text:p>
      <text:p text:style-name="eu_5f_paragraph"><text:hidden-text text:condition="ooow:" text:string-value="P11:L5" text:is-hidden="true"/>The High Contracting Parties,</text:p>
      <text:p text:style-name="eu_5f_paragraph"><text:hidden-text text:condition="ooow:" text:string-value="P11:L6" text:is-hidden="true"/><text:span text:style-name="T5">Recognizing</text:span> that cultural property has suffered grave damage during recent armed conflicts and <text:hidden-text text:condition="ooow:" text:string-value="P11:L7" text:is-hidden="true"/>that, by reason of the developments in the technique of warfare, it is in increasing danger of <text:hidden-text text:condition="ooow:" text:string-value="P11:L8" text:is-hidden="true"/>destruction;</text:p>
      <text:p text:style-name="eu_5f_paragraph"><text:hidden-text text:condition="ooow:" text:string-value="P11:L9" text:is-hidden="true"/> </text:p>
      <text:p text:style-name="eu_5f_paragraph"><text:hidden-text text:condition="ooow:" text:string-value="P11:L10" text:is-hidden="true"/><text:span text:style-name="T5">Being convinced</text:span> that damage to cultural property belonging to any people whatsoever means <text:hidden-text text:condition="ooow:" text:string-value="P11:L11" text:is-hidden="true"/>damage to the cultural heritage of all mankind, since each people makes its contribution to the <text:hidden-text text:condition="ooow:" text:string-value="P11:L12" text:is-hidden="true"/>culture of the world;</text:p>
      <text:p text:style-name="eu_5f_paragraph"><text:hidden-text text:condition="ooow:" text:string-value="P11:L13" text:is-hidden="true"/> </text:p>
      <text:p text:style-name="eu_5f_paragraph"><text:hidden-text text:condition="ooow:" text:string-value="P11:L14" text:is-hidden="true"/><text:span text:style-name="T5">Considering</text:span> that the preservation of the cultural heritage is of great importance for all peoples <text:hidden-text text:condition="ooow:" text:string-value="P11:L15" text:is-hidden="true"/>of the world and that it is important that this heritage should receive international protection;</text:p>
      <text:p text:style-name="eu_5f_paragraph"><text:hidden-text text:condition="ooow:" text:string-value="P11:L16" text:is-hidden="true"/><text:span text:style-name="T5">Guided</text:span> by the principles concerning the protection of cultural property during armed conflict, <text:hidden-text text:condition="ooow:" text:string-value="P11:L17" text:is-hidden="true"/>as established in the Conventions of The Hague of 1899 and of 1907 and in the Washington <text:hidden-text text:condition="ooow:" text:string-value="P11:L18" text:is-hidden="true"/>Pact of 15 April 1935;</text:p>
      <text:p text:style-name="eu_5f_paragraph"><text:hidden-text text:condition="ooow:" text:string-value="P11:L19" text:is-hidden="true"/> </text:p>
      <text:p text:style-name="eu_5f_paragraph"><text:hidden-text text:condition="ooow:" text:string-value="P11:L20" text:is-hidden="true"/><text:span text:style-name="T5">Being of the opinion</text:span> that such protection cannot be effective unless both national and <text:hidden-text text:condition="ooow:" text:string-value="P11:L21" text:is-hidden="true"/>international measures have been taken to organize it in time of peace;</text:p>
      <text:p text:style-name="eu_5f_paragraph"><text:hidden-text text:condition="ooow:" text:string-value="P11:L22" text:is-hidden="true"/> </text:p>
      <text:p text:style-name="eu_5f_paragraph"><text:hidden-text text:condition="ooow:" text:string-value="P11:L23" text:is-hidden="true"/><text:span text:style-name="T5">Being determined</text:span> to take all possible steps to protect cultural property;</text:p>
      <text:p text:style-name="eu_5f_paragraph"><text:hidden-text text:condition="ooow:" text:string-value="P11:L24" text:is-hidden="true"/> </text:p>
      <text:p text:style-name="eu_5f_paragraph"><text:hidden-text text:condition="ooow:" text:string-value="P11:L25" text:is-hidden="true"/>Have agreed upon the following provisions:</text:p>
      <text:p text:style-name="P35"><text:hidden-text text:condition="ooow:" text:string-value="P11:L26" text:is-hidden="true"/> </text:p>
      <text:p text:style-name="eu_5f_chapternumber"><text:hidden-text text:condition="ooow:" text:string-value="P11:L27" text:is-hidden="true"/>CHAPTER I </text:p>
      <text:p text:style-name="eu_5f_chaptertitle"><text:hidden-text text:condition="ooow:" text:string-value="P11:L28" text:is-hidden="true"/>GENERAL PROVISIONS REGARDING PROTECTION</text:p>
      <text:p text:style-name="eu_5f_articletitle"><text:hidden-text text:condition="ooow:" text:string-value="P11:L29" text:is-hidden="true"/>Definition of Cultural Property</text:p>
      <text:p text:style-name="eu_5f_articlenumber"><text:hidden-text text:condition="ooow:" text:string-value="P11:L30" text:is-hidden="true"/>Article 1</text:p>
      <text:p text:style-name="eu_5f_paragraph"><text:hidden-text text:condition="ooow:" text:string-value="P11:L31" text:is-hidden="true"/>For the purposes of the present Convention, the term "cultural property" shall cover, <text:hidden-text text:condition="ooow:" text:string-value="P11:L32" text:is-hidden="true"/>irrespective of origin or ownership:</text:p>
      <text:p text:style-name="eu_5f_paragraph"><text:hidden-text text:condition="ooow:" text:string-value="P11:L33" text:is-hidden="true"/> </text:p>
      <text:p text:style-name="eu_5f_paragraph"><text:hidden-text text:condition="ooow:" text:string-value="P11:L34" text:is-hidden="true"/>(a) movable or immovable property of great importance to the cultural heritage of every people, <text:hidden-text text:condition="ooow:" text:string-value="P11:L35" text:is-hidden="true"/>such as monuments of architecture, art or history, whether religious or secular; archaeological <text:hidden-text text:condition="ooow:" text:string-value="P11:L36" text:is-hidden="true"/>sites; groups of buildings which, as a whole, are of historical or artistic interest; works of art; <text:hidden-text text:condition="ooow:" text:string-value="P11:L37" text:is-hidden="true"/>manuscripts, books and other objects of artistic, historical or archaeological interest; as well as <text:soft-page-break/><text:hidden-text text:condition="ooow:" text:string-value="P12:L1" text:is-hidden="true"/>scientific collections and important collections of books or archives or of reproductions of the <text:hidden-text text:condition="ooow:" text:string-value="P12:L2" text:is-hidden="true"/>property defined above;</text:p>
      <text:p text:style-name="eu_5f_paragraph"><text:hidden-text text:condition="ooow:" text:string-value="P12:L3" text:is-hidden="true"/> </text:p>
      <text:p text:style-name="eu_5f_paragraph"><text:hidden-text text:condition="ooow:" text:string-value="P12:L4" text:is-hidden="true"/>(b) buildings whose main and effective purpose is to preserve or exhibit the movable cultural <text:hidden-text text:condition="ooow:" text:string-value="P12:L5" text:is-hidden="true"/>property defined in sub-paragraph (a) such as museums, large libraries and depositories of <text:hidden-text text:condition="ooow:" text:string-value="P12:L6" text:is-hidden="true"/>archives, and refuges intended to shelter, in the event of armed conflict, the movable cultural <text:hidden-text text:condition="ooow:" text:string-value="P12:L7" text:is-hidden="true"/>property defined in subparagraph (a);</text:p>
      <text:p text:style-name="eu_5f_paragraph"><text:hidden-text text:condition="ooow:" text:string-value="P12:L8" text:is-hidden="true"/> </text:p>
      <text:p text:style-name="P35"><text:hidden-text text:condition="ooow:" text:string-value="P12:L9" text:is-hidden="true"/>(c) centres containing a large amount of cultural property as defined in sub-paragraphs (a) and <text:hidden-text text:condition="ooow:" text:string-value="P12:L10" text:is-hidden="true"/>(b), to be known as "centres containing monuments".</text:p>
      <text:p text:style-name="eu_5f_articletitle"><text:hidden-text text:condition="ooow:" text:string-value="P12:L11" text:is-hidden="true"/>Protection of Cultural Property</text:p>
      <text:p text:style-name="eu_5f_articlenumber"><text:hidden-text text:condition="ooow:" text:string-value="P12:L12" text:is-hidden="true"/>Article 2</text:p>
      <text:p text:style-name="eu_5f_paragraph"><text:hidden-text text:condition="ooow:" text:string-value="P12:L13" text:is-hidden="true"/>For the purposes of the present Convention, the protection of cultural property shall comprise <text:hidden-text text:condition="ooow:" text:string-value="P12:L14" text:is-hidden="true"/>the safeguarding of and respect for such property.</text:p>
      <text:p text:style-name="eu_5f_articletitle"><text:hidden-text text:condition="ooow:" text:string-value="P12:L15" text:is-hidden="true"/>Safeguarding of Cultural Property</text:p>
      <text:p text:style-name="eu_5f_articlenumber"><text:hidden-text text:condition="ooow:" text:string-value="P12:L16" text:is-hidden="true"/>Article 3</text:p>
      <text:p text:style-name="eu_5f_paragraph"><text:hidden-text text:condition="ooow:" text:string-value="P12:L17" text:is-hidden="true"/>The High Contracting Parties undertake to prepare in time of peace for the safeguarding of <text:hidden-text text:condition="ooow:" text:string-value="P12:L18" text:is-hidden="true"/>cultural property situated within their own territory against the foreseeable effects of an armed <text:hidden-text text:condition="ooow:" text:string-value="P12:L19" text:is-hidden="true"/>conflict, by taking such measures as they consider appropriate.</text:p>
      <text:p text:style-name="eu_5f_articletitle"><text:hidden-text text:condition="ooow:" text:string-value="P12:L20" text:is-hidden="true"/>Respect for Cultural Property</text:p>
      <text:p text:style-name="eu_5f_articlenumber"><text:hidden-text text:condition="ooow:" text:string-value="P12:L21" text:is-hidden="true"/>Article 4</text:p>
      <text:p text:style-name="eu_5f_paragraph"><text:hidden-text text:condition="ooow:" text:string-value="P12:L22" text:is-hidden="true"/>1. The High Contracting Parties undertake to respect cultural property situated within their own <text:hidden-text text:condition="ooow:" text:string-value="P12:L23" text:is-hidden="true"/>territory as well as within the territory of other High Contracting Parties by refraining from any <text:hidden-text text:condition="ooow:" text:string-value="P12:L24" text:is-hidden="true"/>use of the property and its immediate surroundings or of the appliances in use for its protection <text:hidden-text text:condition="ooow:" text:string-value="P12:L25" text:is-hidden="true"/>for purposes which are likely to expose it to destruction or damage in the event of armed <text:hidden-text text:condition="ooow:" text:string-value="P12:L26" text:is-hidden="true"/>conflict; and by refraining from any act of hostility directed against such property.</text:p>
      <text:p text:style-name="eu_5f_paragraph"><text:hidden-text text:condition="ooow:" text:string-value="P12:L27" text:is-hidden="true"/> </text:p>
      <text:p text:style-name="eu_5f_paragraph"><text:hidden-text text:condition="ooow:" text:string-value="P12:L28" text:is-hidden="true"/>2. The obligations mentioned in paragraph I of the present Article may be waived only in cases <text:hidden-text text:condition="ooow:" text:string-value="P12:L29" text:is-hidden="true"/>where military necessity imperatively requires such a waiver.</text:p>
      <text:p text:style-name="eu_5f_paragraph"><text:hidden-text text:condition="ooow:" text:string-value="P12:L30" text:is-hidden="true"/> </text:p>
      <text:p text:style-name="eu_5f_paragraph"><text:hidden-text text:condition="ooow:" text:string-value="P12:L31" text:is-hidden="true"/>3. The High Contracting Parties further undertake to prohibit, prevent and, if necessary, put a <text:hidden-text text:condition="ooow:" text:string-value="P12:L32" text:is-hidden="true"/>stop to any form of theft, pillage or misappropriation of, and any acts of vandalism directed <text:hidden-text text:condition="ooow:" text:string-value="P12:L33" text:is-hidden="true"/>against, cultural property. They shall, refrain from requisitioning movable cultural property <text:hidden-text text:condition="ooow:" text:string-value="P12:L34" text:is-hidden="true"/>situated in the territory of another High Contracting Party.</text:p>
      <text:p text:style-name="eu_5f_paragraph"><text:hidden-text text:condition="ooow:" text:string-value="P12:L35" text:is-hidden="true"/> </text:p>
      <text:p text:style-name="eu_5f_paragraph"><text:hidden-text text:condition="ooow:" text:string-value="P12:L36" text:is-hidden="true"/>4. They shall refrain from any act directed by way of reprisals against cultural property.</text:p>
      <text:p text:style-name="eu_5f_paragraph"><text:hidden-text text:condition="ooow:" text:string-value="P12:L37" text:is-hidden="true"/> </text:p>
      <text:p text:style-name="eu_5f_paragraph"><text:hidden-text text:condition="ooow:" text:string-value="P12:L38" text:is-hidden="true"/>5. No High Contracting Party may evade the obligations incumbent upon it under the present <text:soft-page-break/><text:hidden-text text:condition="ooow:" text:string-value="P13:L1" text:is-hidden="true"/>Article, in respect of another High Contracting Party, by reason of the fact that the latter has not <text:hidden-text text:condition="ooow:" text:string-value="P13:L2" text:is-hidden="true"/>applied the measures of safeguard referred to in Article 3.</text:p>
      <text:p text:style-name="eu_5f_articletitle"><text:hidden-text text:condition="ooow:" text:string-value="P13:L3" text:is-hidden="true"/>Occupation</text:p>
      <text:p text:style-name="eu_5f_articlenumber"><text:hidden-text text:condition="ooow:" text:string-value="P13:L4" text:is-hidden="true"/>Article 5</text:p>
      <text:p text:style-name="eu_5f_paragraph"><text:hidden-text text:condition="ooow:" text:string-value="P13:L5" text:is-hidden="true"/>1. Any High Contracting Party in occupation of the whole or part of the territory of another <text:hidden-text text:condition="ooow:" text:string-value="P13:L6" text:is-hidden="true"/>High Contracting Party shall as far as possible support the competent national authorities of the <text:hidden-text text:condition="ooow:" text:string-value="P13:L7" text:is-hidden="true"/>occupied country in safeguarding and preserving its cultural property.</text:p>
      <text:p text:style-name="eu_5f_paragraph"><text:hidden-text text:condition="ooow:" text:string-value="P13:L8" text:is-hidden="true"/> </text:p>
      <text:p text:style-name="eu_5f_paragraph"><text:hidden-text text:condition="ooow:" text:string-value="P13:L9" text:is-hidden="true"/>2. Should it prove necessary to take measures to preserve cultural property situated in occupied <text:hidden-text text:condition="ooow:" text:string-value="P13:L10" text:is-hidden="true"/>territory and damaged by military operations, and should the competent national authorities be <text:hidden-text text:condition="ooow:" text:string-value="P13:L11" text:is-hidden="true"/>unable to take such measures, the Occupying Power shall, as far as possible, and in close co-<text:hidden-text text:condition="ooow:" text:string-value="P13:L12" text:is-hidden="true"/>operation with such authorities, take the most necessary measures of preservation.</text:p>
      <text:p text:style-name="eu_5f_paragraph"><text:hidden-text text:condition="ooow:" text:string-value="P13:L13" text:is-hidden="true"/> </text:p>
      <text:p text:style-name="eu_5f_paragraph"><text:hidden-text text:condition="ooow:" text:string-value="P13:L14" text:is-hidden="true"/>3. Any High Contracting Party whose government is considered their legitimate government by <text:hidden-text text:condition="ooow:" text:string-value="P13:L15" text:is-hidden="true"/>members of a resistance movement, shall, if possible, draw their attention to the obligation to <text:hidden-text text:condition="ooow:" text:string-value="P13:L16" text:is-hidden="true"/>comply with those provisions of the Conventions dealing with respect for cultural property. </text:p>
      <text:p text:style-name="eu_5f_articletitle"><text:hidden-text text:condition="ooow:" text:string-value="P13:L17" text:is-hidden="true"/>Distinctive Marking of Cultural Property</text:p>
      <text:p text:style-name="eu_5f_articlenumber"><text:hidden-text text:condition="ooow:" text:string-value="P13:L18" text:is-hidden="true"/>Article 6</text:p>
      <text:p text:style-name="eu_5f_paragraph"><text:hidden-text text:condition="ooow:" text:string-value="P13:L19" text:is-hidden="true"/>In accordance with the provisions of Article 16, cultural property may bear a distinctive <text:hidden-text text:condition="ooow:" text:string-value="P13:L20" text:is-hidden="true"/>emblem so as to facilitate its recognition.</text:p>
      <text:p text:style-name="eu_5f_articletitle"><text:hidden-text text:condition="ooow:" text:string-value="P13:L21" text:is-hidden="true"/>Military Measures</text:p>
      <text:p text:style-name="eu_5f_articlenumber"><text:hidden-text text:condition="ooow:" text:string-value="P13:L22" text:is-hidden="true"/>Article 7</text:p>
      <text:p text:style-name="eu_5f_paragraph"><text:hidden-text text:condition="ooow:" text:string-value="P13:L23" text:is-hidden="true"/>1. The High Contracting Parties undertake to introduce in time of peace into their military <text:hidden-text text:condition="ooow:" text:string-value="P13:L24" text:is-hidden="true"/>regulations or instructions such provisions as may ensure observance of the present <text:hidden-text text:condition="ooow:" text:string-value="P13:L25" text:is-hidden="true"/>Convention, and to foster in the members of their armed forces a spirit of respect for the culture <text:hidden-text text:condition="ooow:" text:string-value="P13:L26" text:is-hidden="true"/>and cultural property of all peoples.</text:p>
      <text:p text:style-name="eu_5f_paragraph"><text:hidden-text text:condition="ooow:" text:string-value="P13:L27" text:is-hidden="true"/> </text:p>
      <text:p text:style-name="eu_5f_paragraph"><text:hidden-text text:condition="ooow:" text:string-value="P13:L28" text:is-hidden="true"/>2. The High Contracting Parties undertake to plan or establish in peacetime, within their armed <text:hidden-text text:condition="ooow:" text:string-value="P13:L29" text:is-hidden="true"/>forces, services or specialist personnel whose purpose will be to secure respect for cultural <text:hidden-text text:condition="ooow:" text:string-value="P13:L30" text:is-hidden="true"/>property and to co-operate with the civilian authorities responsible for safeguarding it.</text:p>
      <text:p text:style-name="eu_5f_chapternumber"><text:hidden-text text:condition="ooow:" text:string-value="P13:L31" text:is-hidden="true"/>CHAPTER II</text:p>
      <text:p text:style-name="eu_5f_chaptertitle"><text:hidden-text text:condition="ooow:" text:string-value="P13:L32" text:is-hidden="true"/>SPECIAL PROTECTION</text:p>
      <text:p text:style-name="eu_5f_articletitle"><text:hidden-text text:condition="ooow:" text:string-value="P13:L33" text:is-hidden="true"/>Granting of Special Protection</text:p>
      <text:p text:style-name="eu_5f_articlenumber"><text:hidden-text text:condition="ooow:" text:string-value="P13:L34" text:is-hidden="true"/>Article 8</text:p>
      <text:p text:style-name="eu_5f_paragraph"><text:hidden-text text:condition="ooow:" text:string-value="P13:L35" text:is-hidden="true"/>1. There may be placed under special protection a limited number of refuges intended to shelter <text:hidden-text text:condition="ooow:" text:string-value="P13:L36" text:is-hidden="true"/>movable cultural property in the event of armed conflict, of centres containing monuments and <text:hidden-text text:condition="ooow:" text:string-value="P13:L37" text:is-hidden="true"/>other immovable cultural property of very great importance, provided that they:</text:p>
      <text:p text:style-name="eu_5f_paragraph"><text:soft-page-break/><text:hidden-text text:condition="ooow:" text:string-value="P14:L1" text:is-hidden="true"/> </text:p>
      <text:p text:style-name="eu_5f_paragraph"><text:hidden-text text:condition="ooow:" text:string-value="P14:L2" text:is-hidden="true"/>(a) are situated at an adequate distance from any large industrial centre or from any important <text:hidden-text text:condition="ooow:" text:string-value="P14:L3" text:is-hidden="true"/>military objective constituting a vulnerable point, such as, for example, an aerodrome, <text:hidden-text text:condition="ooow:" text:string-value="P14:L4" text:is-hidden="true"/>broadcasting station, establishment engaged upon work of national defence, a port or railway <text:hidden-text text:condition="ooow:" text:string-value="P14:L5" text:is-hidden="true"/>station of relative importance or a main line of communication;</text:p>
      <text:p text:style-name="eu_5f_paragraph"><text:hidden-text text:condition="ooow:" text:string-value="P14:L6" text:is-hidden="true"/> </text:p>
      <text:p text:style-name="eu_5f_paragraph"><text:hidden-text text:condition="ooow:" text:string-value="P14:L7" text:is-hidden="true"/>(b) are not used for military purposes.</text:p>
      <text:p text:style-name="eu_5f_paragraph"><text:hidden-text text:condition="ooow:" text:string-value="P14:L8" text:is-hidden="true"/> </text:p>
      <text:p text:style-name="eu_5f_paragraph"><text:hidden-text text:condition="ooow:" text:string-value="P14:L9" text:is-hidden="true"/>2. A refuge for movable cultural property may also be placed under special protection, whatever <text:hidden-text text:condition="ooow:" text:string-value="P14:L10" text:is-hidden="true"/>its location, if it is so constructed that, in all probability, it will not be damaged by bombs.</text:p>
      <text:p text:style-name="eu_5f_paragraph"><text:hidden-text text:condition="ooow:" text:string-value="P14:L11" text:is-hidden="true"/> </text:p>
      <text:p text:style-name="eu_5f_paragraph"><text:hidden-text text:condition="ooow:" text:string-value="P14:L12" text:is-hidden="true"/>3. A centre containing monuments shall be deemed to be used for military purposes whenever it <text:hidden-text text:condition="ooow:" text:string-value="P14:L13" text:is-hidden="true"/>is used for the movement of military personnel or material, even in transit. The same shall apply <text:hidden-text text:condition="ooow:" text:string-value="P14:L14" text:is-hidden="true"/>whenever activities directly connected with military operations, the stationing of military <text:hidden-text text:condition="ooow:" text:string-value="P14:L15" text:is-hidden="true"/>personnel, or the production of war material are carried on within the centre.</text:p>
      <text:p text:style-name="eu_5f_paragraph"><text:hidden-text text:condition="ooow:" text:string-value="P14:L16" text:is-hidden="true"/> </text:p>
      <text:p text:style-name="eu_5f_paragraph"><text:hidden-text text:condition="ooow:" text:string-value="P14:L17" text:is-hidden="true"/>4. The guarding of cultural property mentioned in paragraph I above by armed custodians <text:hidden-text text:condition="ooow:" text:string-value="P14:L18" text:is-hidden="true"/>specially empowered to do so, or the presence, in the vicinity of such cultural property, of <text:hidden-text text:condition="ooow:" text:string-value="P14:L19" text:is-hidden="true"/>police forces normally responsible for the maintenance of public order, shall not be deemed to <text:hidden-text text:condition="ooow:" text:string-value="P14:L20" text:is-hidden="true"/>be used for military purposes.</text:p>
      <text:p text:style-name="eu_5f_paragraph"><text:hidden-text text:condition="ooow:" text:string-value="P14:L21" text:is-hidden="true"/> </text:p>
      <text:p text:style-name="eu_5f_paragraph"><text:hidden-text text:condition="ooow:" text:string-value="P14:L22" text:is-hidden="true"/>5. If any cultural property mentioned in paragraph I of the present Article is situated near an <text:hidden-text text:condition="ooow:" text:string-value="P14:L23" text:is-hidden="true"/>important military objective as defined in the said paragraph, it may nevertheless be placed <text:hidden-text text:condition="ooow:" text:string-value="P14:L24" text:is-hidden="true"/>under special protection if the High Contracting Party asking for that protection undertakes, in <text:hidden-text text:condition="ooow:" text:string-value="P14:L25" text:is-hidden="true"/>the event of armed conflict, to make no use of the objective and particularly, in the case of a <text:hidden-text text:condition="ooow:" text:string-value="P14:L26" text:is-hidden="true"/>port, railway station or aerodrome, to divert all traffic therefrom. In that event, such diversion <text:hidden-text text:condition="ooow:" text:string-value="P14:L27" text:is-hidden="true"/>shall be prepared in time of peace.</text:p>
      <text:p text:style-name="eu_5f_paragraph"><text:hidden-text text:condition="ooow:" text:string-value="P14:L28" text:is-hidden="true"/> </text:p>
      <text:p text:style-name="eu_5f_paragraph"><text:hidden-text text:condition="ooow:" text:string-value="P14:L29" text:is-hidden="true"/>6. Special protection is granted to cultural property by its entry in the "International Register of <text:hidden-text text:condition="ooow:" text:string-value="P14:L30" text:is-hidden="true"/>Cultural Property under Special Protection". This entry shall only be made, in accordance with <text:hidden-text text:condition="ooow:" text:string-value="P14:L31" text:is-hidden="true"/>the provisions of the present Convention and under the conditions provided for in the <text:hidden-text text:condition="ooow:" text:string-value="P14:L32" text:is-hidden="true"/>Regulations for the execution of the Convention.</text:p>
      <text:p text:style-name="eu_5f_paragraph"><text:hidden-text text:condition="ooow:" text:string-value="P14:L33" text:is-hidden="true"/> </text:p>
      <text:p text:style-name="eu_5f_articletitle"><text:hidden-text text:condition="ooow:" text:string-value="P14:L34" text:is-hidden="true"/>Immunity of Cultural Property under Special Protection</text:p>
      <text:p text:style-name="eu_5f_articlenumber"><text:hidden-text text:condition="ooow:" text:string-value="P14:L35" text:is-hidden="true"/>Article 9</text:p>
      <text:p text:style-name="eu_5f_paragraph"><text:hidden-text text:condition="ooow:" text:string-value="P14:L36" text:is-hidden="true"/>The High Contracting Parties undertake to ensure the immunity of cultural property under <text:hidden-text text:condition="ooow:" text:string-value="P14:L37" text:is-hidden="true"/>special protection by refraining, from the time of entry in the International Register, from any <text:hidden-text text:condition="ooow:" text:string-value="P14:L38" text:is-hidden="true"/>act of hostility directed against such property and, except for the cases provided for in <text:hidden-text text:condition="ooow:" text:string-value="P14:L39" text:is-hidden="true"/>paragraph 5 of Article 8, from any use of such property or its surroundings for military <text:hidden-text text:condition="ooow:" text:string-value="P14:L40" text:is-hidden="true"/>purposes. </text:p>
      <text:p text:style-name="eu_5f_articletitle"><text:soft-page-break/><text:hidden-text text:condition="ooow:" text:string-value="P15:L1" text:is-hidden="true"/>Identification and Control</text:p>
      <text:p text:style-name="eu_5f_articlenumber"><text:hidden-text text:condition="ooow:" text:string-value="P15:L2" text:is-hidden="true"/>Article 10</text:p>
      <text:p text:style-name="eu_5f_paragraph"><text:hidden-text text:condition="ooow:" text:string-value="P15:L3" text:is-hidden="true"/>During an armed conflict, cultural property under special protection shall be marked with the <text:hidden-text text:condition="ooow:" text:string-value="P15:L4" text:is-hidden="true"/>distinctive emblem described in Article 16, and shall be open to international control as <text:hidden-text text:condition="ooow:" text:string-value="P15:L5" text:is-hidden="true"/>provided for in the Regulations for the execution of the Convention.</text:p>
      <text:p text:style-name="eu_5f_articletitle"><text:hidden-text text:condition="ooow:" text:string-value="P15:L6" text:is-hidden="true"/>Withdrawal of Immunity</text:p>
      <text:p text:style-name="P36"><text:hidden-text text:condition="ooow:" text:string-value="P15:L7" text:is-hidden="true"/>Article 11</text:p>
      <text:p text:style-name="eu_5f_paragraph"><text:hidden-text text:condition="ooow:" text:string-value="P15:L8" text:is-hidden="true"/>1. If one of the High Contracting Parties commits, in respect of any item of cultural property <text:hidden-text text:condition="ooow:" text:string-value="P15:L9" text:is-hidden="true"/>under special protection, a violation of the obligations under Article 9, the opposing Party shall, <text:hidden-text text:condition="ooow:" text:string-value="P15:L10" text:is-hidden="true"/>so long as this violation persists, be released from the obligation to ensure the immunity of the <text:hidden-text text:condition="ooow:" text:string-value="P15:L11" text:is-hidden="true"/>property concerned. Nevertheless, whenever possible, the latter Party shall first request the <text:hidden-text text:condition="ooow:" text:string-value="P15:L12" text:is-hidden="true"/>cessation of such violation within a reasonable time.</text:p>
      <text:p text:style-name="eu_5f_paragraph"><text:hidden-text text:condition="ooow:" text:string-value="P15:L13" text:is-hidden="true"/> </text:p>
      <text:p text:style-name="eu_5f_paragraph"><text:hidden-text text:condition="ooow:" text:string-value="P15:L14" text:is-hidden="true"/>2. Apart from the case provided for in paragraph I of the present Article, immunity shall be <text:hidden-text text:condition="ooow:" text:string-value="P15:L15" text:is-hidden="true"/>withdrawn from cultural property under special protection only in exceptional cases of <text:hidden-text text:condition="ooow:" text:string-value="P15:L16" text:is-hidden="true"/>unavoidable military necessity, and only for such time as that necessity continues. Such <text:hidden-text text:condition="ooow:" text:string-value="P15:L17" text:is-hidden="true"/>necessity can be established only by the officer commanding a force the equivalent of a division <text:hidden-text text:condition="ooow:" text:string-value="P15:L18" text:is-hidden="true"/>in size or larger. Whenever circumstances permit, the opposing Party shall be notified, a <text:hidden-text text:condition="ooow:" text:string-value="P15:L19" text:is-hidden="true"/>reasonable time in advance, of the decision to withdraw immunity.</text:p>
      <text:p text:style-name="eu_5f_paragraph"><text:hidden-text text:condition="ooow:" text:string-value="P15:L20" text:is-hidden="true"/> </text:p>
      <text:p text:style-name="eu_5f_paragraph"><text:hidden-text text:condition="ooow:" text:string-value="P15:L21" text:is-hidden="true"/>3. The Party withdrawing immunity shall, as soon as possible, so inform the Commissioner-<text:hidden-text text:condition="ooow:" text:string-value="P15:L22" text:is-hidden="true"/>General for cultural property provided for in the Regulations for the execution of the <text:hidden-text text:condition="ooow:" text:string-value="P15:L23" text:is-hidden="true"/>Convention, in writing, stating the reasons.</text:p>
      <text:p text:style-name="P48"><text:hidden-text text:condition="ooow:" text:string-value="P15:L24" text:is-hidden="true"/>CHAPTER III</text:p>
      <text:p text:style-name="eu_5f_chaptertitle"><text:hidden-text text:condition="ooow:" text:string-value="P15:L25" text:is-hidden="true"/>TRANSPORT OF CULTURAL PROPERTY</text:p>
      <text:p text:style-name="eu_5f_articletitle"><text:hidden-text text:condition="ooow:" text:string-value="P15:L26" text:is-hidden="true"/>Transport under Special Protection</text:p>
      <text:p text:style-name="eu_5f_articlenumber"><text:hidden-text text:condition="ooow:" text:string-value="P15:L27" text:is-hidden="true"/>Article 12</text:p>
      <text:p text:style-name="eu_5f_paragraph"><text:hidden-text text:condition="ooow:" text:string-value="P15:L28" text:is-hidden="true"/>1. Transport exclusively engaged in the transfer of cultural property, whether within a territory <text:hidden-text text:condition="ooow:" text:string-value="P15:L29" text:is-hidden="true"/>or to another territory, may, at the request of the High Contracting Party concerned, take place <text:hidden-text text:condition="ooow:" text:string-value="P15:L30" text:is-hidden="true"/>under special protection in accordance with the conditions specified in the Regulations for the <text:hidden-text text:condition="ooow:" text:string-value="P15:L31" text:is-hidden="true"/>execution of the Convention.</text:p>
      <text:p text:style-name="eu_5f_paragraph"><text:hidden-text text:condition="ooow:" text:string-value="P15:L32" text:is-hidden="true"/> </text:p>
      <text:p text:style-name="eu_5f_paragraph"><text:hidden-text text:condition="ooow:" text:string-value="P15:L33" text:is-hidden="true"/>2. Transport under special protection shall take place under the international supervision <text:hidden-text text:condition="ooow:" text:string-value="P15:L34" text:is-hidden="true"/>provided for in the aforesaid Regulations and shall display the distinctive emblem described in <text:hidden-text text:condition="ooow:" text:string-value="P15:L35" text:is-hidden="true"/>Article 16.</text:p>
      <text:p text:style-name="eu_5f_paragraph"><text:hidden-text text:condition="ooow:" text:string-value="P15:L36" text:is-hidden="true"/> </text:p>
      <text:p text:style-name="eu_5f_paragraph"><text:hidden-text text:condition="ooow:" text:string-value="P15:L37" text:is-hidden="true"/>3. The High Contracting Parties shall refrain from any act of hostility directed against transport <text:hidden-text text:condition="ooow:" text:string-value="P15:L38" text:is-hidden="true"/>under special protection.</text:p>
      <text:p text:style-name="eu_5f_articletitle"><text:soft-page-break/><text:hidden-text text:condition="ooow:" text:string-value="P16:L1" text:is-hidden="true"/>Transport in Urgent Cases</text:p>
      <text:p text:style-name="eu_5f_articlenumber"><text:hidden-text text:condition="ooow:" text:string-value="P16:L2" text:is-hidden="true"/>Article 13</text:p>
      <text:p text:style-name="eu_5f_paragraph"><text:hidden-text text:condition="ooow:" text:string-value="P16:L3" text:is-hidden="true"/>1. If a High Contracting Party considers that the safety of certain cultural property requires its <text:hidden-text text:condition="ooow:" text:string-value="P16:L4" text:is-hidden="true"/>transfer and that the matter is of such urgency that the procedure laid down in Article 12 cannot <text:hidden-text text:condition="ooow:" text:string-value="P16:L5" text:is-hidden="true"/>be followed, especially at the beginning of an armed conflict, the transport may display the <text:hidden-text text:condition="ooow:" text:string-value="P16:L6" text:is-hidden="true"/>distinctive emblem described in Article 16, provided that an application for immunity referred <text:hidden-text text:condition="ooow:" text:string-value="P16:L7" text:is-hidden="true"/>to in Article 12 has not already been made and refused. As far as possible, notification of <text:hidden-text text:condition="ooow:" text:string-value="P16:L8" text:is-hidden="true"/>transfer should be made to the opposing Parties. Nevertheless, transport conveying cultural <text:hidden-text text:condition="ooow:" text:string-value="P16:L9" text:is-hidden="true"/>property to the territory of another country may not display the distinctive emblem unless <text:hidden-text text:condition="ooow:" text:string-value="P16:L10" text:is-hidden="true"/>immunity has been expressly granted to it.</text:p>
      <text:p text:style-name="eu_5f_paragraph"><text:hidden-text text:condition="ooow:" text:string-value="P16:L11" text:is-hidden="true"/> </text:p>
      <text:p text:style-name="eu_5f_paragraph"><text:hidden-text text:condition="ooow:" text:string-value="P16:L12" text:is-hidden="true"/>2. The High Contracting Parties shall take, so far as possible, the necessary precautions to avoid <text:hidden-text text:condition="ooow:" text:string-value="P16:L13" text:is-hidden="true"/>acts of hostility directed against the transport described in paragraph 1 of the present Article <text:hidden-text text:condition="ooow:" text:string-value="P16:L14" text:is-hidden="true"/>and displaying the distinctive emblem.</text:p>
      <text:p text:style-name="eu_5f_articletitle"><text:hidden-text text:condition="ooow:" text:string-value="P16:L15" text:is-hidden="true"/>Immunity from Seizure, Capture and Prize</text:p>
      <text:p text:style-name="eu_5f_articlenumber"><text:hidden-text text:condition="ooow:" text:string-value="P16:L16" text:is-hidden="true"/>Article 14</text:p>
      <text:p text:style-name="eu_5f_paragraph"><text:hidden-text text:condition="ooow:" text:string-value="P16:L17" text:is-hidden="true"/>1. Immunity from seizure, placing in prize, or capture shall be granted to:</text:p>
      <text:p text:style-name="eu_5f_paragraph"><text:hidden-text text:condition="ooow:" text:string-value="P16:L18" text:is-hidden="true"/> </text:p>
      <text:p text:style-name="eu_5f_paragraph"><text:hidden-text text:condition="ooow:" text:string-value="P16:L19" text:is-hidden="true"/>(a) cultural property enjoying the protection provided for in Article 12 or that provided for in <text:hidden-text text:condition="ooow:" text:string-value="P16:L20" text:is-hidden="true"/>Article 13;</text:p>
      <text:p text:style-name="eu_5f_paragraph"><text:hidden-text text:condition="ooow:" text:string-value="P16:L21" text:is-hidden="true"/> </text:p>
      <text:p text:style-name="eu_5f_paragraph"><text:hidden-text text:condition="ooow:" text:string-value="P16:L22" text:is-hidden="true"/>(b) the means of transport exclusively engaged in the transfer of such cultural property.</text:p>
      <text:p text:style-name="eu_5f_paragraph"><text:hidden-text text:condition="ooow:" text:string-value="P16:L23" text:is-hidden="true"/> </text:p>
      <text:p text:style-name="eu_5f_paragraph"><text:hidden-text text:condition="ooow:" text:string-value="P16:L24" text:is-hidden="true"/>2. Nothing in the present Article shall limit the right of visit and search.</text:p>
      <text:p text:style-name="P48"><text:hidden-text text:condition="ooow:" text:string-value="P16:L25" text:is-hidden="true"/>CHAPTER IV</text:p>
      <text:p text:style-name="eu_5f_chaptertitle"><text:hidden-text text:condition="ooow:" text:string-value="P16:L26" text:is-hidden="true"/>PERSONNEL</text:p>
      <text:p text:style-name="eu_5f_articletitle"><text:hidden-text text:condition="ooow:" text:string-value="P16:L27" text:is-hidden="true"/>Personnel</text:p>
      <text:p text:style-name="eu_5f_articlenumber"><text:hidden-text text:condition="ooow:" text:string-value="P16:L28" text:is-hidden="true"/>Article 15</text:p>
      <text:p text:style-name="eu_5f_paragraph"><text:hidden-text text:condition="ooow:" text:string-value="P16:L29" text:is-hidden="true"/>As far as is consistent with the interests of security, personnel engaged in the protection of <text:hidden-text text:condition="ooow:" text:string-value="P16:L30" text:is-hidden="true"/>cultural property shall, in the interests of such property, be respected and, if they fall into the <text:hidden-text text:condition="ooow:" text:string-value="P16:L31" text:is-hidden="true"/>hands of the opposing Party, shall be allowed to continue to carry out duties whenever the <text:hidden-text text:condition="ooow:" text:string-value="P16:L32" text:is-hidden="true"/>cultural property for which they are responsible has also fallen into the hands of the opposing <text:hidden-text text:condition="ooow:" text:string-value="P16:L33" text:is-hidden="true"/>Party.</text:p>
      <text:p text:style-name="eu_5f_chapternumber"><text:soft-page-break/><text:hidden-text text:condition="ooow:" text:string-value="P17:L1" text:is-hidden="true"/>CHAPTER V</text:p>
      <text:p text:style-name="eu_5f_chaptertitle"><text:hidden-text text:condition="ooow:" text:string-value="P17:L2" text:is-hidden="true"/>THE DISTINCTIVE EMBLEM</text:p>
      <text:p text:style-name="eu_5f_articletitle"><text:hidden-text text:condition="ooow:" text:string-value="P17:L3" text:is-hidden="true"/>Emblem of the Convention</text:p>
      <text:p text:style-name="eu_5f_articlenumber"><text:hidden-text text:condition="ooow:" text:string-value="P17:L4" text:is-hidden="true"/>Article 16</text:p>
      <text:p text:style-name="eu_5f_paragraph"><text:hidden-text text:condition="ooow:" text:string-value="P17:L5" text:is-hidden="true"/>1. The distinctive emblem of the Convention shall take the form of a shield, pointed below, per <text:hidden-text text:condition="ooow:" text:string-value="P17:L6" text:is-hidden="true"/>saltire blue and white (a shield consisting of a royal-blue square, one of the angles of which <text:hidden-text text:condition="ooow:" text:string-value="P17:L7" text:is-hidden="true"/>forms the point of the shield, and of a royal-blue triangle above the square, the space on either <text:hidden-text text:condition="ooow:" text:string-value="P17:L8" text:is-hidden="true"/>side being taken up by a white triangle).</text:p>
      <text:p text:style-name="eu_5f_paragraph"><text:hidden-text text:condition="ooow:" text:string-value="P17:L9" text:is-hidden="true"/> </text:p>
      <text:p text:style-name="eu_5f_paragraph"><text:hidden-text text:condition="ooow:" text:string-value="P17:L10" text:is-hidden="true"/>2. The emblem shall be used alone, or repeated three times in a triangular formation (one shield <text:hidden-text text:condition="ooow:" text:string-value="P17:L11" text:is-hidden="true"/>below), under the conditions provided for in Article 17.</text:p>
      <text:p text:style-name="eu_5f_articletitle"><text:hidden-text text:condition="ooow:" text:string-value="P17:L12" text:is-hidden="true"/>Use of the Emblem</text:p>
      <text:p text:style-name="eu_5f_articlenumber"><text:hidden-text text:condition="ooow:" text:string-value="P17:L13" text:is-hidden="true"/>Article 17</text:p>
      <text:p text:style-name="eu_5f_paragraph"><text:hidden-text text:condition="ooow:" text:string-value="P17:L14" text:is-hidden="true"/>1. The distinctive emblem repeated three times may be used only as a means of identification <text:hidden-text text:condition="ooow:" text:string-value="P17:L15" text:is-hidden="true"/>of:</text:p>
      <text:p text:style-name="eu_5f_paragraph"><text:hidden-text text:condition="ooow:" text:string-value="P17:L16" text:is-hidden="true"/> </text:p>
      <text:p text:style-name="eu_5f_paragraph"><text:hidden-text text:condition="ooow:" text:string-value="P17:L17" text:is-hidden="true"/>(a) immovable cultural property under special protection;</text:p>
      <text:p text:style-name="eu_5f_paragraph"><text:hidden-text text:condition="ooow:" text:string-value="P17:L18" text:is-hidden="true"/> </text:p>
      <text:p text:style-name="eu_5f_paragraph"><text:hidden-text text:condition="ooow:" text:string-value="P17:L19" text:is-hidden="true"/>(b) the transport of cultural property under the conditions provided for in Articles 12 and 13:</text:p>
      <text:p text:style-name="eu_5f_paragraph"><text:hidden-text text:condition="ooow:" text:string-value="P17:L20" text:is-hidden="true"/> </text:p>
      <text:p text:style-name="eu_5f_paragraph"><text:hidden-text text:condition="ooow:" text:string-value="P17:L21" text:is-hidden="true"/>(c) improvised refuges, under the conditions provided for in the Regulations for the execution</text:p>
      <text:p text:style-name="eu_5f_paragraph"><text:hidden-text text:condition="ooow:" text:string-value="P17:L22" text:is-hidden="true"/>of the Convention.</text:p>
      <text:p text:style-name="eu_5f_paragraph"><text:hidden-text text:condition="ooow:" text:string-value="P17:L23" text:is-hidden="true"/> </text:p>
      <text:p text:style-name="eu_5f_paragraph"><text:hidden-text text:condition="ooow:" text:string-value="P17:L24" text:is-hidden="true"/>2. The distinctive emblem may be used alone only as a means of identification of:</text:p>
      <text:p text:style-name="eu_5f_paragraph"><text:hidden-text text:condition="ooow:" text:string-value="P17:L25" text:is-hidden="true"/> </text:p>
      <text:p text:style-name="eu_5f_paragraph"><text:hidden-text text:condition="ooow:" text:string-value="P17:L26" text:is-hidden="true"/>(a) cultural property not under special protection;</text:p>
      <text:p text:style-name="eu_5f_paragraph"><text:hidden-text text:condition="ooow:" text:string-value="P17:L27" text:is-hidden="true"/> </text:p>
      <text:p text:style-name="eu_5f_paragraph"><text:hidden-text text:condition="ooow:" text:string-value="P17:L28" text:is-hidden="true"/>(b) the persons responsible for the duties of control in accordance with the Regulations for the <text:hidden-text text:condition="ooow:" text:string-value="P17:L29" text:is-hidden="true"/>execution of the Convention;</text:p>
      <text:p text:style-name="eu_5f_paragraph"><text:hidden-text text:condition="ooow:" text:string-value="P17:L30" text:is-hidden="true"/> </text:p>
      <text:p text:style-name="eu_5f_paragraph"><text:hidden-text text:condition="ooow:" text:string-value="P17:L31" text:is-hidden="true"/>(c) the personnel engaged in the protection of cultural property;</text:p>
      <text:p text:style-name="eu_5f_paragraph"><text:hidden-text text:condition="ooow:" text:string-value="P17:L32" text:is-hidden="true"/> </text:p>
      <text:p text:style-name="eu_5f_paragraph"><text:hidden-text text:condition="ooow:" text:string-value="P17:L33" text:is-hidden="true"/>(d) the identity cards mentioned in the Regulations for the execution of the Convention.</text:p>
      <text:p text:style-name="eu_5f_paragraph"><text:hidden-text text:condition="ooow:" text:string-value="P17:L34" text:is-hidden="true"/> </text:p>
      <text:p text:style-name="eu_5f_paragraph"><text:soft-page-break/><text:hidden-text text:condition="ooow:" text:string-value="P18:L1" text:is-hidden="true"/>3. During an armed conflict, the use of the distinctive emblem in any other cases than those <text:hidden-text text:condition="ooow:" text:string-value="P18:L2" text:is-hidden="true"/>mentioned in the preceding paragraphs of the present Article, and the use for any purpose <text:hidden-text text:condition="ooow:" text:string-value="P18:L3" text:is-hidden="true"/>whatever of a sign resembling the distinctive emblem, shall be forbidden.</text:p>
      <text:p text:style-name="eu_5f_paragraph"><text:hidden-text text:condition="ooow:" text:string-value="P18:L4" text:is-hidden="true"/> </text:p>
      <text:p text:style-name="eu_5f_paragraph"><text:hidden-text text:condition="ooow:" text:string-value="P18:L5" text:is-hidden="true"/>4. The distinctive emblem may not be placed on any immovable cultural property unless at the <text:hidden-text text:condition="ooow:" text:string-value="P18:L6" text:is-hidden="true"/>same time there is displayed an authorization duly dated and signed by the competent authority <text:hidden-text text:condition="ooow:" text:string-value="P18:L7" text:is-hidden="true"/>of the High Contracting Party.</text:p>
      <text:p text:style-name="eu_5f_chapternumber"><text:hidden-text text:condition="ooow:" text:string-value="P18:L8" text:is-hidden="true"/>CHAPTER VI</text:p>
      <text:p text:style-name="eu_5f_chaptertitle"><text:hidden-text text:condition="ooow:" text:string-value="P18:L9" text:is-hidden="true"/>SCOPE OF APPLICATION OF THE CONVENTION</text:p>
      <text:p text:style-name="eu_5f_articletitle"><text:hidden-text text:condition="ooow:" text:string-value="P18:L10" text:is-hidden="true"/>Application of the Convention</text:p>
      <text:p text:style-name="eu_5f_articlenumber"><text:hidden-text text:condition="ooow:" text:string-value="P18:L11" text:is-hidden="true"/>Article 18</text:p>
      <text:p text:style-name="eu_5f_paragraph"><text:hidden-text text:condition="ooow:" text:string-value="P18:L12" text:is-hidden="true"/>1. Apart from the provisions which shall take effect in time of peace, the present Convention <text:hidden-text text:condition="ooow:" text:string-value="P18:L13" text:is-hidden="true"/>shall apply in the event of declared war or of any other armed conflict which may arise between <text:hidden-text text:condition="ooow:" text:string-value="P18:L14" text:is-hidden="true"/>two or more of the High Contracting Parties, even if the state of war is not recognized by one or <text:hidden-text text:condition="ooow:" text:string-value="P18:L15" text:is-hidden="true"/>more of them.</text:p>
      <text:p text:style-name="eu_5f_paragraph"><text:hidden-text text:condition="ooow:" text:string-value="P18:L16" text:is-hidden="true"/> </text:p>
      <text:p text:style-name="eu_5f_paragraph"><text:hidden-text text:condition="ooow:" text:string-value="P18:L17" text:is-hidden="true"/>2. The Convention shall also apply to all cases of partial or total occupation of the territory of a <text:hidden-text text:condition="ooow:" text:string-value="P18:L18" text:is-hidden="true"/>High Contracting Party, even if the said occupation meets with no armed resistance.</text:p>
      <text:p text:style-name="eu_5f_paragraph"><text:hidden-text text:condition="ooow:" text:string-value="P18:L19" text:is-hidden="true"/> </text:p>
      <text:p text:style-name="eu_5f_paragraph"><text:hidden-text text:condition="ooow:" text:string-value="P18:L20" text:is-hidden="true"/>3. If one of the Powers in conflict is not a Party to the present Convention, the Powers which <text:hidden-text text:condition="ooow:" text:string-value="P18:L21" text:is-hidden="true"/>are Parties thereto shall nevertheless remain bound by it in their mutual relations. They shall <text:hidden-text text:condition="ooow:" text:string-value="P18:L22" text:is-hidden="true"/>furthermore be bound by the Convention, in relation to the said Power, if the latter has declared <text:hidden-text text:condition="ooow:" text:string-value="P18:L23" text:is-hidden="true"/>that it accepts the provisions thereof and so long as it applies them.</text:p>
      <text:p text:style-name="eu_5f_articletitle"><text:hidden-text text:condition="ooow:" text:string-value="P18:L24" text:is-hidden="true"/>Conflicts Not of an International Character</text:p>
      <text:p text:style-name="eu_5f_articlenumber"><text:hidden-text text:condition="ooow:" text:string-value="P18:L25" text:is-hidden="true"/>Article 19</text:p>
      <text:p text:style-name="eu_5f_paragraph"><text:hidden-text text:condition="ooow:" text:string-value="P18:L26" text:is-hidden="true"/>1. In the event of an armed conflict not of an international character occurring within the <text:hidden-text text:condition="ooow:" text:string-value="P18:L27" text:is-hidden="true"/>territory of one of the High Contracting Parties, each party to the conflict shall be bound to <text:hidden-text text:condition="ooow:" text:string-value="P18:L28" text:is-hidden="true"/>apply, as a minimum, the provisions of the present Convention which relate to respect for <text:hidden-text text:condition="ooow:" text:string-value="P18:L29" text:is-hidden="true"/>cultural property.</text:p>
      <text:p text:style-name="eu_5f_paragraph"><text:hidden-text text:condition="ooow:" text:string-value="P18:L30" text:is-hidden="true"/> </text:p>
      <text:p text:style-name="eu_5f_paragraph"><text:hidden-text text:condition="ooow:" text:string-value="P18:L31" text:is-hidden="true"/>2. The parties to the Conflict shall endeavour to bring into force, by means of special <text:hidden-text text:condition="ooow:" text:string-value="P18:L32" text:is-hidden="true"/>agreements, all or part of the other provisions of the present Convention.</text:p>
      <text:p text:style-name="eu_5f_paragraph"><text:hidden-text text:condition="ooow:" text:string-value="P18:L33" text:is-hidden="true"/> </text:p>
      <text:p text:style-name="eu_5f_paragraph"><text:hidden-text text:condition="ooow:" text:string-value="P18:L34" text:is-hidden="true"/>3. The United Nations Educational, Scientific and Cultural Organization may offer its services <text:hidden-text text:condition="ooow:" text:string-value="P18:L35" text:is-hidden="true"/>to the parties to the conflict.</text:p>
      <text:p text:style-name="eu_5f_paragraph"><text:hidden-text text:condition="ooow:" text:string-value="P18:L36" text:is-hidden="true"/> </text:p>
      <text:p text:style-name="eu_5f_paragraph"><text:hidden-text text:condition="ooow:" text:string-value="P18:L37" text:is-hidden="true"/>4. The application of the preceding provisions shall not affect the legal status of the parties to <text:hidden-text text:condition="ooow:" text:string-value="P18:L38" text:is-hidden="true"/>the conflict.</text:p>
      <text:p text:style-name="eu_5f_chapternumber"><text:soft-page-break/><text:hidden-text text:condition="ooow:" text:string-value="P19:L1" text:is-hidden="true"/>CHAPTER VII</text:p>
      <text:p text:style-name="eu_5f_articletitle"><text:hidden-text text:condition="ooow:" text:string-value="P19:L2" text:is-hidden="true"/>EXECUTION OF THE CONVENTION</text:p>
      <text:p text:style-name="eu_5f_articletitle"><text:hidden-text text:condition="ooow:" text:string-value="P19:L3" text:is-hidden="true"/>Regulations for the Execution of the Convention</text:p>
      <text:p text:style-name="eu_5f_articlenumber"><text:hidden-text text:condition="ooow:" text:string-value="P19:L4" text:is-hidden="true"/>Article 20</text:p>
      <text:p text:style-name="P35"><text:hidden-text text:condition="ooow:" text:string-value="P19:L5" text:is-hidden="true"/>The procedure by which the present Convention is to be applied is defined in the Regulations <text:hidden-text text:condition="ooow:" text:string-value="P19:L6" text:is-hidden="true"/>for its execution, which constitute an integral part thereof.</text:p>
      <text:p text:style-name="eu_5f_articletitle"><text:hidden-text text:condition="ooow:" text:string-value="P19:L7" text:is-hidden="true"/>Protecting Powers</text:p>
      <text:p text:style-name="eu_5f_articlenumber"><text:hidden-text text:condition="ooow:" text:string-value="P19:L8" text:is-hidden="true"/>Article 21</text:p>
      <text:p text:style-name="eu_5f_paragraph"><text:hidden-text text:condition="ooow:" text:string-value="P19:L9" text:is-hidden="true"/>The present Convention and the Regulations for its execution shall be applied with the co-<text:hidden-text text:condition="ooow:" text:string-value="P19:L10" text:is-hidden="true"/>operation of the Protecting Powers responsible for safeguarding the interests of the Parties to <text:hidden-text text:condition="ooow:" text:string-value="P19:L11" text:is-hidden="true"/>the conflict.</text:p>
      <text:p text:style-name="eu_5f_articletitle"><text:hidden-text text:condition="ooow:" text:string-value="P19:L12" text:is-hidden="true"/>Conciliation Procedure</text:p>
      <text:p text:style-name="eu_5f_articlenumber"><text:hidden-text text:condition="ooow:" text:string-value="P19:L13" text:is-hidden="true"/>Article 22</text:p>
      <text:p text:style-name="eu_5f_paragraph"><text:hidden-text text:condition="ooow:" text:string-value="P19:L14" text:is-hidden="true"/>1. The Protecting Powers shall lend their good offices in all cases where they may deem it <text:hidden-text text:condition="ooow:" text:string-value="P19:L15" text:is-hidden="true"/>useful in the interests of cultural property, particularly if there is disagreement between the <text:hidden-text text:condition="ooow:" text:string-value="P19:L16" text:is-hidden="true"/>Parties to the conflict as to the application or interpretation of the provisions of the present <text:hidden-text text:condition="ooow:" text:string-value="P19:L17" text:is-hidden="true"/>Convention or the Regulations for its execution.</text:p>
      <text:p text:style-name="eu_5f_paragraph"><text:hidden-text text:condition="ooow:" text:string-value="P19:L18" text:is-hidden="true"/> </text:p>
      <text:p text:style-name="eu_5f_paragraph"><text:hidden-text text:condition="ooow:" text:string-value="P19:L19" text:is-hidden="true"/>2. For this purpose, each of the Protecting Powers may, either at the invitation of one Party, of <text:hidden-text text:condition="ooow:" text:string-value="P19:L20" text:is-hidden="true"/>the Director-General of the United Nations Educational, Scientific and Cultural Organization, <text:hidden-text text:condition="ooow:" text:string-value="P19:L21" text:is-hidden="true"/>or on its own initiative, propose to the Parties to the conflict a meeting of their representatives, <text:hidden-text text:condition="ooow:" text:string-value="P19:L22" text:is-hidden="true"/>and in particular of the authorities responsible for the protection of cultural property, if <text:hidden-text text:condition="ooow:" text:string-value="P19:L23" text:is-hidden="true"/>considered appropriate on suitably chosen neutral territory. The Parties to the conflict shall be <text:hidden-text text:condition="ooow:" text:string-value="P19:L24" text:is-hidden="true"/>bound to give effect to the proposals for meeting made to them. The Protecting Powers shall <text:hidden-text text:condition="ooow:" text:string-value="P19:L25" text:is-hidden="true"/>propose for approval by the Parties to the conflict a person belonging to a neutral Power or a <text:hidden-text text:condition="ooow:" text:string-value="P19:L26" text:is-hidden="true"/>person presented by the Director-General of the United Nations Educational, Scientific and <text:hidden-text text:condition="ooow:" text:string-value="P19:L27" text:is-hidden="true"/>Cultural Organization, which person shall be invited to take part in such a meeting in the <text:hidden-text text:condition="ooow:" text:string-value="P19:L28" text:is-hidden="true"/>capacity of Chairman.</text:p>
      <text:p text:style-name="eu_5f_articletitle"><text:hidden-text text:condition="ooow:" text:string-value="P19:L29" text:is-hidden="true"/>Assistance of UNESCO</text:p>
      <text:p text:style-name="eu_5f_articlenumber"><text:hidden-text text:condition="ooow:" text:string-value="P19:L30" text:is-hidden="true"/>Article 23</text:p>
      <text:p text:style-name="eu_5f_paragraph"><text:hidden-text text:condition="ooow:" text:string-value="P19:L31" text:is-hidden="true"/>1. The High Contracting Parties may call upon the United Nations Educational, Scientific and <text:hidden-text text:condition="ooow:" text:string-value="P19:L32" text:is-hidden="true"/>Cultural Organization for technical assistance in organizing the protection of their cultural <text:hidden-text text:condition="ooow:" text:string-value="P19:L33" text:is-hidden="true"/>property, or in connexion with any other problem arising out of the application of the present <text:hidden-text text:condition="ooow:" text:string-value="P19:L34" text:is-hidden="true"/>Convention or the Regulations for its execution. The Organization shall accord such assistance <text:hidden-text text:condition="ooow:" text:string-value="P19:L35" text:is-hidden="true"/>within the limits fixed by its programme and by its resources.</text:p>
      <text:p text:style-name="eu_5f_paragraph"><text:hidden-text text:condition="ooow:" text:string-value="P19:L36" text:is-hidden="true"/> </text:p>
      <text:p text:style-name="eu_5f_paragraph"><text:hidden-text text:condition="ooow:" text:string-value="P19:L37" text:is-hidden="true"/>2. The Organization is authorized to make, on its own initiative, proposals on this matter to the <text:hidden-text text:condition="ooow:" text:string-value="P19:L38" text:is-hidden="true"/>High Contracting Parties.</text:p>
      <text:p text:style-name="eu_5f_articletitle"><text:soft-page-break/><text:hidden-text text:condition="ooow:" text:string-value="P20:L1" text:is-hidden="true"/>Special Agreements</text:p>
      <text:p text:style-name="eu_5f_articlenumber"><text:hidden-text text:condition="ooow:" text:string-value="P20:L2" text:is-hidden="true"/>Article 24</text:p>
      <text:p text:style-name="eu_5f_paragraph"><text:hidden-text text:condition="ooow:" text:string-value="P20:L3" text:is-hidden="true"/>1. The High Contracting Parties may conclude special agreements for all matters concerning <text:hidden-text text:condition="ooow:" text:string-value="P20:L4" text:is-hidden="true"/>which they deem it suitable to make separate provision.</text:p>
      <text:p text:style-name="eu_5f_paragraph"><text:hidden-text text:condition="ooow:" text:string-value="P20:L5" text:is-hidden="true"/> </text:p>
      <text:p text:style-name="eu_5f_paragraph"><text:hidden-text text:condition="ooow:" text:string-value="P20:L6" text:is-hidden="true"/>2. No special agreement may be concluded which would diminish the protection afforded by <text:hidden-text text:condition="ooow:" text:string-value="P20:L7" text:is-hidden="true"/>the present Convention to cultural property and to the personnel engaged in its protection.</text:p>
      <text:p text:style-name="eu_5f_articletitle"><text:hidden-text text:condition="ooow:" text:string-value="P20:L8" text:is-hidden="true"/>Dissemination of the Convention</text:p>
      <text:p text:style-name="eu_5f_articlenumber"><text:hidden-text text:condition="ooow:" text:string-value="P20:L9" text:is-hidden="true"/>Article 25</text:p>
      <text:p text:style-name="eu_5f_paragraph"><text:hidden-text text:condition="ooow:" text:string-value="P20:L10" text:is-hidden="true"/>The High Contracting Parties undertake, in time of peace as in time of armed conflict, to <text:hidden-text text:condition="ooow:" text:string-value="P20:L11" text:is-hidden="true"/>disseminate the text of the present Convention and the Regulations for its execution as widely <text:hidden-text text:condition="ooow:" text:string-value="P20:L12" text:is-hidden="true"/>as possible in their respective countries. They undertake, in particular, to include the study <text:hidden-text text:condition="ooow:" text:string-value="P20:L13" text:is-hidden="true"/>thereof in their programmes of military and, if possible, civilian training, so that its principles <text:hidden-text text:condition="ooow:" text:string-value="P20:L14" text:is-hidden="true"/>are made known to the whole population, especially the armed forces and personnel engaged in <text:hidden-text text:condition="ooow:" text:string-value="P20:L15" text:is-hidden="true"/>the protection of cultural property.</text:p>
      <text:p text:style-name="eu_5f_articletitle"><text:hidden-text text:condition="ooow:" text:string-value="P20:L16" text:is-hidden="true"/>Translations, Reports</text:p>
      <text:p text:style-name="eu_5f_articlenumber"><text:hidden-text text:condition="ooow:" text:string-value="P20:L17" text:is-hidden="true"/>Article 26</text:p>
      <text:p text:style-name="eu_5f_paragraph"><text:hidden-text text:condition="ooow:" text:string-value="P20:L18" text:is-hidden="true"/>1. The High Contracting Parties shall communicate to one another, through the Director-<text:hidden-text text:condition="ooow:" text:string-value="P20:L19" text:is-hidden="true"/>General of the United Nations Educational, Scientific and Cultural Organization, the official <text:hidden-text text:condition="ooow:" text:string-value="P20:L20" text:is-hidden="true"/>translations of the present Convention and of the Regulations for its execution.</text:p>
      <text:p text:style-name="eu_5f_paragraph"><text:hidden-text text:condition="ooow:" text:string-value="P20:L21" text:is-hidden="true"/> </text:p>
      <text:p text:style-name="eu_5f_paragraph"><text:hidden-text text:condition="ooow:" text:string-value="P20:L22" text:is-hidden="true"/>2. Furthermore, at least once every four years, they shall forward to the Director-General a <text:hidden-text text:condition="ooow:" text:string-value="P20:L23" text:is-hidden="true"/>report giving whatever information they think suitable concerning any measures being taken, <text:hidden-text text:condition="ooow:" text:string-value="P20:L24" text:is-hidden="true"/>prepared or contemplated by their respective administrations in fulfilment of the present <text:hidden-text text:condition="ooow:" text:string-value="P20:L25" text:is-hidden="true"/>Convention and of the Regulations for its execution.</text:p>
      <text:p text:style-name="eu_5f_articletitle"><text:hidden-text text:condition="ooow:" text:string-value="P20:L26" text:is-hidden="true"/>Meetings</text:p>
      <text:p text:style-name="eu_5f_articlenumber"><text:hidden-text text:condition="ooow:" text:string-value="P20:L27" text:is-hidden="true"/>Article 27</text:p>
      <text:p text:style-name="eu_5f_paragraph"><text:hidden-text text:condition="ooow:" text:string-value="P20:L28" text:is-hidden="true"/>1. The Director-General of the United Nations Educational, Scientific and Cultural <text:hidden-text text:condition="ooow:" text:string-value="P20:L29" text:is-hidden="true"/>Organization may, with the approval of the Executive Board, convene meetings of <text:hidden-text text:condition="ooow:" text:string-value="P20:L30" text:is-hidden="true"/>representatives of the High Contracting Parties. He must convene such a meeting if at least one-<text:hidden-text text:condition="ooow:" text:string-value="P20:L31" text:is-hidden="true"/>fifth of the High Contracting Parties so request.</text:p>
      <text:p text:style-name="eu_5f_paragraph"><text:hidden-text text:condition="ooow:" text:string-value="P20:L32" text:is-hidden="true"/> </text:p>
      <text:p text:style-name="eu_5f_paragraph"><text:hidden-text text:condition="ooow:" text:string-value="P20:L33" text:is-hidden="true"/>2. Without prejudice to any other functions which have been conferred on it by the present <text:hidden-text text:condition="ooow:" text:string-value="P20:L34" text:is-hidden="true"/>Convention or the Regulations for its execution, the purpose of the meeting will be to study <text:hidden-text text:condition="ooow:" text:string-value="P20:L35" text:is-hidden="true"/>problems concerning the application of the Convention and of the Regulations for its execution, <text:hidden-text text:condition="ooow:" text:string-value="P20:L36" text:is-hidden="true"/>and to formulate recommendations in respect thereof.</text:p>
      <text:p text:style-name="eu_5f_paragraph"><text:hidden-text text:condition="ooow:" text:string-value="P20:L37" text:is-hidden="true"/> </text:p>
      <text:p text:style-name="eu_5f_paragraph"><text:hidden-text text:condition="ooow:" text:string-value="P20:L38" text:is-hidden="true"/>3. The meeting may further undertake a revision of the Convention or the Regulations for its <text:hidden-text text:condition="ooow:" text:string-value="P20:L39" text:is-hidden="true"/>execution if the majority of the High Contracting Parties are represented, and in accordance <text:soft-page-break/><text:hidden-text text:condition="ooow:" text:string-value="P21:L1" text:is-hidden="true"/>with the provisions of Article 39.</text:p>
      <text:p text:style-name="eu_5f_articletitle"><text:hidden-text text:condition="ooow:" text:string-value="P21:L2" text:is-hidden="true"/>Sanctions</text:p>
      <text:p text:style-name="eu_5f_articlenumber"><text:hidden-text text:condition="ooow:" text:string-value="P21:L3" text:is-hidden="true"/>Article 28</text:p>
      <text:p text:style-name="eu_5f_paragraph"><text:hidden-text text:condition="ooow:" text:string-value="P21:L4" text:is-hidden="true"/>The High Contracting Parties undertake to take, within the framework of their ordinary criminal <text:hidden-text text:condition="ooow:" text:string-value="P21:L5" text:is-hidden="true"/>jurisdiction, all necessary steps to prosecute and impose penal or disciplinary sanctions upon <text:hidden-text text:condition="ooow:" text:string-value="P21:L6" text:is-hidden="true"/>those persons, of whatever nationality, who commit or order to be committed a breach of the <text:hidden-text text:condition="ooow:" text:string-value="P21:L7" text:is-hidden="true"/>present Convention.</text:p>
      <text:p text:style-name="P36"><text:hidden-text text:condition="ooow:" text:string-value="P21:L8" text:is-hidden="true"/>FINAL PROVISIONS</text:p>
      <text:p text:style-name="eu_5f_articletitle"><text:hidden-text text:condition="ooow:" text:string-value="P21:L9" text:is-hidden="true"/>Languages</text:p>
      <text:p text:style-name="eu_5f_articlenumber"><text:hidden-text text:condition="ooow:" text:string-value="P21:L10" text:is-hidden="true"/>Article 29</text:p>
      <text:p text:style-name="eu_5f_paragraph"><text:hidden-text text:condition="ooow:" text:string-value="P21:L11" text:is-hidden="true"/>1. The present Convention is drawn up in English, French, Russian and Spanish, the four texts <text:hidden-text text:condition="ooow:" text:string-value="P21:L12" text:is-hidden="true"/>being equally authoritative.</text:p>
      <text:p text:style-name="eu_5f_paragraph"><text:hidden-text text:condition="ooow:" text:string-value="P21:L13" text:is-hidden="true"/> </text:p>
      <text:p text:style-name="eu_5f_paragraph"><text:hidden-text text:condition="ooow:" text:string-value="P21:L14" text:is-hidden="true"/>2. The United Nations Educational, Scientific and Cultural Organization shall arrange for <text:hidden-text text:condition="ooow:" text:string-value="P21:L15" text:is-hidden="true"/>translations of the Convention into the other official languages of its General Conference.</text:p>
      <text:p text:style-name="eu_5f_articletitle"><text:hidden-text text:condition="ooow:" text:string-value="P21:L16" text:is-hidden="true"/>Signature</text:p>
      <text:p text:style-name="eu_5f_articlenumber"><text:hidden-text text:condition="ooow:" text:string-value="P21:L17" text:is-hidden="true"/>Article 30</text:p>
      <text:p text:style-name="eu_5f_paragraph"><text:hidden-text text:condition="ooow:" text:string-value="P21:L18" text:is-hidden="true"/>The present Convention shall bear the date of 14 May 1954 and, until the date of 31 December <text:hidden-text text:condition="ooow:" text:string-value="P21:L19" text:is-hidden="true"/>1954, shall remain open for signature by all States invited to the Conference which met at The <text:hidden-text text:condition="ooow:" text:string-value="P21:L20" text:is-hidden="true"/>Hague from 21 April 1954 to 14 May 1954.</text:p>
      <text:p text:style-name="eu_5f_articletitle"><text:hidden-text text:condition="ooow:" text:string-value="P21:L21" text:is-hidden="true"/>Ratification</text:p>
      <text:p text:style-name="eu_5f_articlenumber"><text:hidden-text text:condition="ooow:" text:string-value="P21:L22" text:is-hidden="true"/>Article 31</text:p>
      <text:p text:style-name="eu_5f_paragraph"><text:hidden-text text:condition="ooow:" text:string-value="P21:L23" text:is-hidden="true"/>1. The present Convention shall be subject to ratification by Signatory States in accordance <text:hidden-text text:condition="ooow:" text:string-value="P21:L24" text:is-hidden="true"/>with their respective constitutional procedures.</text:p>
      <text:p text:style-name="eu_5f_paragraph"><text:hidden-text text:condition="ooow:" text:string-value="P21:L25" text:is-hidden="true"/> </text:p>
      <text:p text:style-name="eu_5f_paragraph"><text:hidden-text text:condition="ooow:" text:string-value="P21:L26" text:is-hidden="true"/>2. The instruments of ratification shall be deposited with the Director-General of the United <text:hidden-text text:condition="ooow:" text:string-value="P21:L27" text:is-hidden="true"/>Nations Educational, Scientific and Cultural Organization.</text:p>
      <text:p text:style-name="eu_5f_articletitle"><text:hidden-text text:condition="ooow:" text:string-value="P21:L28" text:is-hidden="true"/>Accession</text:p>
      <text:p text:style-name="eu_5f_articlenumber"><text:hidden-text text:condition="ooow:" text:string-value="P21:L29" text:is-hidden="true"/>Article 32</text:p>
      <text:p text:style-name="eu_5f_paragraph"><text:hidden-text text:condition="ooow:" text:string-value="P21:L30" text:is-hidden="true"/>From the date of its entry into force, the present Convention shall be open for accession by all <text:hidden-text text:condition="ooow:" text:string-value="P21:L31" text:is-hidden="true"/>States mentioned in Article 30 which have not signed it, as well as any other State invited to <text:hidden-text text:condition="ooow:" text:string-value="P21:L32" text:is-hidden="true"/>accede by the Executive Board of the United Nations Educational, Scientific and Cultural <text:hidden-text text:condition="ooow:" text:string-value="P21:L33" text:is-hidden="true"/>Organization. Accession shall be effected by the deposit of an instrument of accession with the <text:hidden-text text:condition="ooow:" text:string-value="P21:L34" text:is-hidden="true"/>Director-General of the United Nations Educational, Scientific and Cultural Organization.</text:p>
      <text:p text:style-name="eu_5f_articletitle"><text:soft-page-break/><text:hidden-text text:condition="ooow:" text:string-value="P22:L1" text:is-hidden="true"/>Entry into Force</text:p>
      <text:p text:style-name="eu_5f_articlenumber"><text:hidden-text text:condition="ooow:" text:string-value="P22:L2" text:is-hidden="true"/>Article 33</text:p>
      <text:p text:style-name="eu_5f_paragraph"><text:hidden-text text:condition="ooow:" text:string-value="P22:L3" text:is-hidden="true"/>1. The present Convention shall enter into force three months after five instruments of <text:hidden-text text:condition="ooow:" text:string-value="P22:L4" text:is-hidden="true"/>ratification have been deposited.</text:p>
      <text:p text:style-name="eu_5f_paragraph"><text:hidden-text text:condition="ooow:" text:string-value="P22:L5" text:is-hidden="true"/> </text:p>
      <text:p text:style-name="eu_5f_paragraph"><text:hidden-text text:condition="ooow:" text:string-value="P22:L6" text:is-hidden="true"/>2. Thereafter, it shall enter into force, for each High Contracting Party, three months after the <text:hidden-text text:condition="ooow:" text:string-value="P22:L7" text:is-hidden="true"/>deposit of its instrument of ratification or accession.</text:p>
      <text:p text:style-name="eu_5f_paragraph"><text:hidden-text text:condition="ooow:" text:string-value="P22:L8" text:is-hidden="true"/> </text:p>
      <text:p text:style-name="eu_5f_paragraph"><text:hidden-text text:condition="ooow:" text:string-value="P22:L9" text:is-hidden="true"/>3. The situations referred to in Articles 18 and 19 shall give immediate effect to ratifications or <text:hidden-text text:condition="ooow:" text:string-value="P22:L10" text:is-hidden="true"/>accessions deposited by the Parties to the conflict either before or after the beginning of <text:hidden-text text:condition="ooow:" text:string-value="P22:L11" text:is-hidden="true"/>hostilities or occupation. In such cases the Director-General of the United Nations Educational, <text:hidden-text text:condition="ooow:" text:string-value="P22:L12" text:is-hidden="true"/>Scientific and Cultural Organization shall transmit the communications referred to in Article 38 <text:hidden-text text:condition="ooow:" text:string-value="P22:L13" text:is-hidden="true"/>by the speediest method.</text:p>
      <text:p text:style-name="eu_5f_articletitle"><text:hidden-text text:condition="ooow:" text:string-value="P22:L14" text:is-hidden="true"/>Effective Application</text:p>
      <text:p text:style-name="eu_5f_articlenumber"><text:hidden-text text:condition="ooow:" text:string-value="P22:L15" text:is-hidden="true"/>Article 34</text:p>
      <text:p text:style-name="eu_5f_paragraph"><text:hidden-text text:condition="ooow:" text:string-value="P22:L16" text:is-hidden="true"/>1. Each State Party to the Convention on the date of its entry into force shall take all necessary <text:hidden-text text:condition="ooow:" text:string-value="P22:L17" text:is-hidden="true"/>measures to ensure its effective application within a period of six months after such entry into <text:hidden-text text:condition="ooow:" text:string-value="P22:L18" text:is-hidden="true"/>force.</text:p>
      <text:p text:style-name="eu_5f_paragraph"><text:hidden-text text:condition="ooow:" text:string-value="P22:L19" text:is-hidden="true"/>2. This period shall be six months from the date of deposit of the instruments of ratification or <text:hidden-text text:condition="ooow:" text:string-value="P22:L20" text:is-hidden="true"/>accession for any State which deposits its instrument of ratification or accession after the date <text:hidden-text text:condition="ooow:" text:string-value="P22:L21" text:is-hidden="true"/>of the entry into force of the Convention.</text:p>
      <text:p text:style-name="eu_5f_articletitle"><text:hidden-text text:condition="ooow:" text:string-value="P22:L22" text:is-hidden="true"/>Territorial Extension of the Convention</text:p>
      <text:p text:style-name="eu_5f_articlenumber"><text:hidden-text text:condition="ooow:" text:string-value="P22:L23" text:is-hidden="true"/>Article 35</text:p>
      <text:p text:style-name="eu_5f_paragraph"><text:hidden-text text:condition="ooow:" text:string-value="P22:L24" text:is-hidden="true"/>Any High Contracting Party may, at the time of ratification or accession, or at any time <text:hidden-text text:condition="ooow:" text:string-value="P22:L25" text:is-hidden="true"/>thereafter, declare by notification addressed to the Director-General of the United Nations <text:hidden-text text:condition="ooow:" text:string-value="P22:L26" text:is-hidden="true"/>Educational, Scientific and Cultural Organization, that the present Convention shall extend to <text:hidden-text text:condition="ooow:" text:string-value="P22:L27" text:is-hidden="true"/>all or any of the territories for whose international relations it is responsible. The said <text:hidden-text text:condition="ooow:" text:string-value="P22:L28" text:is-hidden="true"/>notification shall take effect three months after the date of its receipt.</text:p>
      <text:p text:style-name="eu_5f_articletitle"><text:hidden-text text:condition="ooow:" text:string-value="P22:L29" text:is-hidden="true"/>Relation to Previous Conventions</text:p>
      <text:p text:style-name="eu_5f_articlenumber"><text:hidden-text text:condition="ooow:" text:string-value="P22:L30" text:is-hidden="true"/>Article 36</text:p>
      <text:p text:style-name="eu_5f_paragraph"><text:hidden-text text:condition="ooow:" text:string-value="P22:L31" text:is-hidden="true"/>1. In the relations between Powers which are bound by the Conventions of The Hague <text:hidden-text text:condition="ooow:" text:string-value="P22:L32" text:is-hidden="true"/>concerning the Laws and Customs of War on Land (IV) and concerning Naval Bombardment in <text:hidden-text text:condition="ooow:" text:string-value="P22:L33" text:is-hidden="true"/>Time of War (IX), whether those of 29 July 1899 or those of 18 October 1907, and which are <text:hidden-text text:condition="ooow:" text:string-value="P22:L34" text:is-hidden="true"/>Parties to the present Convention, this last Convention shall be supplementary to the <text:hidden-text text:condition="ooow:" text:string-value="P22:L35" text:is-hidden="true"/>aforementioned Convention (IX) and to the Regulations annexed to the aforementioned <text:hidden-text text:condition="ooow:" text:string-value="P22:L36" text:is-hidden="true"/>Convention (IV) and shall substitute for the emblem described in Article 5 of the <text:hidden-text text:condition="ooow:" text:string-value="P22:L37" text:is-hidden="true"/>aforementioned Convention (IX) the emblem described in Article 16 of the Present Convention, <text:hidden-text text:condition="ooow:" text:string-value="P22:L38" text:is-hidden="true"/>in cases in which the present Convention and the Regulations for its execution provide for the <text:hidden-text text:condition="ooow:" text:string-value="P22:L39" text:is-hidden="true"/>use of this distinctive emblem.</text:p>
      <text:p text:style-name="eu_5f_paragraph"><text:hidden-text text:condition="ooow:" text:string-value="P22:L40" text:is-hidden="true"/> </text:p>
      <text:p text:style-name="eu_5f_paragraph"><text:soft-page-break/><text:hidden-text text:condition="ooow:" text:string-value="P23:L1" text:is-hidden="true"/>2. In the relations between Powers which are bound by the Washington Pact of 15 April 1935 <text:hidden-text text:condition="ooow:" text:string-value="P23:L2" text:is-hidden="true"/>for the Protection of Artistic and Scientific Institutions and of Historic Monuments (Roerich <text:hidden-text text:condition="ooow:" text:string-value="P23:L3" text:is-hidden="true"/>Pact) and which are Parties to the present Convention, the latter Convention shall be <text:hidden-text text:condition="ooow:" text:string-value="P23:L4" text:is-hidden="true"/>supplementary to the Roerich Pact and shall substitute for the distinguishing flag described in <text:hidden-text text:condition="ooow:" text:string-value="P23:L5" text:is-hidden="true"/>Article III of the Pact the emblem defined in Article 16 of the present Convention, in cases in <text:hidden-text text:condition="ooow:" text:string-value="P23:L6" text:is-hidden="true"/>which the present Convention and the Regulations for its execution provide for the use of this <text:hidden-text text:condition="ooow:" text:string-value="P23:L7" text:is-hidden="true"/>distinctive emblem.</text:p>
      <text:p text:style-name="eu_5f_articletitle"><text:hidden-text text:condition="ooow:" text:string-value="P23:L8" text:is-hidden="true"/>Denunciation</text:p>
      <text:p text:style-name="eu_5f_articlenumber"><text:hidden-text text:condition="ooow:" text:string-value="P23:L9" text:is-hidden="true"/>Article 37</text:p>
      <text:p text:style-name="eu_5f_paragraph"><text:hidden-text text:condition="ooow:" text:string-value="P23:L10" text:is-hidden="true"/>1. Each High Contracting Party may denounce the present Convention, on its own behalf, or on <text:hidden-text text:condition="ooow:" text:string-value="P23:L11" text:is-hidden="true"/>behalf of any territory for whose international relations it is responsible.</text:p>
      <text:p text:style-name="eu_5f_paragraph"><text:hidden-text text:condition="ooow:" text:string-value="P23:L12" text:is-hidden="true"/> </text:p>
      <text:p text:style-name="eu_5f_paragraph"><text:hidden-text text:condition="ooow:" text:string-value="P23:L13" text:is-hidden="true"/>2. The denunciation shall be notified by an instrument in writing, deposited with the Director-<text:hidden-text text:condition="ooow:" text:string-value="P23:L14" text:is-hidden="true"/>General of the United Nations Educational, Scientific and Cultural Organization.</text:p>
      <text:p text:style-name="eu_5f_paragraph"><text:hidden-text text:condition="ooow:" text:string-value="P23:L15" text:is-hidden="true"/> </text:p>
      <text:p text:style-name="eu_5f_paragraph"><text:hidden-text text:condition="ooow:" text:string-value="P23:L16" text:is-hidden="true"/>3. The denunciation shall take effect one year after the receipt of the instrument of <text:hidden-text text:condition="ooow:" text:string-value="P23:L17" text:is-hidden="true"/>denunciation. However, if, on the expiry of this period, the denouncing Party is involved in an <text:hidden-text text:condition="ooow:" text:string-value="P23:L18" text:is-hidden="true"/>armed conflict, the denunciation shall not take effect until the end of hostilities, or until the <text:hidden-text text:condition="ooow:" text:string-value="P23:L19" text:is-hidden="true"/>operations of repatriating cultural property are completed, whichever is the later.</text:p>
      <text:p text:style-name="eu_5f_articletitle"><text:hidden-text text:condition="ooow:" text:string-value="P23:L20" text:is-hidden="true"/>Notifications</text:p>
      <text:p text:style-name="eu_5f_articlenumber"><text:hidden-text text:condition="ooow:" text:string-value="P23:L21" text:is-hidden="true"/>Article 38</text:p>
      <text:p text:style-name="eu_5f_paragraph"><text:hidden-text text:condition="ooow:" text:string-value="P23:L22" text:is-hidden="true"/>The Director-General of the United Nations Educational, Scientific and Cultural Organization <text:hidden-text text:condition="ooow:" text:string-value="P23:L23" text:is-hidden="true"/>shall inform the States referred to in Articles 30 and 32, as well as the United Nations, of the <text:hidden-text text:condition="ooow:" text:string-value="P23:L24" text:is-hidden="true"/>deposit of all the instruments of ratification, accession or acceptance provided for in Articles <text:hidden-text text:condition="ooow:" text:string-value="P23:L25" text:is-hidden="true"/>31, 32 and 39 and of the notifications and denunciations provided for respectively in Articles <text:hidden-text text:condition="ooow:" text:string-value="P23:L26" text:is-hidden="true"/>35, 37 and 39.</text:p>
      <text:p text:style-name="eu_5f_articletitle"><text:hidden-text text:condition="ooow:" text:string-value="P23:L27" text:is-hidden="true"/>Revision of the Convention and of the Regulations for its Execution</text:p>
      <text:p text:style-name="eu_5f_articlenumber"><text:hidden-text text:condition="ooow:" text:string-value="P23:L28" text:is-hidden="true"/>Article 39</text:p>
      <text:p text:style-name="eu_5f_paragraph"><text:hidden-text text:condition="ooow:" text:string-value="P23:L29" text:is-hidden="true"/>1. Any High Contracting Party may propose amendments to the present Convention or the <text:hidden-text text:condition="ooow:" text:string-value="P23:L30" text:is-hidden="true"/>Regulations for its execution. The text of any proposed amendment shall be communicated to <text:hidden-text text:condition="ooow:" text:string-value="P23:L31" text:is-hidden="true"/>the Director-General of the United Nations Educational, Scientific and Cultural Organization <text:hidden-text text:condition="ooow:" text:string-value="P23:L32" text:is-hidden="true"/>who shall transmit it to each High Contracting Party with the request that such Party reply <text:hidden-text text:condition="ooow:" text:string-value="P23:L33" text:is-hidden="true"/>within four months stating whether it:</text:p>
      <text:p text:style-name="eu_5f_paragraph"><text:hidden-text text:condition="ooow:" text:string-value="P23:L34" text:is-hidden="true"/> </text:p>
      <text:p text:style-name="eu_5f_paragraph"><text:hidden-text text:condition="ooow:" text:string-value="P23:L35" text:is-hidden="true"/>(a) desires that a Conference be convened to consider the proposed amendment;</text:p>
      <text:p text:style-name="eu_5f_paragraph"><text:hidden-text text:condition="ooow:" text:string-value="P23:L36" text:is-hidden="true"/> </text:p>
      <text:p text:style-name="eu_5f_paragraph"><text:hidden-text text:condition="ooow:" text:string-value="P23:L37" text:is-hidden="true"/>(b) favours the acceptance of the proposed amendment without a Conference; or</text:p>
      <text:p text:style-name="eu_5f_paragraph"><text:hidden-text text:condition="ooow:" text:string-value="P23:L38" text:is-hidden="true"/> </text:p>
      <text:p text:style-name="eu_5f_paragraph"><text:hidden-text text:condition="ooow:" text:string-value="P23:L39" text:is-hidden="true"/>(c) favours the rejection of the proposed amendment without a Conference.</text:p>
      <text:p text:style-name="eu_5f_paragraph"><text:soft-page-break/><text:hidden-text text:condition="ooow:" text:string-value="P24:L1" text:is-hidden="true"/> </text:p>
      <text:p text:style-name="eu_5f_paragraph"><text:hidden-text text:condition="ooow:" text:string-value="P24:L2" text:is-hidden="true"/>2. The Director-General shall transmit the replies, received under paragraph I of the present <text:hidden-text text:condition="ooow:" text:string-value="P24:L3" text:is-hidden="true"/>Article, to all High Contracting Parties.</text:p>
      <text:p text:style-name="eu_5f_paragraph"><text:hidden-text text:condition="ooow:" text:string-value="P24:L4" text:is-hidden="true"/> </text:p>
      <text:p text:style-name="eu_5f_paragraph"><text:hidden-text text:condition="ooow:" text:string-value="P24:L5" text:is-hidden="true"/>3. If all the High Contracting Parties which have, within the prescribed time-limit, stated their <text:hidden-text text:condition="ooow:" text:string-value="P24:L6" text:is-hidden="true"/>views to the Director-General of the United Nations Educational, Scientific and Cultural <text:hidden-text text:condition="ooow:" text:string-value="P24:L7" text:is-hidden="true"/>Organization, pursuant to paragraph 1 (b) of this Article, inform him that they favour <text:hidden-text text:condition="ooow:" text:string-value="P24:L8" text:is-hidden="true"/>acceptance of the amendment without a Conference, notification of their decision shall be made <text:hidden-text text:condition="ooow:" text:string-value="P24:L9" text:is-hidden="true"/>by the Director-General in accordance with Article 38. The amendment shall become effective <text:hidden-text text:condition="ooow:" text:string-value="P24:L10" text:is-hidden="true"/>for all the High Contracting Parties on the expiry of ninety days from the date of such <text:hidden-text text:condition="ooow:" text:string-value="P24:L11" text:is-hidden="true"/>notification.</text:p>
      <text:p text:style-name="eu_5f_paragraph"><text:hidden-text text:condition="ooow:" text:string-value="P24:L12" text:is-hidden="true"/> </text:p>
      <text:p text:style-name="eu_5f_paragraph"><text:hidden-text text:condition="ooow:" text:string-value="P24:L13" text:is-hidden="true"/>4. The Director-General shall convene a Conference of the High Contracting Parties to consider <text:hidden-text text:condition="ooow:" text:string-value="P24:L14" text:is-hidden="true"/>the proposed amendment if requested to do so by more than one-third of the High Contracting <text:hidden-text text:condition="ooow:" text:string-value="P24:L15" text:is-hidden="true"/>Parties.</text:p>
      <text:p text:style-name="eu_5f_paragraph"><text:hidden-text text:condition="ooow:" text:string-value="P24:L16" text:is-hidden="true"/> </text:p>
      <text:p text:style-name="eu_5f_paragraph"><text:hidden-text text:condition="ooow:" text:string-value="P24:L17" text:is-hidden="true"/>5. Amendments to the Convention or to the Regulations for its execution, dealt with under the <text:hidden-text text:condition="ooow:" text:string-value="P24:L18" text:is-hidden="true"/>provisions of the preceding paragraph, shall enter into force only after they have been <text:hidden-text text:condition="ooow:" text:string-value="P24:L19" text:is-hidden="true"/>unanimously adopted by the High Contracting Parties represented at the Conference and <text:hidden-text text:condition="ooow:" text:string-value="P24:L20" text:is-hidden="true"/>accepted by each of the High Contracting Parties.</text:p>
      <text:p text:style-name="eu_5f_paragraph"><text:hidden-text text:condition="ooow:" text:string-value="P24:L21" text:is-hidden="true"/> </text:p>
      <text:p text:style-name="eu_5f_paragraph"><text:hidden-text text:condition="ooow:" text:string-value="P24:L22" text:is-hidden="true"/>6. Acceptance by the High Contracting Parties of amendments to the Convention or to the <text:hidden-text text:condition="ooow:" text:string-value="P24:L23" text:is-hidden="true"/>Regulations for its execution, which have been adopted by the Conference mentioned in <text:hidden-text text:condition="ooow:" text:string-value="P24:L24" text:is-hidden="true"/>paragraphs 4 and 5, shall be effected by the deposit of a formal instrument with the Director-<text:hidden-text text:condition="ooow:" text:string-value="P24:L25" text:is-hidden="true"/>General of the United Nations Educational, Scientific and Cultural Organization.</text:p>
      <text:p text:style-name="eu_5f_paragraph"><text:hidden-text text:condition="ooow:" text:string-value="P24:L26" text:is-hidden="true"/> </text:p>
      <text:p text:style-name="eu_5f_paragraph"><text:hidden-text text:condition="ooow:" text:string-value="P24:L27" text:is-hidden="true"/>7. After the entry into force of amendments to the present Convention or to the Regulations for <text:hidden-text text:condition="ooow:" text:string-value="P24:L28" text:is-hidden="true"/>its execution, only the text of the Convention or of the Regulations for its execution thus <text:hidden-text text:condition="ooow:" text:string-value="P24:L29" text:is-hidden="true"/>amended shall remain open for ratification or accession.</text:p>
      <text:p text:style-name="eu_5f_paragraph"><text:hidden-text text:condition="ooow:" text:string-value="P24:L30" text:is-hidden="true"/> </text:p>
      <text:p text:style-name="eu_5f_articletitle"><text:hidden-text text:condition="ooow:" text:string-value="P24:L31" text:is-hidden="true"/>Registration</text:p>
      <text:p text:style-name="eu_5f_articlenumber"><text:hidden-text text:condition="ooow:" text:string-value="P24:L32" text:is-hidden="true"/>Article 40</text:p>
      <text:p text:style-name="eu_5f_paragraph"><text:hidden-text text:condition="ooow:" text:string-value="P24:L33" text:is-hidden="true"/>In accordance with Article 102 of the Charter of the United Nations, the present Convention <text:hidden-text text:condition="ooow:" text:string-value="P24:L34" text:is-hidden="true"/>shall be registered with the Secretariat of the United Nations at the request of the Director-<text:hidden-text text:condition="ooow:" text:string-value="P24:L35" text:is-hidden="true"/>General of the United Nations Educational, Scientific and Cultural Organization.</text:p>
      <text:p text:style-name="eu_5f_paragraph"><text:hidden-text text:condition="ooow:" text:string-value="P24:L36" text:is-hidden="true"/> </text:p>
      <text:p text:style-name="eu_5f_paragraph"><text:hidden-text text:condition="ooow:" text:string-value="P24:L37" text:is-hidden="true"/>In faith whereof the undersigned, duly authorized, have signed the present Convention.</text:p>
      <text:p text:style-name="eu_5f_paragraph"><text:hidden-text text:condition="ooow:" text:string-value="P24:L38" text:is-hidden="true"/> </text:p>
      <text:p text:style-name="eu_5f_paragraph"><text:hidden-text text:condition="ooow:" text:string-value="P24:L39" text:is-hidden="true"/>Done at The Hague, this fourteenth day of May 1954, in a single copy which shall be deposited <text:soft-page-break/><text:hidden-text text:condition="ooow:" text:string-value="P25:L1" text:is-hidden="true"/>in the archives of the United Nations Educational, Scientific and Cultural Organization, and <text:hidden-text text:condition="ooow:" text:string-value="P25:L2" text:is-hidden="true"/>certified true copies of which shall be delivered to all the States referred to in Articles 30 and <text:hidden-text text:condition="ooow:" text:string-value="P25:L3" text:is-hidden="true"/>32 as well as to the United Nations.</text:p>
      <text:p text:style-name="P48"><text:hidden-text text:condition="ooow:" text:string-value="P25:L4" text:is-hidden="true"/>REGULATIONS FOR THE EXECUTION OF THE CONVENTION FOR THE PROTECTION <text:hidden-text text:condition="ooow:" text:string-value="P25:L5" text:is-hidden="true"/>OF CULTURAL PROPERTY IN EVENT OF ARMED CONFLICT</text:p>
      <text:p text:style-name="eu_5f_chapternumber"><text:hidden-text text:condition="ooow:" text:string-value="P25:L6" text:is-hidden="true"/>CHAPTER I</text:p>
      <text:p text:style-name="eu_5f_chaptertitle"><text:hidden-text text:condition="ooow:" text:string-value="P25:L7" text:is-hidden="true"/>CONTROL</text:p>
      <text:p text:style-name="eu_5f_articletitle"><text:hidden-text text:condition="ooow:" text:string-value="P25:L8" text:is-hidden="true"/>International List of Persons</text:p>
      <text:p text:style-name="eu_5f_articlenumber"><text:hidden-text text:condition="ooow:" text:string-value="P25:L9" text:is-hidden="true"/>Article 1</text:p>
      <text:p text:style-name="eu_5f_paragraph"><text:hidden-text text:condition="ooow:" text:string-value="P25:L10" text:is-hidden="true"/>On the entry into force of the Convention, the Director-General of the United Nations <text:hidden-text text:condition="ooow:" text:string-value="P25:L11" text:is-hidden="true"/>Educational, Scientific and Cultural Organization shall compile an international list consisting <text:hidden-text text:condition="ooow:" text:string-value="P25:L12" text:is-hidden="true"/>of all persons nominated by the High Contracting Parties as qualified to carry out the functions <text:hidden-text text:condition="ooow:" text:string-value="P25:L13" text:is-hidden="true"/>of Commissioner-General for Cultural Property. On the initiative of the Director-General of the <text:hidden-text text:condition="ooow:" text:string-value="P25:L14" text:is-hidden="true"/>United Nations Educational, Scientific and Cultural Organization, this list shall be periodically <text:hidden-text text:condition="ooow:" text:string-value="P25:L15" text:is-hidden="true"/>revised on the basis of requests formulated by the High Contracting Parties.</text:p>
      <text:p text:style-name="eu_5f_articletitle"><text:hidden-text text:condition="ooow:" text:string-value="P25:L16" text:is-hidden="true"/>Organization of Control</text:p>
      <text:p text:style-name="eu_5f_articlenumber"><text:hidden-text text:condition="ooow:" text:string-value="P25:L17" text:is-hidden="true"/>Article 2</text:p>
      <text:p text:style-name="eu_5f_paragraph"><text:hidden-text text:condition="ooow:" text:string-value="P25:L18" text:is-hidden="true"/>As soon as any High Contracting Party is engaged in an armed conflict to which Article 18 of <text:hidden-text text:condition="ooow:" text:string-value="P25:L19" text:is-hidden="true"/>the Convention applies:</text:p>
      <text:p text:style-name="eu_5f_paragraph"><text:hidden-text text:condition="ooow:" text:string-value="P25:L20" text:is-hidden="true"/> </text:p>
      <text:p text:style-name="eu_5f_paragraph"><text:hidden-text text:condition="ooow:" text:string-value="P25:L21" text:is-hidden="true"/>(a) It shall appoint a representative for cultural property situated in its territory; if it is in <text:hidden-text text:condition="ooow:" text:string-value="P25:L22" text:is-hidden="true"/>occupation of another territory, it shall appoint a special representative for cultural property <text:hidden-text text:condition="ooow:" text:string-value="P25:L23" text:is-hidden="true"/>situated in that territory;</text:p>
      <text:p text:style-name="eu_5f_paragraph"><text:hidden-text text:condition="ooow:" text:string-value="P25:L24" text:is-hidden="true"/> </text:p>
      <text:p text:style-name="eu_5f_paragraph"><text:hidden-text text:condition="ooow:" text:string-value="P25:L25" text:is-hidden="true"/>(b) The Protecting Power acting for each of the Parties in conflict with such High Contracting <text:hidden-text text:condition="ooow:" text:string-value="P25:L26" text:is-hidden="true"/>Party shall appoint delegates accredited to the latter in conformity with Article 3 below; </text:p>
      <text:p text:style-name="eu_5f_paragraph"><text:hidden-text text:condition="ooow:" text:string-value="P25:L27" text:is-hidden="true"/> </text:p>
      <text:p text:style-name="eu_5f_paragraph"><text:hidden-text text:condition="ooow:" text:string-value="P25:L28" text:is-hidden="true"/>(c) A Commissioner-General for Cultural Property shall be appointed to such High Contracting <text:hidden-text text:condition="ooow:" text:string-value="P25:L29" text:is-hidden="true"/>Party in accordance with Article 4.</text:p>
      <text:p text:style-name="eu_5f_articletitle"><text:hidden-text text:condition="ooow:" text:string-value="P25:L30" text:is-hidden="true"/>Appointment of Delegates of Protecting Powers</text:p>
      <text:p text:style-name="eu_5f_articlenumber"><text:hidden-text text:condition="ooow:" text:string-value="P25:L31" text:is-hidden="true"/>Article 3</text:p>
      <text:p text:style-name="eu_5f_paragraph"><text:hidden-text text:condition="ooow:" text:string-value="P25:L32" text:is-hidden="true"/>The Protecting Power shall appoint its delegates from among the members of its diplomatic or <text:hidden-text text:condition="ooow:" text:string-value="P25:L33" text:is-hidden="true"/>consular staff or, with the approval of the Party to which they will be accredited, from among <text:hidden-text text:condition="ooow:" text:string-value="P25:L34" text:is-hidden="true"/>other persons.</text:p>
      <text:p text:style-name="eu_5f_articletitle"><text:hidden-text text:condition="ooow:" text:string-value="P25:L35" text:is-hidden="true"/>Appointment of Commissioner-General</text:p>
      <text:p text:style-name="eu_5f_articlenumber"><text:hidden-text text:condition="ooow:" text:string-value="P25:L36" text:is-hidden="true"/>Article 4</text:p>
      <text:p text:style-name="eu_5f_paragraph"><text:hidden-text text:condition="ooow:" text:string-value="P25:L37" text:is-hidden="true"/>1. The Commissioner-General for Cultural Property shall be chosen from the international list <text:soft-page-break/><text:hidden-text text:condition="ooow:" text:string-value="P26:L1" text:is-hidden="true"/>of persons by joint agreement between the Party to which he will be accredited and the <text:hidden-text text:condition="ooow:" text:string-value="P26:L2" text:is-hidden="true"/>Protecting Powers acting on behalf of the opposing Parties.</text:p>
      <text:p text:style-name="eu_5f_paragraph"><text:hidden-text text:condition="ooow:" text:string-value="P26:L3" text:is-hidden="true"/> </text:p>
      <text:p text:style-name="eu_5f_paragraph"><text:hidden-text text:condition="ooow:" text:string-value="P26:L4" text:is-hidden="true"/>2. Should the Parties fail to reach agreement within three weeks from the beginning of their <text:hidden-text text:condition="ooow:" text:string-value="P26:L5" text:is-hidden="true"/>discussions on this point, they shall request the President of the International Court of Justice to <text:hidden-text text:condition="ooow:" text:string-value="P26:L6" text:is-hidden="true"/>appoint the Commissioner-General, who shall not take up his duties until the Party to which he <text:hidden-text text:condition="ooow:" text:string-value="P26:L7" text:is-hidden="true"/>is accredited has approved his appointment.</text:p>
      <text:p text:style-name="eu_5f_articletitle"><text:hidden-text text:condition="ooow:" text:string-value="P26:L8" text:is-hidden="true"/>Functions of Delegates</text:p>
      <text:p text:style-name="eu_5f_articlenumber"><text:hidden-text text:condition="ooow:" text:string-value="P26:L9" text:is-hidden="true"/>Article 5</text:p>
      <text:p text:style-name="eu_5f_paragraph"><text:hidden-text text:condition="ooow:" text:string-value="P26:L10" text:is-hidden="true"/>The delegates of the Protecting Powers shall take note of violations of the Convention, <text:hidden-text text:condition="ooow:" text:string-value="P26:L11" text:is-hidden="true"/>investigate, with the approval of the Party to which they are accredited, the circumstances in <text:hidden-text text:condition="ooow:" text:string-value="P26:L12" text:is-hidden="true"/>which they have occurred, make representations locally to secure their cessation and, if <text:hidden-text text:condition="ooow:" text:string-value="P26:L13" text:is-hidden="true"/>necessary, notify the Commissioner-General of such violations. They shall keep him informed <text:hidden-text text:condition="ooow:" text:string-value="P26:L14" text:is-hidden="true"/>of their activities.</text:p>
      <text:p text:style-name="eu_5f_articletitle"><text:hidden-text text:condition="ooow:" text:string-value="P26:L15" text:is-hidden="true"/>Functions of the Commissioner-General</text:p>
      <text:p text:style-name="eu_5f_articlenumber"><text:hidden-text text:condition="ooow:" text:string-value="P26:L16" text:is-hidden="true"/>Article 6</text:p>
      <text:p text:style-name="eu_5f_paragraph"><text:hidden-text text:condition="ooow:" text:string-value="P26:L17" text:is-hidden="true"/>1. The Commissioner-General for Cultural Property shall deal with all matters referred to him <text:hidden-text text:condition="ooow:" text:string-value="P26:L18" text:is-hidden="true"/>in connexion with the application of the Convention, in conjunction with the representative of <text:hidden-text text:condition="ooow:" text:string-value="P26:L19" text:is-hidden="true"/>the Party to which he is accredited and with the delegates concerned.</text:p>
      <text:p text:style-name="eu_5f_paragraph"><text:hidden-text text:condition="ooow:" text:string-value="P26:L20" text:is-hidden="true"/> </text:p>
      <text:p text:style-name="eu_5f_paragraph"><text:hidden-text text:condition="ooow:" text:string-value="P26:L21" text:is-hidden="true"/>2. He shall have powers of decision and appointment in the cases specified in the present <text:hidden-text text:condition="ooow:" text:string-value="P26:L22" text:is-hidden="true"/>Regulations.</text:p>
      <text:p text:style-name="eu_5f_paragraph"><text:hidden-text text:condition="ooow:" text:string-value="P26:L23" text:is-hidden="true"/> </text:p>
      <text:p text:style-name="eu_5f_paragraph"><text:hidden-text text:condition="ooow:" text:string-value="P26:L24" text:is-hidden="true"/>3. With the agreement of the Party to which he is accredited, he shall have the right to order an <text:hidden-text text:condition="ooow:" text:string-value="P26:L25" text:is-hidden="true"/>investigation or to conduct it himself.</text:p>
      <text:p text:style-name="eu_5f_paragraph"><text:hidden-text text:condition="ooow:" text:string-value="P26:L26" text:is-hidden="true"/> </text:p>
      <text:p text:style-name="eu_5f_paragraph"><text:hidden-text text:condition="ooow:" text:string-value="P26:L27" text:is-hidden="true"/>4. He shall make any representations to the Parties to the conflict or to their Protecting Powers <text:hidden-text text:condition="ooow:" text:string-value="P26:L28" text:is-hidden="true"/>which he deems useful for the application of the Convention.</text:p>
      <text:p text:style-name="eu_5f_paragraph"><text:hidden-text text:condition="ooow:" text:string-value="P26:L29" text:is-hidden="true"/> </text:p>
      <text:p text:style-name="eu_5f_paragraph"><text:hidden-text text:condition="ooow:" text:string-value="P26:L30" text:is-hidden="true"/>5. He shall draw up such reports as may be necessary on the application of the Convention and <text:hidden-text text:condition="ooow:" text:string-value="P26:L31" text:is-hidden="true"/>communicate them to the Parties concerned and to their Protecting Powers. He shall send <text:hidden-text text:condition="ooow:" text:string-value="P26:L32" text:is-hidden="true"/>copies to the Director-General of the United Nations Educational, Scientific and Cultural <text:hidden-text text:condition="ooow:" text:string-value="P26:L33" text:is-hidden="true"/>Organization, who may make use only of their technical contents.</text:p>
      <text:p text:style-name="eu_5f_paragraph"><text:hidden-text text:condition="ooow:" text:string-value="P26:L34" text:is-hidden="true"/> </text:p>
      <text:p text:style-name="eu_5f_paragraph"><text:hidden-text text:condition="ooow:" text:string-value="P26:L35" text:is-hidden="true"/>6. If there is no protecting Power, the Commissioner-General shall exercise the functions of the <text:hidden-text text:condition="ooow:" text:string-value="P26:L36" text:is-hidden="true"/>Protecting Power as laid down in Articles 21 and 22 of the Convention.</text:p>
      <text:p text:style-name="eu_5f_articletitle"><text:soft-page-break/><text:hidden-text text:condition="ooow:" text:string-value="P27:L1" text:is-hidden="true"/>Inspectors and Experts</text:p>
      <text:p text:style-name="eu_5f_articlenumber"><text:hidden-text text:condition="ooow:" text:string-value="P27:L2" text:is-hidden="true"/>Article 7</text:p>
      <text:p text:style-name="eu_5f_paragraph"><text:hidden-text text:condition="ooow:" text:string-value="P27:L3" text:is-hidden="true"/>1. Whenever the Commissioner-General for Cultural Property considers it necessary, either at <text:hidden-text text:condition="ooow:" text:string-value="P27:L4" text:is-hidden="true"/>the request of the delegates concerned or after consultation with them, he shall propose, for the <text:hidden-text text:condition="ooow:" text:string-value="P27:L5" text:is-hidden="true"/>approval of the Party to which he is accredited, an inspector of cultural property to be charged <text:hidden-text text:condition="ooow:" text:string-value="P27:L6" text:is-hidden="true"/>with a specific mission. An inspector shall be responsible only to the Commissioner-General.</text:p>
      <text:p text:style-name="eu_5f_paragraph"><text:hidden-text text:condition="ooow:" text:string-value="P27:L7" text:is-hidden="true"/> </text:p>
      <text:p text:style-name="eu_5f_paragraph"><text:hidden-text text:condition="ooow:" text:string-value="P27:L8" text:is-hidden="true"/>2. The Commissioner-General, delegates and inspectors may have recourse to the services of <text:hidden-text text:condition="ooow:" text:string-value="P27:L9" text:is-hidden="true"/>experts, who will also be proposed for the approval of the Party mentioned in the preceding <text:hidden-text text:condition="ooow:" text:string-value="P27:L10" text:is-hidden="true"/>paragraph.</text:p>
      <text:p text:style-name="eu_5f_articletitle"><text:hidden-text text:condition="ooow:" text:string-value="P27:L11" text:is-hidden="true"/>Discharge of the Mission of Control</text:p>
      <text:p text:style-name="eu_5f_articlenumber"><text:hidden-text text:condition="ooow:" text:string-value="P27:L12" text:is-hidden="true"/>Article 8</text:p>
      <text:p text:style-name="eu_5f_paragraph"><text:hidden-text text:condition="ooow:" text:string-value="P27:L13" text:is-hidden="true"/>The Commissioners-General for Cultural Property, delegates of the Protecting Powers, <text:hidden-text text:condition="ooow:" text:string-value="P27:L14" text:is-hidden="true"/>inspectors and experts shall in no case exceed their mandates. In particular, they shall take <text:hidden-text text:condition="ooow:" text:string-value="P27:L15" text:is-hidden="true"/>account of the security needs of the High Contracting Party to which they are accredited and <text:hidden-text text:condition="ooow:" text:string-value="P27:L16" text:is-hidden="true"/>shall in all circumstances act in accordance with the requirements of the military situation as <text:hidden-text text:condition="ooow:" text:string-value="P27:L17" text:is-hidden="true"/>communicated to them by that High Contracting Party.</text:p>
      <text:p text:style-name="eu_5f_articletitle"><text:hidden-text text:condition="ooow:" text:string-value="P27:L18" text:is-hidden="true"/>Substitutes for Protecting Powers</text:p>
      <text:p text:style-name="eu_5f_articlenumber"><text:hidden-text text:condition="ooow:" text:string-value="P27:L19" text:is-hidden="true"/>Article 9</text:p>
      <text:p text:style-name="eu_5f_paragraph"><text:hidden-text text:condition="ooow:" text:string-value="P27:L20" text:is-hidden="true"/>If a Party to the conflict does not benefit or ceases to benefit from the activities of a Protecting <text:hidden-text text:condition="ooow:" text:string-value="P27:L21" text:is-hidden="true"/>Power, a neutral State may be asked to undertake those functions of a Protecting Power which <text:hidden-text text:condition="ooow:" text:string-value="P27:L22" text:is-hidden="true"/>concern the appointment of a Commissioner-General for Cultural Property in accordance with <text:hidden-text text:condition="ooow:" text:string-value="P27:L23" text:is-hidden="true"/>the procedure laid down in Article 4. The Commissioner-General thus appointed shall, if need <text:hidden-text text:condition="ooow:" text:string-value="P27:L24" text:is-hidden="true"/>be, entrust to inspectors the functions of delegates of Protecting Powers as specified in the <text:hidden-text text:condition="ooow:" text:string-value="P27:L25" text:is-hidden="true"/>present Regulations.</text:p>
      <text:p text:style-name="eu_5f_articletitle"><text:hidden-text text:condition="ooow:" text:string-value="P27:L26" text:is-hidden="true"/>Expenses</text:p>
      <text:p text:style-name="eu_5f_articlenumber"><text:hidden-text text:condition="ooow:" text:string-value="P27:L27" text:is-hidden="true"/>Article 10</text:p>
      <text:p text:style-name="eu_5f_paragraph"><text:hidden-text text:condition="ooow:" text:string-value="P27:L28" text:is-hidden="true"/>The remuneration and expenses of the Commissioner-General for Cultural Property, inspectors <text:hidden-text text:condition="ooow:" text:string-value="P27:L29" text:is-hidden="true"/>and experts shall be met by the Party to which they are accredited. Remuneration and expenses <text:hidden-text text:condition="ooow:" text:string-value="P27:L30" text:is-hidden="true"/>of delegates of the Protecting Powers shall be subject to agreement between those Powers and <text:hidden-text text:condition="ooow:" text:string-value="P27:L31" text:is-hidden="true"/>the States whose interests they are safeguarding.</text:p>
      <text:p text:style-name="eu_5f_paragraph"><text:hidden-text text:condition="ooow:" text:string-value="P27:L32" text:is-hidden="true"/> </text:p>
      <text:p text:style-name="eu_5f_chapternumber"><text:hidden-text text:condition="ooow:" text:string-value="P27:L33" text:is-hidden="true"/>CHAPTER II</text:p>
      <text:p text:style-name="eu_5f_chaptertitle"><text:hidden-text text:condition="ooow:" text:string-value="P27:L34" text:is-hidden="true"/>SPECIAL PROTECTION</text:p>
      <text:p text:style-name="eu_5f_articletitle"><text:hidden-text text:condition="ooow:" text:string-value="P27:L35" text:is-hidden="true"/>Improvised Refuges</text:p>
      <text:p text:style-name="eu_5f_articlenumber"><text:hidden-text text:condition="ooow:" text:string-value="P27:L36" text:is-hidden="true"/>Article 11</text:p>
      <text:p text:style-name="eu_5f_paragraph"><text:hidden-text text:condition="ooow:" text:string-value="P27:L37" text:is-hidden="true"/>1. If, during an armed conflict, any High Contracting Party is induced by unforeseen <text:hidden-text text:condition="ooow:" text:string-value="P27:L38" text:is-hidden="true"/>circumstances to set up an improvised refuge and desires that it should be placed under special <text:soft-page-break/><text:hidden-text text:condition="ooow:" text:string-value="P28:L1" text:is-hidden="true"/>protection, it shall communicate this fact forthwith to the Commissioner-General accredited to <text:hidden-text text:condition="ooow:" text:string-value="P28:L2" text:is-hidden="true"/>that Party.</text:p>
      <text:p text:style-name="eu_5f_paragraph"><text:hidden-text text:condition="ooow:" text:string-value="P28:L3" text:is-hidden="true"/> </text:p>
      <text:p text:style-name="eu_5f_paragraph"><text:hidden-text text:condition="ooow:" text:string-value="P28:L4" text:is-hidden="true"/>2. If the Commissioner-General considers that such a measure is justified by the circumstances <text:hidden-text text:condition="ooow:" text:string-value="P28:L5" text:is-hidden="true"/>and by the importance of the cultural property sheltered in this improvised refuge, he may <text:hidden-text text:condition="ooow:" text:string-value="P28:L6" text:is-hidden="true"/>authorize the High Contracting Party to display on such refuge the distinctive emblem defined <text:hidden-text text:condition="ooow:" text:string-value="P28:L7" text:is-hidden="true"/>in Article 16 of the Convention. He shall communicate his decision without delay to the <text:hidden-text text:condition="ooow:" text:string-value="P28:L8" text:is-hidden="true"/>delegates of the Protecting Powers who are concerned, each of whom may, within a time-limit <text:hidden-text text:condition="ooow:" text:string-value="P28:L9" text:is-hidden="true"/>of 30 days, order the immediate withdrawal of the emblem.</text:p>
      <text:p text:style-name="eu_5f_paragraph"><text:hidden-text text:condition="ooow:" text:string-value="P28:L10" text:is-hidden="true"/> </text:p>
      <text:p text:style-name="eu_5f_paragraph"><text:hidden-text text:condition="ooow:" text:string-value="P28:L11" text:is-hidden="true"/>3. As soon as such delegates have signified their agreement or if the time-limit of 30 days has <text:hidden-text text:condition="ooow:" text:string-value="P28:L12" text:is-hidden="true"/>passed without any of the delegates concerned having made an objection, and if, in the view of <text:hidden-text text:condition="ooow:" text:string-value="P28:L13" text:is-hidden="true"/>the Commissioner-General, the refuge fulfils the conditions laid down in Article 8 of the <text:hidden-text text:condition="ooow:" text:string-value="P28:L14" text:is-hidden="true"/>Convention, the Commissioner-General shall request the Director-General of the United <text:hidden-text text:condition="ooow:" text:string-value="P28:L15" text:is-hidden="true"/>Nations Educational, Scientific and Cultural Organization to enter the refuge in the Register of <text:hidden-text text:condition="ooow:" text:string-value="P28:L16" text:is-hidden="true"/>Cultural Property under Special Protection.</text:p>
      <text:p text:style-name="eu_5f_articletitle"><text:hidden-text text:condition="ooow:" text:string-value="P28:L17" text:is-hidden="true"/>International Register of Cultural Property under Special Protection</text:p>
      <text:p text:style-name="eu_5f_articlenumber"><text:hidden-text text:condition="ooow:" text:string-value="P28:L18" text:is-hidden="true"/>Article 12</text:p>
      <text:p text:style-name="eu_5f_paragraph"><text:hidden-text text:condition="ooow:" text:string-value="P28:L19" text:is-hidden="true"/>1. An "International Register of Cultural Property under Special Protection" shall be prepared.</text:p>
      <text:p text:style-name="eu_5f_paragraph"><text:hidden-text text:condition="ooow:" text:string-value="P28:L20" text:is-hidden="true"/> </text:p>
      <text:p text:style-name="eu_5f_paragraph"><text:hidden-text text:condition="ooow:" text:string-value="P28:L21" text:is-hidden="true"/>2. The Director-General of the United Nations Educational, Scientific and Cultural <text:hidden-text text:condition="ooow:" text:string-value="P28:L22" text:is-hidden="true"/>Organization shall maintain this Register. He shall furnish copies to the Secretary-General of <text:hidden-text text:condition="ooow:" text:string-value="P28:L23" text:is-hidden="true"/>the United Nations and to the High Contracting Parties.</text:p>
      <text:p text:style-name="eu_5f_paragraph"><text:hidden-text text:condition="ooow:" text:string-value="P28:L24" text:is-hidden="true"/> </text:p>
      <text:p text:style-name="eu_5f_paragraph"><text:hidden-text text:condition="ooow:" text:string-value="P28:L25" text:is-hidden="true"/>3. The Register shall be divided into sections, each in the name of a High Contracting Party. <text:hidden-text text:condition="ooow:" text:string-value="P28:L26" text:is-hidden="true"/>Each section shall be sub-divided into three paragraphs, headed: Refuges, Centres containing <text:hidden-text text:condition="ooow:" text:string-value="P28:L27" text:is-hidden="true"/>Monuments, Other Immovable Cultural Property. The Director-General shall determine what <text:hidden-text text:condition="ooow:" text:string-value="P28:L28" text:is-hidden="true"/>details each section shall contain.</text:p>
      <text:p text:style-name="eu_5f_articletitle"><text:hidden-text text:condition="ooow:" text:string-value="P28:L29" text:is-hidden="true"/>Requests for Registration</text:p>
      <text:p text:style-name="eu_5f_articlenumber"><text:hidden-text text:condition="ooow:" text:string-value="P28:L30" text:is-hidden="true"/>Article 13</text:p>
      <text:p text:style-name="eu_5f_paragraph"><text:hidden-text text:condition="ooow:" text:string-value="P28:L31" text:is-hidden="true"/>1. Any High Contracting Party may submit to the Director-General of the United Nations <text:hidden-text text:condition="ooow:" text:string-value="P28:L32" text:is-hidden="true"/>Educational, Scientific and Cultural Organization an application for the entry in the Register of <text:hidden-text text:condition="ooow:" text:string-value="P28:L33" text:is-hidden="true"/>certain refuges, centres containing monuments or other immovable cultural property situated <text:hidden-text text:condition="ooow:" text:string-value="P28:L34" text:is-hidden="true"/>within its territory. Such application shall contain a description of the location of such property <text:hidden-text text:condition="ooow:" text:string-value="P28:L35" text:is-hidden="true"/>and shall certify that the property complies with the provisions of Article 8 of the Convention.</text:p>
      <text:p text:style-name="eu_5f_paragraph"><text:hidden-text text:condition="ooow:" text:string-value="P28:L36" text:is-hidden="true"/> </text:p>
      <text:p text:style-name="eu_5f_paragraph"><text:hidden-text text:condition="ooow:" text:string-value="P28:L37" text:is-hidden="true"/>2. In the event of occupation, the Occupying Power shall be competent to make such <text:hidden-text text:condition="ooow:" text:string-value="P28:L38" text:is-hidden="true"/>application.</text:p>
      <text:p text:style-name="eu_5f_paragraph"><text:hidden-text text:condition="ooow:" text:string-value="P28:L39" text:is-hidden="true"/> </text:p>
      <text:p text:style-name="eu_5f_paragraph"><text:soft-page-break/><text:hidden-text text:condition="ooow:" text:string-value="P29:L1" text:is-hidden="true"/>3. The Director-General of the United Nations Educational, Scientific and Cultural <text:hidden-text text:condition="ooow:" text:string-value="P29:L2" text:is-hidden="true"/>Organization shall, without delay, send copies of applications for registration to each of the <text:hidden-text text:condition="ooow:" text:string-value="P29:L3" text:is-hidden="true"/>High Contracting Parties.</text:p>
      <text:p text:style-name="eu_5f_articletitle"><text:hidden-text text:condition="ooow:" text:string-value="P29:L4" text:is-hidden="true"/>Objections</text:p>
      <text:p text:style-name="eu_5f_articlenumber"><text:hidden-text text:condition="ooow:" text:string-value="P29:L5" text:is-hidden="true"/>Article 14</text:p>
      <text:p text:style-name="eu_5f_paragraph"><text:hidden-text text:condition="ooow:" text:string-value="P29:L6" text:is-hidden="true"/>1. Any High Contracting Party may, by letter addressed to the Director-General of the United <text:hidden-text text:condition="ooow:" text:string-value="P29:L7" text:is-hidden="true"/>Nations Educational, Scientific and Cultural Organization, lodge an objection to the registration <text:hidden-text text:condition="ooow:" text:string-value="P29:L8" text:is-hidden="true"/>of cultural property. This letter must be received by him within four months of the day on which <text:hidden-text text:condition="ooow:" text:string-value="P29:L9" text:is-hidden="true"/>he sent a copy of the application for registration.</text:p>
      <text:p text:style-name="eu_5f_paragraph"><text:hidden-text text:condition="ooow:" text:string-value="P29:L10" text:is-hidden="true"/> </text:p>
      <text:p text:style-name="eu_5f_paragraph"><text:hidden-text text:condition="ooow:" text:string-value="P29:L11" text:is-hidden="true"/>2. Such objection shall state the reasons giving rise to it, the only valid grounds being that:</text:p>
      <text:p text:style-name="eu_5f_paragraph"><text:hidden-text text:condition="ooow:" text:string-value="P29:L12" text:is-hidden="true"/> </text:p>
      <text:p text:style-name="eu_5f_paragraph"><text:hidden-text text:condition="ooow:" text:string-value="P29:L13" text:is-hidden="true"/>(a) the property is not cultural property;</text:p>
      <text:p text:style-name="eu_5f_paragraph"><text:hidden-text text:condition="ooow:" text:string-value="P29:L14" text:is-hidden="true"/> </text:p>
      <text:p text:style-name="eu_5f_paragraph"><text:hidden-text text:condition="ooow:" text:string-value="P29:L15" text:is-hidden="true"/>(b) the property does not comply with the conditions mentioned in Article 8 of the Convention.</text:p>
      <text:p text:style-name="eu_5f_paragraph"><text:hidden-text text:condition="ooow:" text:string-value="P29:L16" text:is-hidden="true"/> </text:p>
      <text:p text:style-name="eu_5f_paragraph"><text:hidden-text text:condition="ooow:" text:string-value="P29:L17" text:is-hidden="true"/>3. The Director-General shall send a copy of the letter of objection to the High Contracting <text:hidden-text text:condition="ooow:" text:string-value="P29:L18" text:is-hidden="true"/>Parties without delay. He shall, if necessary, seek the advice of the International Committee on <text:hidden-text text:condition="ooow:" text:string-value="P29:L19" text:is-hidden="true"/>Monuments, Artistic and Historical Sites and Archaeological Excavations and also, if he thinks <text:hidden-text text:condition="ooow:" text:string-value="P29:L20" text:is-hidden="true"/>fit, of any other competent organization or person.</text:p>
      <text:p text:style-name="eu_5f_paragraph"><text:hidden-text text:condition="ooow:" text:string-value="P29:L21" text:is-hidden="true"/> </text:p>
      <text:p text:style-name="eu_5f_paragraph"><text:hidden-text text:condition="ooow:" text:string-value="P29:L22" text:is-hidden="true"/>4. The Director-General, or the High Contracting Party requesting registration, may make <text:hidden-text text:condition="ooow:" text:string-value="P29:L23" text:is-hidden="true"/>whatever representations they deem necessary to the High Contracting Parties which lodged the <text:hidden-text text:condition="ooow:" text:string-value="P29:L24" text:is-hidden="true"/>objection, with a view to causing the objection to be withdrawn.</text:p>
      <text:p text:style-name="eu_5f_paragraph"><text:hidden-text text:condition="ooow:" text:string-value="P29:L25" text:is-hidden="true"/> </text:p>
      <text:p text:style-name="eu_5f_paragraph"><text:hidden-text text:condition="ooow:" text:string-value="P29:L26" text:is-hidden="true"/>5. If a High Contracting Party which has made an application for registration in time of peace <text:hidden-text text:condition="ooow:" text:string-value="P29:L27" text:is-hidden="true"/>becomes involved in an armed conflict before the entry has been made, the cultural property <text:hidden-text text:condition="ooow:" text:string-value="P29:L28" text:is-hidden="true"/>concerned shall at once be provisionally entered in the Register, by the Director-General, <text:hidden-text text:condition="ooow:" text:string-value="P29:L29" text:is-hidden="true"/>pending the confirmation, withdrawal or cancellation of any objection that may be, or may have <text:hidden-text text:condition="ooow:" text:string-value="P29:L30" text:is-hidden="true"/>been, made.</text:p>
      <text:p text:style-name="eu_5f_paragraph"><text:hidden-text text:condition="ooow:" text:string-value="P29:L31" text:is-hidden="true"/> </text:p>
      <text:p text:style-name="eu_5f_paragraph"><text:hidden-text text:condition="ooow:" text:string-value="P29:L32" text:is-hidden="true"/>6. If, within a period of six months from the date of receipt of the letter of objection, the <text:hidden-text text:condition="ooow:" text:string-value="P29:L33" text:is-hidden="true"/>Director-General has not received from the High Contracting Party lodging the objection a <text:hidden-text text:condition="ooow:" text:string-value="P29:L34" text:is-hidden="true"/>communication stating that it has been withdrawn, the High Contracting Party applying for <text:hidden-text text:condition="ooow:" text:string-value="P29:L35" text:is-hidden="true"/>registration may request arbitration in accordance with the procedure in the following <text:hidden-text text:condition="ooow:" text:string-value="P29:L36" text:is-hidden="true"/>paragraph.</text:p>
      <text:p text:style-name="eu_5f_paragraph"><text:hidden-text text:condition="ooow:" text:string-value="P29:L37" text:is-hidden="true"/> </text:p>
      <text:p text:style-name="eu_5f_paragraph"><text:hidden-text text:condition="ooow:" text:string-value="P29:L38" text:is-hidden="true"/>7. The request for arbitration shall not be made more than one year after the date of receipt by <text:hidden-text text:condition="ooow:" text:string-value="P29:L39" text:is-hidden="true"/>the Director-General of the letter of objection. Each of the two Parties to the dispute shall <text:soft-page-break/><text:hidden-text text:condition="ooow:" text:string-value="P30:L1" text:is-hidden="true"/>appoint an arbitrator. When more than one objection has been lodged against an application for <text:hidden-text text:condition="ooow:" text:string-value="P30:L2" text:is-hidden="true"/>registration, the High Contracting Parties which have lodged the objections shall, by common <text:hidden-text text:condition="ooow:" text:string-value="P30:L3" text:is-hidden="true"/>consent, appoint a single arbitrator. These two arbitrators shall select a chief arbitrator from the <text:hidden-text text:condition="ooow:" text:string-value="P30:L4" text:is-hidden="true"/>international list mentioned in Article I of the present Regulations. If such arbitrators cannot <text:hidden-text text:condition="ooow:" text:string-value="P30:L5" text:is-hidden="true"/>agree upon their choice, they shall ask the President of the International Court of Justice to <text:hidden-text text:condition="ooow:" text:string-value="P30:L6" text:is-hidden="true"/>appoint a chief arbitrator who need not necessarily be chosen from the international list. The <text:hidden-text text:condition="ooow:" text:string-value="P30:L7" text:is-hidden="true"/>arbitral tribunal thus constituted shall fix its own procedure. There shall be no appeal from its <text:hidden-text text:condition="ooow:" text:string-value="P30:L8" text:is-hidden="true"/>decisions.</text:p>
      <text:p text:style-name="eu_5f_paragraph"><text:hidden-text text:condition="ooow:" text:string-value="P30:L9" text:is-hidden="true"/> </text:p>
      <text:p text:style-name="eu_5f_paragraph"><text:hidden-text text:condition="ooow:" text:string-value="P30:L10" text:is-hidden="true"/>8. Each of the High Contracting Parties may declare, whenever a dispute to which it is a Party <text:hidden-text text:condition="ooow:" text:string-value="P30:L11" text:is-hidden="true"/>arises, that it does not wish to apply the arbitration procedure provided for in the preceding <text:hidden-text text:condition="ooow:" text:string-value="P30:L12" text:is-hidden="true"/>paragraph. In such cases, the objection to an application for registration shall be submitted by <text:hidden-text text:condition="ooow:" text:string-value="P30:L13" text:is-hidden="true"/>the Director-General to the High Contracting Parties. The objection will be confirmed only if <text:hidden-text text:condition="ooow:" text:string-value="P30:L14" text:is-hidden="true"/>the High Contracting Parties so decide by a two-third majority of the High Contracting Parties <text:hidden-text text:condition="ooow:" text:string-value="P30:L15" text:is-hidden="true"/>voting. The vote shall be taken by correspondence, unless the Director-General of the United <text:hidden-text text:condition="ooow:" text:string-value="P30:L16" text:is-hidden="true"/>Nations Educational, Scientific and Cultural Organization deems it essential to convene a <text:hidden-text text:condition="ooow:" text:string-value="P30:L17" text:is-hidden="true"/>meeting under the powers conferred upon him by Article 27 of the Convention. If the Director-<text:hidden-text text:condition="ooow:" text:string-value="P30:L18" text:is-hidden="true"/>General decides to proceed with the vote by correspondence, he shall invite the High <text:hidden-text text:condition="ooow:" text:string-value="P30:L19" text:is-hidden="true"/>Contracting Parties to transmit their votes by sealed letter within six months from the day on <text:hidden-text text:condition="ooow:" text:string-value="P30:L20" text:is-hidden="true"/>which they were invited to do so.</text:p>
      <text:p text:style-name="eu_5f_articletitle"><text:hidden-text text:condition="ooow:" text:string-value="P30:L21" text:is-hidden="true"/>Registration</text:p>
      <text:p text:style-name="eu_5f_articlenumber"><text:hidden-text text:condition="ooow:" text:string-value="P30:L22" text:is-hidden="true"/>Article 15</text:p>
      <text:p text:style-name="eu_5f_paragraph"><text:hidden-text text:condition="ooow:" text:string-value="P30:L23" text:is-hidden="true"/>1. The Director-General of the United Nations Educational, Scientific and Cultural <text:hidden-text text:condition="ooow:" text:string-value="P30:L24" text:is-hidden="true"/>Organization shall cause to be entered in the Register under a serial number, each item of <text:hidden-text text:condition="ooow:" text:string-value="P30:L25" text:is-hidden="true"/>property for which application for registration is made, provided that he has not received an <text:hidden-text text:condition="ooow:" text:string-value="P30:L26" text:is-hidden="true"/>objection within the time-limit prescribed in Paragraph I of Article 14.</text:p>
      <text:p text:style-name="eu_5f_paragraph"><text:hidden-text text:condition="ooow:" text:string-value="P30:L27" text:is-hidden="true"/> </text:p>
      <text:p text:style-name="eu_5f_paragraph"><text:hidden-text text:condition="ooow:" text:string-value="P30:L28" text:is-hidden="true"/>2. If an objection has been lodged, and without prejudice to the provision of paragraph 5 of <text:hidden-text text:condition="ooow:" text:string-value="P30:L29" text:is-hidden="true"/>Article 14, the Director-General shall enter property in the Register only if the objection has <text:hidden-text text:condition="ooow:" text:string-value="P30:L30" text:is-hidden="true"/>been withdrawn or has failed to be confirmed following the procedures laid down in either <text:hidden-text text:condition="ooow:" text:string-value="P30:L31" text:is-hidden="true"/>paragraph 7 or paragraph 8 of Article 14.</text:p>
      <text:p text:style-name="eu_5f_paragraph"><text:hidden-text text:condition="ooow:" text:string-value="P30:L32" text:is-hidden="true"/> </text:p>
      <text:p text:style-name="eu_5f_paragraph"><text:hidden-text text:condition="ooow:" text:string-value="P30:L33" text:is-hidden="true"/>3. Whenever paragraph 3 of Article 11 applies, the Director-General shall enter property in the <text:hidden-text text:condition="ooow:" text:string-value="P30:L34" text:is-hidden="true"/>Register if so requested by the Commissioner-General for Cultural Property.</text:p>
      <text:p text:style-name="eu_5f_paragraph"><text:hidden-text text:condition="ooow:" text:string-value="P30:L35" text:is-hidden="true"/> </text:p>
      <text:p text:style-name="eu_5f_paragraph"><text:hidden-text text:condition="ooow:" text:string-value="P30:L36" text:is-hidden="true"/>4. The Director-General shall send without delay to the Secretary-General of the United <text:hidden-text text:condition="ooow:" text:string-value="P30:L37" text:is-hidden="true"/>Nations, to the High Contracting Parties, and, at the request of the Party applying for <text:hidden-text text:condition="ooow:" text:string-value="P30:L38" text:is-hidden="true"/>registration, to all other States referred to in Articles 30 and 32 of the Convention, a certified <text:hidden-text text:condition="ooow:" text:string-value="P30:L39" text:is-hidden="true"/>copy of each entry in the Register. Entries shall become effective thirty days after despatch of <text:hidden-text text:condition="ooow:" text:string-value="P30:L40" text:is-hidden="true"/>such copies.</text:p>
      <text:p text:style-name="eu_5f_articletitle"><text:soft-page-break/><text:hidden-text text:condition="ooow:" text:string-value="P31:L1" text:is-hidden="true"/>Cancellation</text:p>
      <text:p text:style-name="eu_5f_articlenumber"><text:hidden-text text:condition="ooow:" text:string-value="P31:L2" text:is-hidden="true"/>Article 16</text:p>
      <text:p text:style-name="eu_5f_paragraph"><text:hidden-text text:condition="ooow:" text:string-value="P31:L3" text:is-hidden="true"/>1. The Director-General of the United Nations Educational, Scientific and Cultural <text:hidden-text text:condition="ooow:" text:string-value="P31:L4" text:is-hidden="true"/>Organization shall cause the registration of any property to be cancelled:</text:p>
      <text:p text:style-name="eu_5f_paragraph"><text:hidden-text text:condition="ooow:" text:string-value="P31:L5" text:is-hidden="true"/> </text:p>
      <text:p text:style-name="eu_5f_paragraph"><text:hidden-text text:condition="ooow:" text:string-value="P31:L6" text:is-hidden="true"/>(a) at the request of the High Contracting Party within whose territory the cultural property is <text:hidden-text text:condition="ooow:" text:string-value="P31:L7" text:is-hidden="true"/>situated;</text:p>
      <text:p text:style-name="eu_5f_paragraph"><text:hidden-text text:condition="ooow:" text:string-value="P31:L8" text:is-hidden="true"/> </text:p>
      <text:p text:style-name="eu_5f_paragraph"><text:hidden-text text:condition="ooow:" text:string-value="P31:L9" text:is-hidden="true"/>(b) if the High Contracting Party which requested registration has denounced the Convention, <text:hidden-text text:condition="ooow:" text:string-value="P31:L10" text:is-hidden="true"/>and when that denunciation has taken effect;</text:p>
      <text:p text:style-name="eu_5f_paragraph"><text:hidden-text text:condition="ooow:" text:string-value="P31:L11" text:is-hidden="true"/> </text:p>
      <text:p text:style-name="eu_5f_paragraph"><text:hidden-text text:condition="ooow:" text:string-value="P31:L12" text:is-hidden="true"/>(c) in the special case provided for in Article 14, paragraph 5, when an objection has been <text:hidden-text text:condition="ooow:" text:string-value="P31:L13" text:is-hidden="true"/>confirmed following the procedures mentioned either in paragraph 7 or in paragraph 8 of <text:hidden-text text:condition="ooow:" text:string-value="P31:L14" text:is-hidden="true"/>Article 14.</text:p>
      <text:p text:style-name="eu_5f_paragraph"><text:hidden-text text:condition="ooow:" text:string-value="P31:L15" text:is-hidden="true"/> </text:p>
      <text:p text:style-name="eu_5f_paragraph"><text:hidden-text text:condition="ooow:" text:string-value="P31:L16" text:is-hidden="true"/>2. The Director-General shall send without delay, to the Secretary-General of the United <text:hidden-text text:condition="ooow:" text:string-value="P31:L17" text:is-hidden="true"/>Nations and to all States which received a copy of the entry in the Register, a certified copy of <text:hidden-text text:condition="ooow:" text:string-value="P31:L18" text:is-hidden="true"/>its cancellation. Cancellation shall take effect thirty days after the despatch of such copies.</text:p>
      <text:p text:style-name="P36"><text:hidden-text text:condition="ooow:" text:string-value="P31:L19" text:is-hidden="true"/> </text:p>
      <text:p text:style-name="eu_5f_chapternumber"><text:hidden-text text:condition="ooow:" text:string-value="P31:L20" text:is-hidden="true"/>CHAPTER III</text:p>
      <text:p text:style-name="eu_5f_chaptertitle"><text:hidden-text text:condition="ooow:" text:string-value="P31:L21" text:is-hidden="true"/>TRANSPORT OF CULTURAL PROPERTY</text:p>
      <text:p text:style-name="eu_5f_articletitle"><text:hidden-text text:condition="ooow:" text:string-value="P31:L22" text:is-hidden="true"/>Procedure to Obtain Immunity</text:p>
      <text:p text:style-name="eu_5f_articlenumber"><text:hidden-text text:condition="ooow:" text:string-value="P31:L23" text:is-hidden="true"/>Article 17</text:p>
      <text:p text:style-name="eu_5f_paragraph"><text:hidden-text text:condition="ooow:" text:string-value="P31:L24" text:is-hidden="true"/>1. The request mentioned in paragraph 1 of Article 12 of the Convention shall be addressed to <text:hidden-text text:condition="ooow:" text:string-value="P31:L25" text:is-hidden="true"/>the Commissioner-General for Cultural Property. It shall mention the reasons on which it is <text:hidden-text text:condition="ooow:" text:string-value="P31:L26" text:is-hidden="true"/>based and specify the approximate number and the importance of the objects to be transferred, <text:hidden-text text:condition="ooow:" text:string-value="P31:L27" text:is-hidden="true"/>their present location, the location now envisaged, the means of transport to be used, the route <text:hidden-text text:condition="ooow:" text:string-value="P31:L28" text:is-hidden="true"/>to be followed, the date proposed for the transfer, and any other relevant information.</text:p>
      <text:p text:style-name="eu_5f_paragraph"><text:hidden-text text:condition="ooow:" text:string-value="P31:L29" text:is-hidden="true"/> </text:p>
      <text:p text:style-name="eu_5f_paragraph"><text:hidden-text text:condition="ooow:" text:string-value="P31:L30" text:is-hidden="true"/>2. If the Commissioner-General, after taking such opinions as he deems fit, considers that such <text:hidden-text text:condition="ooow:" text:string-value="P31:L31" text:is-hidden="true"/>transfer is justified, he shall consult those delegates of the Protecting Powers who are <text:hidden-text text:condition="ooow:" text:string-value="P31:L32" text:is-hidden="true"/>concerned, on the measures proposed for carrying it out. Following such consultation, he shall <text:hidden-text text:condition="ooow:" text:string-value="P31:L33" text:is-hidden="true"/>notify the Parties to the conflict concerned of the transfer, including in such notification all <text:hidden-text text:condition="ooow:" text:string-value="P31:L34" text:is-hidden="true"/>useful information.</text:p>
      <text:p text:style-name="eu_5f_paragraph"><text:hidden-text text:condition="ooow:" text:string-value="P31:L35" text:is-hidden="true"/> </text:p>
      <text:p text:style-name="eu_5f_paragraph"><text:hidden-text text:condition="ooow:" text:string-value="P31:L36" text:is-hidden="true"/>3. The Commissioner-General shall appoint one or more inspectors, who shall satisfy <text:hidden-text text:condition="ooow:" text:string-value="P31:L37" text:is-hidden="true"/>themselves that only the property stated in the request is to be transferred and that the transport <text:hidden-text text:condition="ooow:" text:string-value="P31:L38" text:is-hidden="true"/>is to be by the approved methods and bears the distinctive emblem. The inspector or inspectors <text:soft-page-break/><text:hidden-text text:condition="ooow:" text:string-value="P32:L1" text:is-hidden="true"/>shall accompany the property to its destination.</text:p>
      <text:p text:style-name="eu_5f_articletitle"><text:hidden-text text:condition="ooow:" text:string-value="P32:L2" text:is-hidden="true"/>Transport Abroad</text:p>
      <text:p text:style-name="eu_5f_articlenumber"><text:hidden-text text:condition="ooow:" text:string-value="P32:L3" text:is-hidden="true"/>Article 18</text:p>
      <text:p text:style-name="eu_5f_paragraph"><text:hidden-text text:condition="ooow:" text:string-value="P32:L4" text:is-hidden="true"/>Where the transfer under special protection is to the territory of another country, it shall be <text:hidden-text text:condition="ooow:" text:string-value="P32:L5" text:is-hidden="true"/>governed not only by Article 12 of the Convention and by Article 17 of the present Regulations, <text:hidden-text text:condition="ooow:" text:string-value="P32:L6" text:is-hidden="true"/>but by the following further provisions:</text:p>
      <text:p text:style-name="eu_5f_paragraph"><text:hidden-text text:condition="ooow:" text:string-value="P32:L7" text:is-hidden="true"/> </text:p>
      <text:p text:style-name="eu_5f_paragraph"><text:hidden-text text:condition="ooow:" text:string-value="P32:L8" text:is-hidden="true"/>(a) while the cultural property remains on the territory of another State, that State shall be its <text:hidden-text text:condition="ooow:" text:string-value="P32:L9" text:is-hidden="true"/>depositary and shall extend to it as great a measure of care as that which it bestows upon its <text:hidden-text text:condition="ooow:" text:string-value="P32:L10" text:is-hidden="true"/>own cultural property of comparable importance;</text:p>
      <text:p text:style-name="eu_5f_paragraph"><text:hidden-text text:condition="ooow:" text:string-value="P32:L11" text:is-hidden="true"/> </text:p>
      <text:p text:style-name="eu_5f_paragraph"><text:hidden-text text:condition="ooow:" text:string-value="P32:L12" text:is-hidden="true"/>(b) the depositary State shall return the property only on the cessation of the conflict; such <text:hidden-text text:condition="ooow:" text:string-value="P32:L13" text:is-hidden="true"/>return shall be effected within six months from the date on which it was requested;</text:p>
      <text:p text:style-name="eu_5f_paragraph"><text:hidden-text text:condition="ooow:" text:string-value="P32:L14" text:is-hidden="true"/> </text:p>
      <text:p text:style-name="eu_5f_paragraph"><text:hidden-text text:condition="ooow:" text:string-value="P32:L15" text:is-hidden="true"/>(c) during the various transfer operations, and while it remains on the territory of another State, <text:hidden-text text:condition="ooow:" text:string-value="P32:L16" text:is-hidden="true"/>the cultural property shall be exempt from confiscation and may not be disposed of either by <text:hidden-text text:condition="ooow:" text:string-value="P32:L17" text:is-hidden="true"/>the depositor or by the depositary. Nevertheless, when the safety of the property requires it, the <text:hidden-text text:condition="ooow:" text:string-value="P32:L18" text:is-hidden="true"/>depositary may, with the assent of the depositor, have the property transported to the territory of <text:hidden-text text:condition="ooow:" text:string-value="P32:L19" text:is-hidden="true"/>a third country, under the conditions laid down in the present article;</text:p>
      <text:p text:style-name="eu_5f_paragraph"><text:hidden-text text:condition="ooow:" text:string-value="P32:L20" text:is-hidden="true"/> </text:p>
      <text:p text:style-name="eu_5f_paragraph"><text:hidden-text text:condition="ooow:" text:string-value="P32:L21" text:is-hidden="true"/>(d) the request for special protection shall indicate that the State to whose territory the property <text:hidden-text text:condition="ooow:" text:string-value="P32:L22" text:is-hidden="true"/>is to be transferred accepts the provisions of the present Article.</text:p>
      <text:p text:style-name="eu_5f_articletitle"><text:hidden-text text:condition="ooow:" text:string-value="P32:L23" text:is-hidden="true"/>Occupied Territory</text:p>
      <text:p text:style-name="eu_5f_articlenumber"><text:hidden-text text:condition="ooow:" text:string-value="P32:L24" text:is-hidden="true"/>Article 19</text:p>
      <text:p text:style-name="eu_5f_paragraph"><text:hidden-text text:condition="ooow:" text:string-value="P32:L25" text:is-hidden="true"/>Whenever a High Contracting Party occupying territory of another High Contracting Party <text:hidden-text text:condition="ooow:" text:string-value="P32:L26" text:is-hidden="true"/>transfers cultural property to a refuge situated elsewhere in that territory, without being able to <text:hidden-text text:condition="ooow:" text:string-value="P32:L27" text:is-hidden="true"/>follow the procedure provided for in Article 17 of the Regulations, the transfer in question shall <text:hidden-text text:condition="ooow:" text:string-value="P32:L28" text:is-hidden="true"/>not be regarded as misappropriation within the meaning of Article 4 of the Convention, <text:hidden-text text:condition="ooow:" text:string-value="P32:L29" text:is-hidden="true"/>provided that the Commissioner-General for Cultural Property certifies in writing, after having <text:hidden-text text:condition="ooow:" text:string-value="P32:L30" text:is-hidden="true"/>consulted the usual custodians, that such transfer was rendered necessary by circumstances.</text:p>
      <text:p text:style-name="eu_5f_chapternumber"><text:hidden-text text:condition="ooow:" text:string-value="P32:L31" text:is-hidden="true"/>CHAPTER IV</text:p>
      <text:p text:style-name="eu_5f_chaptertitle"><text:hidden-text text:condition="ooow:" text:string-value="P32:L32" text:is-hidden="true"/>THE DISTINCTIVE EMBLEM</text:p>
      <text:p text:style-name="eu_5f_articletitle"><text:hidden-text text:condition="ooow:" text:string-value="P32:L33" text:is-hidden="true"/>Affixing of the Emblem</text:p>
      <text:p text:style-name="eu_5f_articlenumber"><text:hidden-text text:condition="ooow:" text:string-value="P32:L34" text:is-hidden="true"/>Article 20</text:p>
      <text:p text:style-name="eu_5f_paragraph"><text:hidden-text text:condition="ooow:" text:string-value="P32:L35" text:is-hidden="true"/>1. The placing of the distinctive emblem and its degree of visibility shall be left to the <text:hidden-text text:condition="ooow:" text:string-value="P32:L36" text:is-hidden="true"/>discretion of the competent authorities of each High Contracting Party. It may be displayed on <text:hidden-text text:condition="ooow:" text:string-value="P32:L37" text:is-hidden="true"/>flags or armlets; it may be painted on an object or represented in any other appropriate form.</text:p>
      <text:p text:style-name="eu_5f_paragraph"><text:soft-page-break/><text:hidden-text text:condition="ooow:" text:string-value="P33:L1" text:is-hidden="true"/> </text:p>
      <text:p text:style-name="eu_5f_paragraph"><text:hidden-text text:condition="ooow:" text:string-value="P33:L2" text:is-hidden="true"/>2. However, without prejudice to any possible fuller markings, the emblem shall, in the event of <text:hidden-text text:condition="ooow:" text:string-value="P33:L3" text:is-hidden="true"/>armed conflict and in the cases mentioned in Articles 12 and 13 of the Convention, be placed on <text:hidden-text text:condition="ooow:" text:string-value="P33:L4" text:is-hidden="true"/>the vehicles of transport so as to be clearly visible in daylight from the air as well as from the <text:hidden-text text:condition="ooow:" text:string-value="P33:L5" text:is-hidden="true"/>ground. The emblem shall be visible from the ground:</text:p>
      <text:p text:style-name="eu_5f_paragraph"><text:hidden-text text:condition="ooow:" text:string-value="P33:L6" text:is-hidden="true"/> </text:p>
      <text:p text:style-name="eu_5f_paragraph"><text:hidden-text text:condition="ooow:" text:string-value="P33:L7" text:is-hidden="true"/>(a) at regular intervals sufficient to indicate clearly the perimeter of a centre containing <text:hidden-text text:condition="ooow:" text:string-value="P33:L8" text:is-hidden="true"/>monuments under special protection;</text:p>
      <text:p text:style-name="eu_5f_paragraph"><text:hidden-text text:condition="ooow:" text:string-value="P33:L9" text:is-hidden="true"/> </text:p>
      <text:p text:style-name="eu_5f_paragraph"><text:hidden-text text:condition="ooow:" text:string-value="P33:L10" text:is-hidden="true"/>(b) at the entrance to other immovable cultural property under special protection.</text:p>
      <text:p text:style-name="eu_5f_articletitle"><text:hidden-text text:condition="ooow:" text:string-value="P33:L11" text:is-hidden="true"/>Identification of Persons</text:p>
      <text:p text:style-name="eu_5f_articlenumber"><text:hidden-text text:condition="ooow:" text:string-value="P33:L12" text:is-hidden="true"/>Article 21</text:p>
      <text:p text:style-name="eu_5f_paragraph"><text:hidden-text text:condition="ooow:" text:string-value="P33:L13" text:is-hidden="true"/>1. The persons mentioned in Article 17, paragraph 2 (b) and (c) of the Convention may wear an <text:hidden-text text:condition="ooow:" text:string-value="P33:L14" text:is-hidden="true"/>armlet bearing the distinctive emblem, issued and stamped by the competent authorities.</text:p>
      <text:p text:style-name="eu_5f_paragraph"><text:hidden-text text:condition="ooow:" text:string-value="P33:L15" text:is-hidden="true"/> </text:p>
      <text:p text:style-name="eu_5f_paragraph"><text:hidden-text text:condition="ooow:" text:string-value="P33:L16" text:is-hidden="true"/>2. Such persons shall carry a special identity card bearing the distinctive emblem. This card <text:hidden-text text:condition="ooow:" text:string-value="P33:L17" text:is-hidden="true"/>shall mention at least the surname and first names, the date of birth, the title or rank, and the <text:hidden-text text:condition="ooow:" text:string-value="P33:L18" text:is-hidden="true"/>function of the holder. The card shall bear the photograph of the holder as well as his signature <text:hidden-text text:condition="ooow:" text:string-value="P33:L19" text:is-hidden="true"/>or his fingerprints, or both. It shall bear the embossed stamp of the competent authorities.</text:p>
      <text:p text:style-name="eu_5f_paragraph"><text:hidden-text text:condition="ooow:" text:string-value="P33:L20" text:is-hidden="true"/> </text:p>
      <text:p text:style-name="eu_5f_paragraph"><text:hidden-text text:condition="ooow:" text:string-value="P33:L21" text:is-hidden="true"/>3. Each High Contracting Party shall make out its own type of identity card, guided by the <text:hidden-text text:condition="ooow:" text:string-value="P33:L22" text:is-hidden="true"/>model annexed, by way of example, to the present Regulations. The High Contracting Parties <text:hidden-text text:condition="ooow:" text:string-value="P33:L23" text:is-hidden="true"/>shall transmit to each other a specimen of the model they are using. Identity cards shall be made <text:hidden-text text:condition="ooow:" text:string-value="P33:L24" text:is-hidden="true"/>out, if possible, at least in duplicate, one copy being kept by the issuing Power.</text:p>
      <text:p text:style-name="eu_5f_paragraph"><text:hidden-text text:condition="ooow:" text:string-value="P33:L25" text:is-hidden="true"/> </text:p>
      <text:p text:style-name="P49"><text:hidden-text text:condition="ooow:" text:string-value="P33:L26" text:is-hidden="true"/>4. The said persons may not, without legitimate reason, be deprived of their identity card or of <text:hidden-text text:condition="ooow:" text:string-value="P33:L27" text:is-hidden="true"/>the right to wear the armlet.</text:p>
      <text:p text:style-name="schedulenumber"><text:hidden-text text:condition="ooow:" text:string-value="P34:L1" text:is-hidden="true"/><text:bookmark-start text:name="toc_book_13"/>SCHEDULE <text:reference-mark-start text:name="schedulenumber_2"/><text:sequence text:ref-name="refschedulenumber1" text:name="schedulenumber" text:formula="ooow:schedulenumber+1" style:num-format="1">2</text:sequence><text:bookmark-end text:name="toc_book_13"/><text:reference-mark-end text:name="schedulenumber_2"/></text:p>
      <text:p text:style-name="P13"><text:hidden-text text:condition="ooow:" text:string-value="P34:L2" text:is-hidden="true"/>Section <text:span text:style-name="T5"><text:reference-ref text:reference-format="text" text:ref-name="sectionnumber_1">1</text:reference-ref></text:span></text:p>
      <text:p text:style-name="scheduletitle"><text:hidden-text text:condition="ooow:" text:string-value="P34:L3" text:is-hidden="true"/>Second Protocol to the Hague Convention of 1954 for the Protection of Cultural Property</text:p>
      <text:p text:style-name="scheduletitle"><text:hidden-text text:condition="ooow:" text:string-value="P34:L4" text:is-hidden="true"/>in the Event of Armed Conflict</text:p>
      <text:p text:style-name="eu_5f_paragraph"><text:hidden-text text:condition="ooow:" text:string-value="P34:L5" text:is-hidden="true"/> </text:p>
      <text:p text:style-name="eu_5f_paragraph"><text:hidden-text text:condition="ooow:" text:string-value="P34:L6" text:is-hidden="true"/>The Parties,</text:p>
      <text:p text:style-name="eu_5f_paragraph"><text:hidden-text text:condition="ooow:" text:string-value="P34:L7" text:is-hidden="true"/> </text:p>
      <text:p text:style-name="eu_5f_paragraph"><text:hidden-text text:condition="ooow:" text:string-value="P34:L8" text:is-hidden="true"/><text:span text:style-name="T5">Conscious</text:span> of the need to improve the protection of cultural property in the event of armed <text:hidden-text text:condition="ooow:" text:string-value="P34:L9" text:is-hidden="true"/>conflict and to establish an enhanced system of protection for specifically designated cultural <text:hidden-text text:condition="ooow:" text:string-value="P34:L10" text:is-hidden="true"/>property;</text:p>
      <text:p text:style-name="eu_5f_paragraph"><text:hidden-text text:condition="ooow:" text:string-value="P34:L11" text:is-hidden="true"/> </text:p>
      <text:p text:style-name="eu_5f_paragraph"><text:hidden-text text:condition="ooow:" text:string-value="P34:L12" text:is-hidden="true"/><text:span text:style-name="T5">Reaffirming</text:span> the importance of the provisions of the Convention for the Protection of Cultural <text:hidden-text text:condition="ooow:" text:string-value="P34:L13" text:is-hidden="true"/>Property in the Event of Armed Conflict, done at The Hague on 14 May 1954, and emphasizing <text:hidden-text text:condition="ooow:" text:string-value="P34:L14" text:is-hidden="true"/>the necessity to supplement these provisions through measures to reinforce their <text:hidden-text text:condition="ooow:" text:string-value="P34:L15" text:is-hidden="true"/>implementation;</text:p>
      <text:p text:style-name="eu_5f_paragraph"><text:hidden-text text:condition="ooow:" text:string-value="P34:L16" text:is-hidden="true"/> </text:p>
      <text:p text:style-name="eu_5f_paragraph"><text:hidden-text text:condition="ooow:" text:string-value="P34:L17" text:is-hidden="true"/><text:span text:style-name="T5">Desiring</text:span> to provide the High Contracting Parties to the Convention with a means of being more <text:hidden-text text:condition="ooow:" text:string-value="P34:L18" text:is-hidden="true"/>closely involved in the protection of cultural property in the event of armed conflict by <text:hidden-text text:condition="ooow:" text:string-value="P34:L19" text:is-hidden="true"/>establishing appropriate procedures therefor;</text:p>
      <text:p text:style-name="eu_5f_paragraph"><text:hidden-text text:condition="ooow:" text:string-value="P34:L20" text:is-hidden="true"/> </text:p>
      <text:p text:style-name="eu_5f_paragraph"><text:hidden-text text:condition="ooow:" text:string-value="P34:L21" text:is-hidden="true"/><text:span text:style-name="T5">Considering</text:span> that the rules governing the protection of cultural property in the event of armed <text:hidden-text text:condition="ooow:" text:string-value="P34:L22" text:is-hidden="true"/>conflict should reflect developments in international law;</text:p>
      <text:p text:style-name="eu_5f_paragraph"><text:hidden-text text:condition="ooow:" text:string-value="P34:L23" text:is-hidden="true"/> </text:p>
      <text:p text:style-name="eu_5f_paragraph"><text:hidden-text text:condition="ooow:" text:string-value="P34:L24" text:is-hidden="true"/><text:span text:style-name="T5">Affirming</text:span> that the rules of customary international law will continue to govern questions not <text:hidden-text text:condition="ooow:" text:string-value="P34:L25" text:is-hidden="true"/>regulated by the provisions of this Protocol;</text:p>
      <text:p text:style-name="P33"><text:hidden-text text:condition="ooow:" text:string-value="P34:L26" text:is-hidden="true"/> </text:p>
      <text:p text:style-name="P33"><text:hidden-text text:condition="ooow:" text:string-value="P34:L27" text:is-hidden="true"/>Have agreed as follows:</text:p>
      <text:p text:style-name="P33"><text:hidden-text text:condition="ooow:" text:string-value="P34:L28" text:is-hidden="true"/> </text:p>
      <text:p text:style-name="eu_5f_chapternumber"><text:hidden-text text:condition="ooow:" text:string-value="P34:L29" text:is-hidden="true"/>Chapter 1</text:p>
      <text:p text:style-name="eu_5f_chaptertitle"><text:hidden-text text:condition="ooow:" text:string-value="P34:L30" text:is-hidden="true"/>Introduction</text:p>
      <text:p text:style-name="eu_5f_articlenumber"><text:hidden-text text:condition="ooow:" text:string-value="P34:L31" text:is-hidden="true"/>Article 1</text:p>
      <text:p text:style-name="eu_5f_articletitle"><text:hidden-text text:condition="ooow:" text:string-value="P34:L32" text:is-hidden="true"/>Definitions</text:p>
      <text:p text:style-name="eu_5f_paragraph"><text:hidden-text text:condition="ooow:" text:string-value="P34:L33" text:is-hidden="true"/>For the purposes of this Protocol:</text:p>
      <text:p text:style-name="P17"><text:hidden-text text:condition="ooow:" text:string-value="P34:L34" text:is-hidden="true"/>a. <text:tab/>‘Party’ means a State Party to this Protocol;</text:p>
      <text:p text:style-name="P17"><text:hidden-text text:condition="ooow:" text:string-value="P34:L35" text:is-hidden="true"/> </text:p>
      <text:p text:style-name="P17"><text:soft-page-break/><text:hidden-text text:condition="ooow:" text:string-value="P35:L1" text:is-hidden="true"/>b. <text:tab/>‘cultural property’ means cultural property as defined in Article 1 of the Convention;</text:p>
      <text:p text:style-name="P17"><text:hidden-text text:condition="ooow:" text:string-value="P35:L2" text:is-hidden="true"/> </text:p>
      <text:p text:style-name="P17"><text:hidden-text text:condition="ooow:" text:string-value="P35:L3" text:is-hidden="true"/>c. <text:tab/>‘Convention’ means the Convention for the Protection of Cultural Property in the Event <text:hidden-text text:condition="ooow:" text:string-value="P35:L4" text:is-hidden="true"/>of Armed Conflict, done at The Hague on 14 May 1954;</text:p>
      <text:p text:style-name="P17"><text:hidden-text text:condition="ooow:" text:string-value="P35:L5" text:is-hidden="true"/> </text:p>
      <text:p text:style-name="P17"><text:hidden-text text:condition="ooow:" text:string-value="P35:L6" text:is-hidden="true"/>d. <text:tab/>‘High Contracting Party’ means a State Party to the Convention;</text:p>
      <text:p text:style-name="P17"><text:hidden-text text:condition="ooow:" text:string-value="P35:L7" text:is-hidden="true"/> </text:p>
      <text:p text:style-name="P17"><text:hidden-text text:condition="ooow:" text:string-value="P35:L8" text:is-hidden="true"/>e. <text:tab/>‘enhanced protection’ means the system of enhanced protection established by Articles <text:hidden-text text:condition="ooow:" text:string-value="P35:L9" text:is-hidden="true"/>10 and 11;</text:p>
      <text:p text:style-name="P17"><text:hidden-text text:condition="ooow:" text:string-value="P35:L10" text:is-hidden="true"/> </text:p>
      <text:p text:style-name="P17"><text:hidden-text text:condition="ooow:" text:string-value="P35:L11" text:is-hidden="true"/>f. <text:tab/>‘military objective’ means an object which by its nature, location, purpose, or use makes <text:hidden-text text:condition="ooow:" text:string-value="P35:L12" text:is-hidden="true"/>an effective contribution to military action and whose total or partial destruction, capture <text:hidden-text text:condition="ooow:" text:string-value="P35:L13" text:is-hidden="true"/>or neutralisation, in the circumstances ruling at the time, offers a definite military <text:hidden-text text:condition="ooow:" text:string-value="P35:L14" text:is-hidden="true"/>advantage;</text:p>
      <text:p text:style-name="P17"><text:hidden-text text:condition="ooow:" text:string-value="P35:L15" text:is-hidden="true"/> </text:p>
      <text:p text:style-name="P17"><text:hidden-text text:condition="ooow:" text:string-value="P35:L16" text:is-hidden="true"/>g. <text:tab/>‘illicit’ means under compulsion or otherwise in violation of the applicable rules of the <text:hidden-text text:condition="ooow:" text:string-value="P35:L17" text:is-hidden="true"/>domestic law of the occupied territory or of international law;</text:p>
      <text:p text:style-name="P17"><text:hidden-text text:condition="ooow:" text:string-value="P35:L18" text:is-hidden="true"/> </text:p>
      <text:p text:style-name="P17"><text:hidden-text text:condition="ooow:" text:string-value="P35:L19" text:is-hidden="true"/>h. <text:tab/>‘List’ means the International List of Cultural Property under Enhanced Protection <text:hidden-text text:condition="ooow:" text:string-value="P35:L20" text:is-hidden="true"/>established in accordance with Article 27, sub-paragraph 1(b);</text:p>
      <text:p text:style-name="P17"><text:hidden-text text:condition="ooow:" text:string-value="P35:L21" text:is-hidden="true"/> </text:p>
      <text:p text:style-name="P17"><text:hidden-text text:condition="ooow:" text:string-value="P35:L22" text:is-hidden="true"/>i. <text:tab/>‘Director-General’ means the Director-General of UNESCO;</text:p>
      <text:p text:style-name="P17"><text:hidden-text text:condition="ooow:" text:string-value="P35:L23" text:is-hidden="true"/> </text:p>
      <text:p text:style-name="P17"><text:hidden-text text:condition="ooow:" text:string-value="P35:L24" text:is-hidden="true"/>j. <text:tab/>‘UNESCO’ means the United Nations Educational, Scientific and Cultural Organization;</text:p>
      <text:p text:style-name="P17"><text:hidden-text text:condition="ooow:" text:string-value="P35:L25" text:is-hidden="true"/> </text:p>
      <text:p text:style-name="P17"><text:hidden-text text:condition="ooow:" text:string-value="P35:L26" text:is-hidden="true"/>k. <text:tab/>‘First Protocol’ means the Protocol for the Protection of Cultural Property in the Event <text:hidden-text text:condition="ooow:" text:string-value="P35:L27" text:is-hidden="true"/>of Armed Conflict done at The Hague on 14 May 1954.</text:p>
      <text:p text:style-name="eu_5f_articlenumber"><text:hidden-text text:condition="ooow:" text:string-value="P35:L28" text:is-hidden="true"/>Article 2</text:p>
      <text:p text:style-name="eu_5f_articletitle"><text:hidden-text text:condition="ooow:" text:string-value="P35:L29" text:is-hidden="true"/>Relation to the Convention</text:p>
      <text:p text:style-name="eu_5f_paragraph"><text:hidden-text text:condition="ooow:" text:string-value="P35:L30" text:is-hidden="true"/>This Protocol supplements the Convention in relations between the Parties.</text:p>
      <text:p text:style-name="eu_5f_articlenumber"><text:hidden-text text:condition="ooow:" text:string-value="P35:L31" text:is-hidden="true"/>Article 3</text:p>
      <text:p text:style-name="eu_5f_articletitle"><text:hidden-text text:condition="ooow:" text:string-value="P35:L32" text:is-hidden="true"/>Scope of application</text:p>
      <text:p text:style-name="eu_5f_paragraph"><text:hidden-text text:condition="ooow:" text:string-value="P35:L33" text:is-hidden="true"/>1. In addition to the provisions which shall apply in time of peace, this Protocol shall apply in <text:hidden-text text:condition="ooow:" text:string-value="P35:L34" text:is-hidden="true"/>situations referred to in Article 18 paragraphs 1 and 2 of the Convention and in Article 22 <text:soft-page-break/><text:hidden-text text:condition="ooow:" text:string-value="P36:L1" text:is-hidden="true"/>paragraph 1.</text:p>
      <text:p text:style-name="eu_5f_paragraph"><text:hidden-text text:condition="ooow:" text:string-value="P36:L2" text:is-hidden="true"/> </text:p>
      <text:p text:style-name="eu_5f_paragraph"><text:hidden-text text:condition="ooow:" text:string-value="P36:L3" text:is-hidden="true"/>2. When one of the parties to an armed conflict is not bound by this Protocol, the Parties to this <text:hidden-text text:condition="ooow:" text:string-value="P36:L4" text:is-hidden="true"/>Protocol shall remain bound by it in their mutual relations. They shall furthermore be bound by <text:hidden-text text:condition="ooow:" text:string-value="P36:L5" text:is-hidden="true"/>this Protocol in relation to a State party to the conflict which is not bound by it, if the latter <text:hidden-text text:condition="ooow:" text:string-value="P36:L6" text:is-hidden="true"/>accepts the provisions of this Protocol and so long as it applies them.</text:p>
      <text:p text:style-name="eu_5f_articlenumber"><text:hidden-text text:condition="ooow:" text:string-value="P36:L7" text:is-hidden="true"/>Article 4</text:p>
      <text:p text:style-name="eu_5f_articletitle"><text:hidden-text text:condition="ooow:" text:string-value="P36:L8" text:is-hidden="true"/>Relationship between Chapter 3 and other provisions of the Convention and this Protocol</text:p>
      <text:p text:style-name="eu_5f_paragraph"><text:hidden-text text:condition="ooow:" text:string-value="P36:L9" text:is-hidden="true"/>The application of the provisions of Chapter 3 of this Protocol is without prejudice to:</text:p>
      <text:p text:style-name="P18"><text:hidden-text text:condition="ooow:" text:string-value="P36:L10" text:is-hidden="true"/>a. <text:tab/>the application of the provisions of Chapter I of the Convention and of Chapter 2 of <text:hidden-text text:condition="ooow:" text:string-value="P36:L11" text:is-hidden="true"/>this Protocol;</text:p>
      <text:p text:style-name="P18"><text:hidden-text text:condition="ooow:" text:string-value="P36:L12" text:is-hidden="true"/> </text:p>
      <text:p text:style-name="P18"><text:hidden-text text:condition="ooow:" text:string-value="P36:L13" text:is-hidden="true"/>b.<text:tab/> the application of the provisions of Chapter 2 of the Convention save that, as <text:hidden-text text:condition="ooow:" text:string-value="P36:L14" text:is-hidden="true"/>between Parties to this Protocol or as between a Party and a State which accepts and <text:hidden-text text:condition="ooow:" text:string-value="P36:L15" text:is-hidden="true"/>applies this Protocol in accordance with Article 3 paragraph 2, where cultural <text:hidden-text text:condition="ooow:" text:string-value="P36:L16" text:is-hidden="true"/>property has been granted both special protection and enhanced protection, only the <text:hidden-text text:condition="ooow:" text:string-value="P36:L17" text:is-hidden="true"/>provisions of enhanced protection shall apply.</text:p>
      <text:p text:style-name="eu_5f_chapternumber"><text:hidden-text text:condition="ooow:" text:string-value="P36:L18" text:is-hidden="true"/>Chapter 2</text:p>
      <text:p text:style-name="eu_5f_chaptertitle"><text:hidden-text text:condition="ooow:" text:string-value="P36:L19" text:is-hidden="true"/>General provisions regarding protection</text:p>
      <text:p text:style-name="eu_5f_articlenumber"><text:hidden-text text:condition="ooow:" text:string-value="P36:L20" text:is-hidden="true"/>Article 5</text:p>
      <text:p text:style-name="eu_5f_articletitle"><text:hidden-text text:condition="ooow:" text:string-value="P36:L21" text:is-hidden="true"/>Safeguarding of cultural property</text:p>
      <text:p text:style-name="eu_5f_paragraph"><text:hidden-text text:condition="ooow:" text:string-value="P36:L22" text:is-hidden="true"/>Preparatory measures taken in time of peace for the safeguarding of cultural property against <text:hidden-text text:condition="ooow:" text:string-value="P36:L23" text:is-hidden="true"/>the foreseeable effects of an armed conflict pursuant to Article 3 of the Convention shall <text:hidden-text text:condition="ooow:" text:string-value="P36:L24" text:is-hidden="true"/>include, as appropriate, the preparation of inventories, the planning of emergency measures for <text:hidden-text text:condition="ooow:" text:string-value="P36:L25" text:is-hidden="true"/>protection against fire or structural collapse, the preparation for the removal of movable <text:hidden-text text:condition="ooow:" text:string-value="P36:L26" text:is-hidden="true"/>cultural property or the provision for adequate in situ protection of such property, and the <text:hidden-text text:condition="ooow:" text:string-value="P36:L27" text:is-hidden="true"/>designation of competent authorities responsible for the safeguarding of cultural property.</text:p>
      <text:p text:style-name="eu_5f_articlenumber"><text:hidden-text text:condition="ooow:" text:string-value="P36:L28" text:is-hidden="true"/>Article 6</text:p>
      <text:p text:style-name="eu_5f_articletitle"><text:hidden-text text:condition="ooow:" text:string-value="P36:L29" text:is-hidden="true"/>Respect for cultural property</text:p>
      <text:p text:style-name="eu_5f_paragraph"><text:hidden-text text:condition="ooow:" text:string-value="P36:L30" text:is-hidden="true"/>With the goal of ensuring respect for cultural property in accordance with Article 4 of the <text:hidden-text text:condition="ooow:" text:string-value="P36:L31" text:is-hidden="true"/>Convention:</text:p>
      <text:p text:style-name="P19"><text:hidden-text text:condition="ooow:" text:string-value="P36:L32" text:is-hidden="true"/>a. <text:tab/>a waiver on the basis of imperative military necessity pursuant to Article 4 paragraph 2 <text:hidden-text text:condition="ooow:" text:string-value="P36:L33" text:is-hidden="true"/>of the Convention may only be invoked to direct an act of hostility against cultural <text:hidden-text text:condition="ooow:" text:string-value="P36:L34" text:is-hidden="true"/>property when and for as long as:</text:p>
      <text:p text:style-name="P19"><text:hidden-text text:condition="ooow:" text:string-value="P36:L35" text:is-hidden="true"/> </text:p>
      <text:p text:style-name="P20"><text:soft-page-break/><text:hidden-text text:condition="ooow:" text:string-value="P37:L1" text:is-hidden="true"/>i. <text:tab/>that cultural property has, by its function, been made into a military objective; and</text:p>
      <text:p text:style-name="P20"><text:hidden-text text:condition="ooow:" text:string-value="P37:L2" text:is-hidden="true"/> </text:p>
      <text:p text:style-name="P20"><text:hidden-text text:condition="ooow:" text:string-value="P37:L3" text:is-hidden="true"/>ii. <text:tab/>there is no feasible alternative available to obtain a similar military advantage to <text:hidden-text text:condition="ooow:" text:string-value="P37:L4" text:is-hidden="true"/>that offered by directing an act of hostility against that objective;</text:p>
      <text:p text:style-name="P19"><text:hidden-text text:condition="ooow:" text:string-value="P37:L5" text:is-hidden="true"/> </text:p>
      <text:p text:style-name="P19"><text:hidden-text text:condition="ooow:" text:string-value="P37:L6" text:is-hidden="true"/>b. <text:tab/>a waiver on the basis of imperative military necessity pursuant to Article 4 paragraph 2 <text:hidden-text text:condition="ooow:" text:string-value="P37:L7" text:is-hidden="true"/>of the Convention may only be invoked to use cultural property for purposes which are <text:hidden-text text:condition="ooow:" text:string-value="P37:L8" text:is-hidden="true"/>likely to expose it to destruction or damage when and for as long as no choice is <text:hidden-text text:condition="ooow:" text:string-value="P37:L9" text:is-hidden="true"/>possible between such use of the cultural property and another feasible method for <text:hidden-text text:condition="ooow:" text:string-value="P37:L10" text:is-hidden="true"/>obtaining a similar military advantage;</text:p>
      <text:p text:style-name="P19"><text:hidden-text text:condition="ooow:" text:string-value="P37:L11" text:is-hidden="true"/> </text:p>
      <text:p text:style-name="P19"><text:hidden-text text:condition="ooow:" text:string-value="P37:L12" text:is-hidden="true"/>c. <text:tab/>the decision to invoke imperative military necessity shall only be taken by an officer <text:hidden-text text:condition="ooow:" text:string-value="P37:L13" text:is-hidden="true"/>commanding a force the equivalent of a battalion in size or larger, or a force smaller in <text:hidden-text text:condition="ooow:" text:string-value="P37:L14" text:is-hidden="true"/>size where circumstances do not permit otherwise;</text:p>
      <text:p text:style-name="P19"><text:hidden-text text:condition="ooow:" text:string-value="P37:L15" text:is-hidden="true"/> </text:p>
      <text:p text:style-name="P19"><text:hidden-text text:condition="ooow:" text:string-value="P37:L16" text:is-hidden="true"/>d. <text:tab/>in case of an attack based on a decision taken in accordance with sub-paragraph (a), an <text:hidden-text text:condition="ooow:" text:string-value="P37:L17" text:is-hidden="true"/>effective advance warning shall be given whenever circumstances permit.</text:p>
      <text:p text:style-name="eu_5f_articlenumber"><text:hidden-text text:condition="ooow:" text:string-value="P37:L18" text:is-hidden="true"/>Article 7</text:p>
      <text:p text:style-name="eu_5f_articletitle"><text:hidden-text text:condition="ooow:" text:string-value="P37:L19" text:is-hidden="true"/>Precautions in attack</text:p>
      <text:p text:style-name="eu_5f_paragraph"><text:hidden-text text:condition="ooow:" text:string-value="P37:L20" text:is-hidden="true"/>Without prejudice to other precautions required by international humanitarian law in the <text:hidden-text text:condition="ooow:" text:string-value="P37:L21" text:is-hidden="true"/>conduct of military operations, each Party to the conflict shall:</text:p>
      <text:p text:style-name="P21"><text:hidden-text text:condition="ooow:" text:string-value="P37:L22" text:is-hidden="true"/> </text:p>
      <text:p text:style-name="P21"><text:hidden-text text:condition="ooow:" text:string-value="P37:L23" text:is-hidden="true"/>a. <text:tab/>do everything feasible to verify that the objectives to be attacked are not cultural <text:hidden-text text:condition="ooow:" text:string-value="P37:L24" text:is-hidden="true"/>property protected under Article 4 of the Convention;</text:p>
      <text:p text:style-name="P21"><text:hidden-text text:condition="ooow:" text:string-value="P37:L25" text:is-hidden="true"/> </text:p>
      <text:p text:style-name="P21"><text:hidden-text text:condition="ooow:" text:string-value="P37:L26" text:is-hidden="true"/>b. <text:tab/>take all feasible precautions in the choice of means and methods of attack with a view <text:hidden-text text:condition="ooow:" text:string-value="P37:L27" text:is-hidden="true"/>to avoiding, and in any event to minimizing, incidental damage to cultural property <text:hidden-text text:condition="ooow:" text:string-value="P37:L28" text:is-hidden="true"/>protected under Article 4 of the Convention;</text:p>
      <text:p text:style-name="P21"><text:hidden-text text:condition="ooow:" text:string-value="P37:L29" text:is-hidden="true"/> </text:p>
      <text:p text:style-name="P21"><text:hidden-text text:condition="ooow:" text:string-value="P37:L30" text:is-hidden="true"/>c.<text:tab/> refrain from deciding to launch any attack which may be expected to cause incidental <text:hidden-text text:condition="ooow:" text:string-value="P37:L31" text:is-hidden="true"/>damage to cultural property protected under Article 4 of the Convention which would <text:hidden-text text:condition="ooow:" text:string-value="P37:L32" text:is-hidden="true"/>be excessive in relation to the concrete and direct military advantage anticipated; and</text:p>
      <text:p text:style-name="P21"><text:hidden-text text:condition="ooow:" text:string-value="P37:L33" text:is-hidden="true"/> </text:p>
      <text:p text:style-name="P21"><text:hidden-text text:condition="ooow:" text:string-value="P37:L34" text:is-hidden="true"/>d. <text:tab/>cancel or suspend an attack if it becomes apparent:</text:p>
      <text:p text:style-name="P21"><text:hidden-text text:condition="ooow:" text:string-value="P37:L35" text:is-hidden="true"/> </text:p>
      <text:p text:style-name="P22"><text:hidden-text text:condition="ooow:" text:string-value="P37:L36" text:is-hidden="true"/>i. <text:tab/>that the objective is cultural property protected under Article 4 of the <text:hidden-text text:condition="ooow:" text:string-value="P37:L37" text:is-hidden="true"/>Convention;</text:p>
      <text:p text:style-name="P22"><text:soft-page-break/><text:hidden-text text:condition="ooow:" text:string-value="P38:L1" text:is-hidden="true"/> </text:p>
      <text:p text:style-name="P22"><text:hidden-text text:condition="ooow:" text:string-value="P38:L2" text:is-hidden="true"/>ii. <text:tab/>that the attack may be expected to cause incidental damage to cultural property <text:hidden-text text:condition="ooow:" text:string-value="P38:L3" text:is-hidden="true"/>protected under Article 4 of the Convention which would be excessive in <text:hidden-text text:condition="ooow:" text:string-value="P38:L4" text:is-hidden="true"/>relation to the concrete and direct military advantage anticipated.</text:p>
      <text:p text:style-name="eu_5f_articlenumber"><text:hidden-text text:condition="ooow:" text:string-value="P38:L5" text:is-hidden="true"/>Article 8</text:p>
      <text:p text:style-name="eu_5f_articletitle"><text:hidden-text text:condition="ooow:" text:string-value="P38:L6" text:is-hidden="true"/>Precautions against the effects of hostilities</text:p>
      <text:p text:style-name="eu_5f_paragraph"><text:hidden-text text:condition="ooow:" text:string-value="P38:L7" text:is-hidden="true"/>The Parties to the conflict shall, to the maximum extent feasible:</text:p>
      <text:p text:style-name="P23"><text:hidden-text text:condition="ooow:" text:string-value="P38:L8" text:is-hidden="true"/>a. <text:tab/>remove movable cultural property from the vicinity of military objectives or provide <text:hidden-text text:condition="ooow:" text:string-value="P38:L9" text:is-hidden="true"/>for adequate in situ protection;</text:p>
      <text:p text:style-name="P23"><text:hidden-text text:condition="ooow:" text:string-value="P38:L10" text:is-hidden="true"/>b. <text:tab/>avoid locating military objectives near cultural property.</text:p>
      <text:p text:style-name="eu_5f_articlenumber"><text:hidden-text text:condition="ooow:" text:string-value="P38:L11" text:is-hidden="true"/>Article 9</text:p>
      <text:p text:style-name="eu_5f_articletitle"><text:hidden-text text:condition="ooow:" text:string-value="P38:L12" text:is-hidden="true"/>Protection of cultural property in occupied territory</text:p>
      <text:p text:style-name="eu_5f_paragraph"><text:hidden-text text:condition="ooow:" text:string-value="P38:L13" text:is-hidden="true"/>1. Without prejudice to the provisions of Articles 4 and 5 of the Convention, a Party in <text:hidden-text text:condition="ooow:" text:string-value="P38:L14" text:is-hidden="true"/>occupation of the whole or part of the territory of another Party shall prohibit and prevent in <text:hidden-text text:condition="ooow:" text:string-value="P38:L15" text:is-hidden="true"/>relation to the occupied territory:</text:p>
      <text:p text:style-name="eu_5f_paragraph"><text:hidden-text text:condition="ooow:" text:string-value="P38:L16" text:is-hidden="true"/> </text:p>
      <text:p text:style-name="P24"><text:hidden-text text:condition="ooow:" text:string-value="P38:L17" text:is-hidden="true"/>a. <text:tab/>any illicit export, other removal or transfer of ownership of cultural property;</text:p>
      <text:p text:style-name="P24"><text:hidden-text text:condition="ooow:" text:string-value="P38:L18" text:is-hidden="true"/> </text:p>
      <text:p text:style-name="P24"><text:hidden-text text:condition="ooow:" text:string-value="P38:L19" text:is-hidden="true"/>b. <text:tab/>any archaeological excavation, save where this is strictly required to safeguard, <text:hidden-text text:condition="ooow:" text:string-value="P38:L20" text:is-hidden="true"/>record or preserve cultural property</text:p>
      <text:p text:style-name="P24"><text:hidden-text text:condition="ooow:" text:string-value="P38:L21" text:is-hidden="true"/> </text:p>
      <text:p text:style-name="P24"><text:hidden-text text:condition="ooow:" text:string-value="P38:L22" text:is-hidden="true"/>c. <text:tab/>any alteration to, or change of use of, cultural property which is intended to conceal <text:hidden-text text:condition="ooow:" text:string-value="P38:L23" text:is-hidden="true"/>or destroy cultural, historical or scientific evidence.</text:p>
      <text:p text:style-name="P24"><text:hidden-text text:condition="ooow:" text:string-value="P38:L24" text:is-hidden="true"/> </text:p>
      <text:p text:style-name="eu_5f_paragraph"><text:hidden-text text:condition="ooow:" text:string-value="P38:L25" text:is-hidden="true"/>2. Any archaeological excavation of, alteration to, or change of use of, cultural property in <text:hidden-text text:condition="ooow:" text:string-value="P38:L26" text:is-hidden="true"/>occupied territory shall, unless circumstances do not permit, be carried out in close co-<text:hidden-text text:condition="ooow:" text:string-value="P38:L27" text:is-hidden="true"/>operation with the competent national authorities of the occupied territory.</text:p>
      <text:p text:style-name="eu_5f_chapternumber"><text:hidden-text text:condition="ooow:" text:string-value="P38:L28" text:is-hidden="true"/>Chapter 3</text:p>
      <text:p text:style-name="eu_5f_chaptertitle"><text:hidden-text text:condition="ooow:" text:string-value="P38:L29" text:is-hidden="true"/>Enhanced Protection</text:p>
      <text:p text:style-name="eu_5f_articlenumber"><text:hidden-text text:condition="ooow:" text:string-value="P38:L30" text:is-hidden="true"/>Article 10</text:p>
      <text:p text:style-name="eu_5f_articletitle"><text:hidden-text text:condition="ooow:" text:string-value="P38:L31" text:is-hidden="true"/>Enhanced protection</text:p>
      <text:p text:style-name="eu_5f_paragraph"><text:hidden-text text:condition="ooow:" text:string-value="P38:L32" text:is-hidden="true"/>Cultural property may be placed under enhanced protection provided that it meets the following <text:hidden-text text:condition="ooow:" text:string-value="P38:L33" text:is-hidden="true"/>three conditions:</text:p>
      <text:p text:style-name="P25"><text:soft-page-break/><text:hidden-text text:condition="ooow:" text:string-value="P39:L1" text:is-hidden="true"/>a. <text:tab/>it is cultural heritage of the greatest importance for humanity;</text:p>
      <text:p text:style-name="P25"><text:hidden-text text:condition="ooow:" text:string-value="P39:L2" text:is-hidden="true"/> </text:p>
      <text:p text:style-name="P25"><text:hidden-text text:condition="ooow:" text:string-value="P39:L3" text:is-hidden="true"/>b. <text:tab/>it is protected by adequate domestic legal and administrative measures recognising its <text:hidden-text text:condition="ooow:" text:string-value="P39:L4" text:is-hidden="true"/>exceptional cultural and historic value and ensuring the highest level of protection;</text:p>
      <text:p text:style-name="P25"><text:hidden-text text:condition="ooow:" text:string-value="P39:L5" text:is-hidden="true"/> </text:p>
      <text:p text:style-name="P25"><text:hidden-text text:condition="ooow:" text:string-value="P39:L6" text:is-hidden="true"/>c. <text:tab/>it is not used for military purposes or to shield military sites and a declaration has <text:hidden-text text:condition="ooow:" text:string-value="P39:L7" text:is-hidden="true"/>been made by the Party which has control over the cultural property, confirming that it <text:hidden-text text:condition="ooow:" text:string-value="P39:L8" text:is-hidden="true"/>will not be so used.</text:p>
      <text:p text:style-name="P33"><text:hidden-text text:condition="ooow:" text:string-value="P39:L9" text:is-hidden="true"/> </text:p>
      <text:p text:style-name="eu_5f_articlenumber"><text:hidden-text text:condition="ooow:" text:string-value="P39:L10" text:is-hidden="true"/>Article 11</text:p>
      <text:p text:style-name="eu_5f_articletitle"><text:hidden-text text:condition="ooow:" text:string-value="P39:L11" text:is-hidden="true"/>The granting of enhanced protection</text:p>
      <text:p text:style-name="eu_5f_paragraph"><text:hidden-text text:condition="ooow:" text:string-value="P39:L12" text:is-hidden="true"/>1. Each Party should submit to the Committee a list of cultural property for which it intends to <text:hidden-text text:condition="ooow:" text:string-value="P39:L13" text:is-hidden="true"/>request the granting of enhanced protection.</text:p>
      <text:p text:style-name="eu_5f_paragraph"><text:hidden-text text:condition="ooow:" text:string-value="P39:L14" text:is-hidden="true"/> </text:p>
      <text:p text:style-name="eu_5f_paragraph"><text:hidden-text text:condition="ooow:" text:string-value="P39:L15" text:is-hidden="true"/>2. The Party which has jurisdiction or control over the cultural property may request that it be <text:hidden-text text:condition="ooow:" text:string-value="P39:L16" text:is-hidden="true"/>included in the List to be established in accordance with Article 27 sub-paragraph 1(b). This <text:hidden-text text:condition="ooow:" text:string-value="P39:L17" text:is-hidden="true"/>request shall include all necessary information related to the criteria mentioned in Article 10. <text:hidden-text text:condition="ooow:" text:string-value="P39:L18" text:is-hidden="true"/>The Committee may invite a Party to request that cultural property be included in the List.</text:p>
      <text:p text:style-name="eu_5f_paragraph"><text:hidden-text text:condition="ooow:" text:string-value="P39:L19" text:is-hidden="true"/> </text:p>
      <text:p text:style-name="eu_5f_paragraph"><text:hidden-text text:condition="ooow:" text:string-value="P39:L20" text:is-hidden="true"/>3. Other Parties, the International Committee of the Blue Shield and other non-governmental <text:hidden-text text:condition="ooow:" text:string-value="P39:L21" text:is-hidden="true"/>organisations with relevant expertise may recommend specific cultural property to the <text:hidden-text text:condition="ooow:" text:string-value="P39:L22" text:is-hidden="true"/>Committee. In such cases, the Committee may decide to invite a Party to request inclusion of <text:hidden-text text:condition="ooow:" text:string-value="P39:L23" text:is-hidden="true"/>that cultural property in the List.</text:p>
      <text:p text:style-name="eu_5f_paragraph"><text:hidden-text text:condition="ooow:" text:string-value="P39:L24" text:is-hidden="true"/> </text:p>
      <text:p text:style-name="eu_5f_paragraph"><text:hidden-text text:condition="ooow:" text:string-value="P39:L25" text:is-hidden="true"/>4. Neither the request for inclusion of cultural property situated in a territory, sovereignty or <text:hidden-text text:condition="ooow:" text:string-value="P39:L26" text:is-hidden="true"/>jurisdiction over which is claimed by more than one State, nor its inclusion, shall in any way <text:hidden-text text:condition="ooow:" text:string-value="P39:L27" text:is-hidden="true"/>prejudice the rights of the parties to the dispute.</text:p>
      <text:p text:style-name="eu_5f_paragraph"><text:hidden-text text:condition="ooow:" text:string-value="P39:L28" text:is-hidden="true"/> </text:p>
      <text:p text:style-name="eu_5f_paragraph"><text:hidden-text text:condition="ooow:" text:string-value="P39:L29" text:is-hidden="true"/>5. Upon receipt of a request for inclusion in the List, the Committee shall inform all Parties of <text:hidden-text text:condition="ooow:" text:string-value="P39:L30" text:is-hidden="true"/>the request. Parties may submit representations regarding such a request to the Committee <text:hidden-text text:condition="ooow:" text:string-value="P39:L31" text:is-hidden="true"/>within sixty days. These representations shall be made only on the basis of the criteria <text:hidden-text text:condition="ooow:" text:string-value="P39:L32" text:is-hidden="true"/>mentioned in Article 10. They shall be specific and related to facts. The Committee shall <text:hidden-text text:condition="ooow:" text:string-value="P39:L33" text:is-hidden="true"/>consider the representations, providing the Party requesting inclusion with a reasonable <text:hidden-text text:condition="ooow:" text:string-value="P39:L34" text:is-hidden="true"/>opportunity to respond before taking the decision. When such representations are before the <text:hidden-text text:condition="ooow:" text:string-value="P39:L35" text:is-hidden="true"/>Committee, decisions for inclusion in the List shall be taken, notwithstanding Article 26, by a <text:hidden-text text:condition="ooow:" text:string-value="P39:L36" text:is-hidden="true"/>majority of four-fifths of its members present and voting.</text:p>
      <text:p text:style-name="eu_5f_paragraph"><text:hidden-text text:condition="ooow:" text:string-value="P39:L37" text:is-hidden="true"/> </text:p>
      <text:p text:style-name="eu_5f_paragraph"><text:hidden-text text:condition="ooow:" text:string-value="P39:L38" text:is-hidden="true"/>6. In deciding upon a request, the Committee should ask the advice of governmental and non-<text:hidden-text text:condition="ooow:" text:string-value="P39:L39" text:is-hidden="true"/>governmental organisations, as well as of individual experts.</text:p>
      <text:p text:style-name="eu_5f_paragraph"><text:soft-page-break/><text:hidden-text text:condition="ooow:" text:string-value="P40:L1" text:is-hidden="true"/> </text:p>
      <text:p text:style-name="eu_5f_paragraph"><text:hidden-text text:condition="ooow:" text:string-value="P40:L2" text:is-hidden="true"/>7. A decision to grant or deny enhanced protection may only be made on the basis of the criteria <text:hidden-text text:condition="ooow:" text:string-value="P40:L3" text:is-hidden="true"/>mentioned in Article 10.</text:p>
      <text:p text:style-name="eu_5f_paragraph"><text:hidden-text text:condition="ooow:" text:string-value="P40:L4" text:is-hidden="true"/> </text:p>
      <text:p text:style-name="eu_5f_paragraph"><text:hidden-text text:condition="ooow:" text:string-value="P40:L5" text:is-hidden="true"/>8. In exceptional cases, when the Committee has concluded that the Party requesting inclusion <text:hidden-text text:condition="ooow:" text:string-value="P40:L6" text:is-hidden="true"/>of cultural property in the List cannot fulfil the criteria of Article 10 sub-paragraph (b), the <text:hidden-text text:condition="ooow:" text:string-value="P40:L7" text:is-hidden="true"/>Committee may decide to grant enhanced protection, provided that the requesting Party submits <text:hidden-text text:condition="ooow:" text:string-value="P40:L8" text:is-hidden="true"/>a request for international assistance under Article 32.</text:p>
      <text:p text:style-name="eu_5f_paragraph"><text:hidden-text text:condition="ooow:" text:string-value="P40:L9" text:is-hidden="true"/> </text:p>
      <text:p text:style-name="eu_5f_paragraph"><text:hidden-text text:condition="ooow:" text:string-value="P40:L10" text:is-hidden="true"/>9. Upon the outbreak of hostilities, a Party to the conflict may request, on an emergency basis, <text:hidden-text text:condition="ooow:" text:string-value="P40:L11" text:is-hidden="true"/>enhanced protection of cultural property under its jurisdiction or control by communicating this <text:hidden-text text:condition="ooow:" text:string-value="P40:L12" text:is-hidden="true"/>request to the Committee. The Committee shall transmit this request immediately to all Parties <text:hidden-text text:condition="ooow:" text:string-value="P40:L13" text:is-hidden="true"/>to the conflict. In such cases the Committee will consider representations from the Parties <text:hidden-text text:condition="ooow:" text:string-value="P40:L14" text:is-hidden="true"/>concerned on an expedited basis. The decision to grant provisional enhanced protection shall be <text:hidden-text text:condition="ooow:" text:string-value="P40:L15" text:is-hidden="true"/>taken as soon as possible and, notwithstanding Article 26, by a majority of four-fifths of its <text:hidden-text text:condition="ooow:" text:string-value="P40:L16" text:is-hidden="true"/>members present and voting. Provisional enhanced protection may be granted by the Committee <text:hidden-text text:condition="ooow:" text:string-value="P40:L17" text:is-hidden="true"/>pending the outcome of the regular procedure for the granting of enhanced protection, provided <text:hidden-text text:condition="ooow:" text:string-value="P40:L18" text:is-hidden="true"/>that the provisions of Article 10 sub-paragraphs (a) and (c) are met.</text:p>
      <text:p text:style-name="eu_5f_paragraph"><text:hidden-text text:condition="ooow:" text:string-value="P40:L19" text:is-hidden="true"/> </text:p>
      <text:p text:style-name="eu_5f_paragraph"><text:hidden-text text:condition="ooow:" text:string-value="P40:L20" text:is-hidden="true"/>10. Enhanced protection shall be granted to cultural property by the Committee from the <text:hidden-text text:condition="ooow:" text:string-value="P40:L21" text:is-hidden="true"/>moment of its entry in the List.</text:p>
      <text:p text:style-name="eu_5f_paragraph"><text:hidden-text text:condition="ooow:" text:string-value="P40:L22" text:is-hidden="true"/> </text:p>
      <text:p text:style-name="eu_5f_paragraph"><text:hidden-text text:condition="ooow:" text:string-value="P40:L23" text:is-hidden="true"/>11. The Director-General shall, without delay, send to the Secretary-General of the United <text:hidden-text text:condition="ooow:" text:string-value="P40:L24" text:is-hidden="true"/>Nations and to all Parties notification of any decision of the Committee to include cultural <text:hidden-text text:condition="ooow:" text:string-value="P40:L25" text:is-hidden="true"/>property on the List.</text:p>
      <text:p text:style-name="eu_5f_articlenumber"><text:hidden-text text:condition="ooow:" text:string-value="P40:L26" text:is-hidden="true"/>Article 12</text:p>
      <text:p text:style-name="eu_5f_articletitle"><text:hidden-text text:condition="ooow:" text:string-value="P40:L27" text:is-hidden="true"/>Immunity of cultural property under enhanced protection</text:p>
      <text:p text:style-name="eu_5f_paragraph"><text:hidden-text text:condition="ooow:" text:string-value="P40:L28" text:is-hidden="true"/>The Parties to a conflict shall ensure the immunity of cultural property under enhanced <text:hidden-text text:condition="ooow:" text:string-value="P40:L29" text:is-hidden="true"/>protection by refraining from making such property the object of attack from any use of the <text:hidden-text text:condition="ooow:" text:string-value="P40:L30" text:is-hidden="true"/>property or its immediate surroundings in support of military action.</text:p>
      <text:p text:style-name="eu_5f_articlenumber"><text:hidden-text text:condition="ooow:" text:string-value="P40:L31" text:is-hidden="true"/>Article 13</text:p>
      <text:p text:style-name="eu_5f_articletitle"><text:hidden-text text:condition="ooow:" text:string-value="P40:L32" text:is-hidden="true"/>Loss of enhanced protection</text:p>
      <text:p text:style-name="eu_5f_paragraph"><text:hidden-text text:condition="ooow:" text:string-value="P40:L33" text:is-hidden="true"/>1. Cultural property under enhanced protection shall only lose such protection:</text:p>
      <text:p text:style-name="eu_5f_paragraph"><text:hidden-text text:condition="ooow:" text:string-value="P40:L34" text:is-hidden="true"/> </text:p>
      <text:p text:style-name="P18"><text:hidden-text text:condition="ooow:" text:string-value="P40:L35" text:is-hidden="true"/>a. <text:tab/>if such protection is suspended or cancelled in accordance with Article 14; or</text:p>
      <text:p text:style-name="P18"><text:hidden-text text:condition="ooow:" text:string-value="P40:L36" text:is-hidden="true"/> </text:p>
      <text:p text:style-name="P18"><text:hidden-text text:condition="ooow:" text:string-value="P40:L37" text:is-hidden="true"/>b. <text:tab/>if, and for as long as, the property has, by its use, become a military objective.</text:p>
      <text:p text:style-name="P18"><text:soft-page-break/><text:hidden-text text:condition="ooow:" text:string-value="P41:L1" text:is-hidden="true"/> </text:p>
      <text:p text:style-name="eu_5f_paragraph"><text:hidden-text text:condition="ooow:" text:string-value="P41:L2" text:is-hidden="true"/>2. In the circumstances of sub-paragraph 1(b), such property may only be the object of attack if:</text:p>
      <text:p text:style-name="eu_5f_paragraph"><text:hidden-text text:condition="ooow:" text:string-value="P41:L3" text:is-hidden="true"/> </text:p>
      <text:p text:style-name="P26"><text:hidden-text text:condition="ooow:" text:string-value="P41:L4" text:is-hidden="true"/>a. <text:tab/>the attack is the only feasible means of terminating the use of the property referred to <text:hidden-text text:condition="ooow:" text:string-value="P41:L5" text:is-hidden="true"/>in sub-paragraph 1(b);</text:p>
      <text:p text:style-name="P26"><text:hidden-text text:condition="ooow:" text:string-value="P41:L6" text:is-hidden="true"/> </text:p>
      <text:p text:style-name="P26"><text:hidden-text text:condition="ooow:" text:string-value="P41:L7" text:is-hidden="true"/>b. <text:tab/>all feasible precautions are taken in the choice of means and methods of attack, with a <text:hidden-text text:condition="ooow:" text:string-value="P41:L8" text:is-hidden="true"/>view to terminating such use and avoiding, or in any event minimising, damage to the <text:hidden-text text:condition="ooow:" text:string-value="P41:L9" text:is-hidden="true"/>cultural property;</text:p>
      <text:p text:style-name="P26"><text:hidden-text text:condition="ooow:" text:string-value="P41:L10" text:is-hidden="true"/> </text:p>
      <text:p text:style-name="P26"><text:hidden-text text:condition="ooow:" text:string-value="P41:L11" text:is-hidden="true"/>c. <text:tab/>unless circumstances do not permit, due to requirements of immediate self-defence:</text:p>
      <text:p text:style-name="P26"><text:hidden-text text:condition="ooow:" text:string-value="P41:L12" text:is-hidden="true"/> </text:p>
      <text:p text:style-name="P27"><text:hidden-text text:condition="ooow:" text:string-value="P41:L13" text:is-hidden="true"/>i. <text:tab/>the attack is ordered at the highest operational level of command;</text:p>
      <text:p text:style-name="P27"><text:hidden-text text:condition="ooow:" text:string-value="P41:L14" text:is-hidden="true"/> </text:p>
      <text:p text:style-name="P27"><text:hidden-text text:condition="ooow:" text:string-value="P41:L15" text:is-hidden="true"/>ii <text:tab/>effective advance warning is issued to the opposing forces requiring the <text:hidden-text text:condition="ooow:" text:string-value="P41:L16" text:is-hidden="true"/>termination of the use referred to in sub-paragraph 1(b); and</text:p>
      <text:p text:style-name="P27"><text:hidden-text text:condition="ooow:" text:string-value="P41:L17" text:is-hidden="true"/> </text:p>
      <text:p text:style-name="P27"><text:hidden-text text:condition="ooow:" text:string-value="P41:L18" text:is-hidden="true"/>iii. <text:tab/>reasonable time is given to the opposing forces to redress the situation.</text:p>
      <text:p text:style-name="eu_5f_articlenumber"><text:hidden-text text:condition="ooow:" text:string-value="P41:L19" text:is-hidden="true"/>Article 14</text:p>
      <text:p text:style-name="eu_5f_articletitle"><text:hidden-text text:condition="ooow:" text:string-value="P41:L20" text:is-hidden="true"/>Suspension and cancellation of enhanced protection</text:p>
      <text:p text:style-name="eu_5f_paragraph"><text:hidden-text text:condition="ooow:" text:string-value="P41:L21" text:is-hidden="true"/>1. Where cultural property no longer meets any one of the criteria in Article 10 of this Protocol, <text:hidden-text text:condition="ooow:" text:string-value="P41:L22" text:is-hidden="true"/>the Committee may suspend its enhanced protection status or cancel that status by removing <text:hidden-text text:condition="ooow:" text:string-value="P41:L23" text:is-hidden="true"/>that cultural property from the List.</text:p>
      <text:p text:style-name="eu_5f_paragraph"><text:hidden-text text:condition="ooow:" text:string-value="P41:L24" text:is-hidden="true"/> </text:p>
      <text:p text:style-name="eu_5f_paragraph"><text:hidden-text text:condition="ooow:" text:string-value="P41:L25" text:is-hidden="true"/>2. In the case of a serious violation of Article 12 in relation to cultural property under enhanced <text:hidden-text text:condition="ooow:" text:string-value="P41:L26" text:is-hidden="true"/>protection arising from its use in support of military action, the Committee may suspend its <text:hidden-text text:condition="ooow:" text:string-value="P41:L27" text:is-hidden="true"/>enhanced protection status. Where such violations are continuous, the Committee may <text:hidden-text text:condition="ooow:" text:string-value="P41:L28" text:is-hidden="true"/>exceptionally cancel the enhanced protection status by removing the cultural property from the <text:hidden-text text:condition="ooow:" text:string-value="P41:L29" text:is-hidden="true"/>List.</text:p>
      <text:p text:style-name="eu_5f_paragraph"><text:hidden-text text:condition="ooow:" text:string-value="P41:L30" text:is-hidden="true"/> </text:p>
      <text:p text:style-name="eu_5f_paragraph"><text:hidden-text text:condition="ooow:" text:string-value="P41:L31" text:is-hidden="true"/>3. The Director-General shall, without delay, send to the Secretary-General of the United <text:hidden-text text:condition="ooow:" text:string-value="P41:L32" text:is-hidden="true"/>Nations and to all Parties to this Protocol notification of any decision of the Committee to <text:hidden-text text:condition="ooow:" text:string-value="P41:L33" text:is-hidden="true"/>suspend or cancel the enhanced protection of cultural property.</text:p>
      <text:p text:style-name="eu_5f_paragraph"><text:hidden-text text:condition="ooow:" text:string-value="P41:L34" text:is-hidden="true"/> </text:p>
      <text:p text:style-name="eu_5f_paragraph"><text:hidden-text text:condition="ooow:" text:string-value="P41:L35" text:is-hidden="true"/>4. Before taking such a decision, the Committee shall afford an opportunity to the Parties to <text:hidden-text text:condition="ooow:" text:string-value="P41:L36" text:is-hidden="true"/>make their views known.</text:p>
      <text:p text:style-name="eu_5f_chapternumber"><text:soft-page-break/><text:hidden-text text:condition="ooow:" text:string-value="P42:L1" text:is-hidden="true"/>Chapter 4</text:p>
      <text:p text:style-name="eu_5f_chaptertitle"><text:hidden-text text:condition="ooow:" text:string-value="P42:L2" text:is-hidden="true"/>Criminal responsibility and jurisdiction</text:p>
      <text:p text:style-name="eu_5f_articlenumber"><text:hidden-text text:condition="ooow:" text:string-value="P42:L3" text:is-hidden="true"/>Article 15</text:p>
      <text:p text:style-name="eu_5f_articletitle"><text:hidden-text text:condition="ooow:" text:string-value="P42:L4" text:is-hidden="true"/>Serious violations of this Protocol</text:p>
      <text:p text:style-name="eu_5f_paragraph"><text:hidden-text text:condition="ooow:" text:string-value="P42:L5" text:is-hidden="true"/>1. Any person commits an offence within the meaning of this Protocol if that person <text:hidden-text text:condition="ooow:" text:string-value="P42:L6" text:is-hidden="true"/>intentionally and in violation of the Convention or this Protocol commits any of the following <text:hidden-text text:condition="ooow:" text:string-value="P42:L7" text:is-hidden="true"/>acts:</text:p>
      <text:p text:style-name="eu_5f_paragraph"><text:hidden-text text:condition="ooow:" text:string-value="P42:L8" text:is-hidden="true"/> </text:p>
      <text:p text:style-name="P23"><text:hidden-text text:condition="ooow:" text:string-value="P42:L9" text:is-hidden="true"/>a. <text:tab/>making cultural property under enhanced protection the object of attack;</text:p>
      <text:p text:style-name="P23"><text:hidden-text text:condition="ooow:" text:string-value="P42:L10" text:is-hidden="true"/> </text:p>
      <text:p text:style-name="P23"><text:hidden-text text:condition="ooow:" text:string-value="P42:L11" text:is-hidden="true"/>b. <text:tab/>using cultural property under enhanced protection or its immediate surroundings in <text:hidden-text text:condition="ooow:" text:string-value="P42:L12" text:is-hidden="true"/>support of military action;</text:p>
      <text:p text:style-name="P23"><text:hidden-text text:condition="ooow:" text:string-value="P42:L13" text:is-hidden="true"/> </text:p>
      <text:p text:style-name="P23"><text:hidden-text text:condition="ooow:" text:string-value="P42:L14" text:is-hidden="true"/>c. <text:tab/>extensive destruction or appropriation of cultural property protected under the <text:hidden-text text:condition="ooow:" text:string-value="P42:L15" text:is-hidden="true"/>Convention and this Protocol;</text:p>
      <text:p text:style-name="P23"><text:hidden-text text:condition="ooow:" text:string-value="P42:L16" text:is-hidden="true"/> </text:p>
      <text:p text:style-name="P23"><text:hidden-text text:condition="ooow:" text:string-value="P42:L17" text:is-hidden="true"/>d. <text:tab/>making cultural property protected under the Convention and this Protocol the object <text:hidden-text text:condition="ooow:" text:string-value="P42:L18" text:is-hidden="true"/>of attack;</text:p>
      <text:p text:style-name="P23"><text:hidden-text text:condition="ooow:" text:string-value="P42:L19" text:is-hidden="true"/> </text:p>
      <text:p text:style-name="P23"><text:hidden-text text:condition="ooow:" text:string-value="P42:L20" text:is-hidden="true"/>e. <text:tab/>theft, pillage or misappropriation of, or acts of vandalism directed against cultural <text:hidden-text text:condition="ooow:" text:string-value="P42:L21" text:is-hidden="true"/>property protected under the Convention.</text:p>
      <text:p text:style-name="P23"><text:hidden-text text:condition="ooow:" text:string-value="P42:L22" text:is-hidden="true"/> </text:p>
      <text:p text:style-name="eu_5f_paragraph"><text:hidden-text text:condition="ooow:" text:string-value="P42:L23" text:is-hidden="true"/>2. Each Party shall adopt such measures as may be necessary to establish as criminal offences <text:hidden-text text:condition="ooow:" text:string-value="P42:L24" text:is-hidden="true"/>under its domestic law the offences set forth in this Article and to make such offences <text:hidden-text text:condition="ooow:" text:string-value="P42:L25" text:is-hidden="true"/>punishable by appropriate penalties. When doing so, Parties shall comply with general <text:hidden-text text:condition="ooow:" text:string-value="P42:L26" text:is-hidden="true"/>principles of law and international law, including the rules extending individual criminal <text:hidden-text text:condition="ooow:" text:string-value="P42:L27" text:is-hidden="true"/>responsibility to persons other than those who directly commit the act.</text:p>
      <text:p text:style-name="eu_5f_articlenumber"><text:hidden-text text:condition="ooow:" text:string-value="P42:L28" text:is-hidden="true"/>Article 16</text:p>
      <text:p text:style-name="eu_5f_articletitle"><text:hidden-text text:condition="ooow:" text:string-value="P42:L29" text:is-hidden="true"/>Jurisdiction</text:p>
      <text:p text:style-name="eu_5f_paragraph"><text:hidden-text text:condition="ooow:" text:string-value="P42:L30" text:is-hidden="true"/>1. Without prejudice to paragraph 2, each Party shall take the necessary legislative measures to <text:hidden-text text:condition="ooow:" text:string-value="P42:L31" text:is-hidden="true"/>establish its jurisdiction over offences set forth in Article 15 in the following cases:</text:p>
      <text:p text:style-name="eu_5f_paragraph"><text:hidden-text text:condition="ooow:" text:string-value="P42:L32" text:is-hidden="true"/> </text:p>
      <text:p text:style-name="P28"><text:hidden-text text:condition="ooow:" text:string-value="P42:L33" text:is-hidden="true"/>a. <text:tab/>when such an offence is committed in the territory of that State;</text:p>
      <text:p text:style-name="P28"><text:hidden-text text:condition="ooow:" text:string-value="P42:L34" text:is-hidden="true"/> </text:p>
      <text:p text:style-name="P28"><text:hidden-text text:condition="ooow:" text:string-value="P42:L35" text:is-hidden="true"/>b. <text:tab/>when the alleged offender is a national of that State;</text:p>
      <text:p text:style-name="P28"><text:soft-page-break/><text:hidden-text text:condition="ooow:" text:string-value="P43:L1" text:is-hidden="true"/> </text:p>
      <text:p text:style-name="P28"><text:hidden-text text:condition="ooow:" text:string-value="P43:L2" text:is-hidden="true"/>c. <text:tab/>in the case of offences set forth in Article 15 sub-paragraphs (a) to (c), when the <text:hidden-text text:condition="ooow:" text:string-value="P43:L3" text:is-hidden="true"/>alleged offender is present in its territory.</text:p>
      <text:p text:style-name="P28"><text:hidden-text text:condition="ooow:" text:string-value="P43:L4" text:is-hidden="true"/> </text:p>
      <text:p text:style-name="eu_5f_paragraph"><text:hidden-text text:condition="ooow:" text:string-value="P43:L5" text:is-hidden="true"/>2. With respect to the exercise of jurisdiction and without prejudice to Article 28 of the <text:hidden-text text:condition="ooow:" text:string-value="P43:L6" text:is-hidden="true"/>Convention:</text:p>
      <text:p text:style-name="P29"><text:hidden-text text:condition="ooow:" text:string-value="P43:L7" text:is-hidden="true"/>a. <text:tab/>this Protocol does not preclude the incurring of individual criminal responsibility or <text:hidden-text text:condition="ooow:" text:string-value="P43:L8" text:is-hidden="true"/>the exercise of jurisdiction under national and international law that may be <text:hidden-text text:condition="ooow:" text:string-value="P43:L9" text:is-hidden="true"/>applicable, or affect the exercise of jurisdiction under customary international law;</text:p>
      <text:p text:style-name="P29"><text:hidden-text text:condition="ooow:" text:string-value="P43:L10" text:is-hidden="true"/> </text:p>
      <text:p text:style-name="P29"><text:hidden-text text:condition="ooow:" text:string-value="P43:L11" text:is-hidden="true"/>b. <text:tab/>Except in so far as a State which is not Party to this Protocol may accept and apply its <text:hidden-text text:condition="ooow:" text:string-value="P43:L12" text:is-hidden="true"/>provisions in accordance with Article 3 paragraph 2, members of the armed forces and <text:hidden-text text:condition="ooow:" text:string-value="P43:L13" text:is-hidden="true"/>nationals of a State which is not Party to this Protocol, except for those nationals <text:hidden-text text:condition="ooow:" text:string-value="P43:L14" text:is-hidden="true"/>serving in the armed forces of a State which is a Party to this Protocol, do not incur <text:hidden-text text:condition="ooow:" text:string-value="P43:L15" text:is-hidden="true"/>individual criminal responsibility by virtue of this Protocol, nor does this Protocol <text:hidden-text text:condition="ooow:" text:string-value="P43:L16" text:is-hidden="true"/>impose an obligation to establish jurisdiction over such persons or to extradite them.</text:p>
      <text:p text:style-name="eu_5f_articlenumber"><text:hidden-text text:condition="ooow:" text:string-value="P43:L17" text:is-hidden="true"/>Article 17</text:p>
      <text:p text:style-name="eu_5f_articletitle"><text:hidden-text text:condition="ooow:" text:string-value="P43:L18" text:is-hidden="true"/>Prosecution</text:p>
      <text:p text:style-name="eu_5f_paragraph"><text:hidden-text text:condition="ooow:" text:string-value="P43:L19" text:is-hidden="true"/>1. The Party in whose territory the alleged offender of an offence set forth in Article 15 sub-<text:hidden-text text:condition="ooow:" text:string-value="P43:L20" text:is-hidden="true"/>paragraphs 1 (a) to (c) is found to be present shall, if it does not extradite that person, submit, <text:hidden-text text:condition="ooow:" text:string-value="P43:L21" text:is-hidden="true"/>without exception whatsoever and without undue delay, the case to its competent authorities, <text:hidden-text text:condition="ooow:" text:string-value="P43:L22" text:is-hidden="true"/>for the purpose of prosecution, through proceedings in accordance with its domestic law or <text:hidden-text text:condition="ooow:" text:string-value="P43:L23" text:is-hidden="true"/>with, if applicable, the relevant rules of international law.</text:p>
      <text:p text:style-name="eu_5f_paragraph"><text:hidden-text text:condition="ooow:" text:string-value="P43:L24" text:is-hidden="true"/> </text:p>
      <text:p text:style-name="eu_5f_paragraph"><text:hidden-text text:condition="ooow:" text:string-value="P43:L25" text:is-hidden="true"/>2. Without prejudice to, if applicable, the relevant rules of international law, any person <text:hidden-text text:condition="ooow:" text:string-value="P43:L26" text:is-hidden="true"/>regarding whom proceedings are being carried out in connection with the Convention or this <text:hidden-text text:condition="ooow:" text:string-value="P43:L27" text:is-hidden="true"/>Protocol shall be guaranteed fair treatment and a fair trial in accordance with domestic law and <text:hidden-text text:condition="ooow:" text:string-value="P43:L28" text:is-hidden="true"/>international law at all stages of the proceedings, and in no cases shall be provided guarantees <text:hidden-text text:condition="ooow:" text:string-value="P43:L29" text:is-hidden="true"/>less favourable to such person than those provided by international law.</text:p>
      <text:p text:style-name="eu_5f_articlenumber"><text:hidden-text text:condition="ooow:" text:string-value="P43:L30" text:is-hidden="true"/>Article 18</text:p>
      <text:p text:style-name="eu_5f_articletitle"><text:hidden-text text:condition="ooow:" text:string-value="P43:L31" text:is-hidden="true"/>Extradition</text:p>
      <text:p text:style-name="eu_5f_paragraph"><text:hidden-text text:condition="ooow:" text:string-value="P43:L32" text:is-hidden="true"/>1. The offences set forth in Article 15 sub-paragraphs 1 (a) to (c) shall be deemed to be <text:hidden-text text:condition="ooow:" text:string-value="P43:L33" text:is-hidden="true"/>included as extraditable offences in any extradition treaty existing between any of the Parties <text:hidden-text text:condition="ooow:" text:string-value="P43:L34" text:is-hidden="true"/>before the entry into force of this Protocol. Parties undertake to include such offences in every <text:hidden-text text:condition="ooow:" text:string-value="P43:L35" text:is-hidden="true"/>extradition treaty to be subsequently concluded between them.</text:p>
      <text:p text:style-name="eu_5f_paragraph"><text:hidden-text text:condition="ooow:" text:string-value="P43:L36" text:is-hidden="true"/> </text:p>
      <text:p text:style-name="eu_5f_paragraph"><text:hidden-text text:condition="ooow:" text:string-value="P43:L37" text:is-hidden="true"/>2. When a Party which makes extradition conditional on the existence of a treaty receives a <text:hidden-text text:condition="ooow:" text:string-value="P43:L38" text:is-hidden="true"/>request for extradition from another Party with which it has no extradition treaty, the requested <text:soft-page-break/><text:hidden-text text:condition="ooow:" text:string-value="P44:L1" text:is-hidden="true"/>Party may, at its option, consider the present Protocol as the legal basis for extradition in <text:hidden-text text:condition="ooow:" text:string-value="P44:L2" text:is-hidden="true"/>respect of offences as set forth in Article 15 sub-paragraphs 1 (a) to (c).</text:p>
      <text:p text:style-name="eu_5f_paragraph"><text:hidden-text text:condition="ooow:" text:string-value="P44:L3" text:is-hidden="true"/> </text:p>
      <text:p text:style-name="eu_5f_paragraph"><text:hidden-text text:condition="ooow:" text:string-value="P44:L4" text:is-hidden="true"/>3. Parties which do not make extradition conditional on the existence of a treaty shall recognise <text:hidden-text text:condition="ooow:" text:string-value="P44:L5" text:is-hidden="true"/>the offences set forth in Article 15 sub-paragraphs 1 (a) to (c) as extraditable offences between <text:hidden-text text:condition="ooow:" text:string-value="P44:L6" text:is-hidden="true"/>them, subject to the conditions provided by the law of the requested Party.</text:p>
      <text:p text:style-name="eu_5f_paragraph"><text:hidden-text text:condition="ooow:" text:string-value="P44:L7" text:is-hidden="true"/> </text:p>
      <text:p text:style-name="eu_5f_paragraph"><text:hidden-text text:condition="ooow:" text:string-value="P44:L8" text:is-hidden="true"/>4. If necessary, offences set forth in Article 15 sub-paragraphs 1 (a) to (c) shall be treated, for <text:hidden-text text:condition="ooow:" text:string-value="P44:L9" text:is-hidden="true"/>the purposes of extradition between Parties, as if they had been committed not only in the place <text:hidden-text text:condition="ooow:" text:string-value="P44:L10" text:is-hidden="true"/>in which they occurred but also in the territory of the Parties that have established jurisdiction <text:hidden-text text:condition="ooow:" text:string-value="P44:L11" text:is-hidden="true"/>in accordance with Article 16 paragraph 1.</text:p>
      <text:p text:style-name="eu_5f_articlenumber"><text:hidden-text text:condition="ooow:" text:string-value="P44:L12" text:is-hidden="true"/>Article 19</text:p>
      <text:p text:style-name="eu_5f_articletitle"><text:hidden-text text:condition="ooow:" text:string-value="P44:L13" text:is-hidden="true"/>Mutual legal assistance</text:p>
      <text:p text:style-name="eu_5f_paragraph"><text:hidden-text text:condition="ooow:" text:string-value="P44:L14" text:is-hidden="true"/>1. Parties shall afford one another the greatest measure of assistance in connection with <text:hidden-text text:condition="ooow:" text:string-value="P44:L15" text:is-hidden="true"/>investigations or criminal or extradition proceedings brought in respect of the offences set forth <text:hidden-text text:condition="ooow:" text:string-value="P44:L16" text:is-hidden="true"/>in Article 15, including assistance in obtaining evidence at their disposal necessary for the <text:hidden-text text:condition="ooow:" text:string-value="P44:L17" text:is-hidden="true"/>proceedings.</text:p>
      <text:p text:style-name="eu_5f_paragraph"><text:hidden-text text:condition="ooow:" text:string-value="P44:L18" text:is-hidden="true"/> </text:p>
      <text:p text:style-name="eu_5f_paragraph"><text:hidden-text text:condition="ooow:" text:string-value="P44:L19" text:is-hidden="true"/>2. Parties shall carry out their obligations under paragraph 1 in conformity with any treaties or <text:hidden-text text:condition="ooow:" text:string-value="P44:L20" text:is-hidden="true"/>other arrangements on mutual legal assistance that may exist between them. In the absence of <text:hidden-text text:condition="ooow:" text:string-value="P44:L21" text:is-hidden="true"/>such treaties or arrangements, Parties shall afford one another assistance in accordance with <text:hidden-text text:condition="ooow:" text:string-value="P44:L22" text:is-hidden="true"/>their domestic law.</text:p>
      <text:p text:style-name="eu_5f_articlenumber"><text:hidden-text text:condition="ooow:" text:string-value="P44:L23" text:is-hidden="true"/>Article 20</text:p>
      <text:p text:style-name="eu_5f_articletitle"><text:hidden-text text:condition="ooow:" text:string-value="P44:L24" text:is-hidden="true"/>Grounds for refusal</text:p>
      <text:p text:style-name="eu_5f_paragraph"><text:hidden-text text:condition="ooow:" text:string-value="P44:L25" text:is-hidden="true"/>1. For the purpose of extradition, offences set forth in Article 15 sub-paragraphs 1 (a) to (c), <text:hidden-text text:condition="ooow:" text:string-value="P44:L26" text:is-hidden="true"/>and for the purpose of mutual legal assistance, offences set forth in Article 15 shall not be <text:hidden-text text:condition="ooow:" text:string-value="P44:L27" text:is-hidden="true"/>regarded as political offences nor as offences connected with political offences nor as offences <text:hidden-text text:condition="ooow:" text:string-value="P44:L28" text:is-hidden="true"/>inspired by political motives. Accordingly, a request for extradition or for mutual legal <text:hidden-text text:condition="ooow:" text:string-value="P44:L29" text:is-hidden="true"/>assistance based on such offences may not be refused on the sole ground that it concerns a <text:hidden-text text:condition="ooow:" text:string-value="P44:L30" text:is-hidden="true"/>political offence or an offence connected with a political offence or an offence inspired by <text:hidden-text text:condition="ooow:" text:string-value="P44:L31" text:is-hidden="true"/>political motives.</text:p>
      <text:p text:style-name="eu_5f_paragraph"><text:hidden-text text:condition="ooow:" text:string-value="P44:L32" text:is-hidden="true"/> </text:p>
      <text:p text:style-name="eu_5f_paragraph"><text:hidden-text text:condition="ooow:" text:string-value="P44:L33" text:is-hidden="true"/>2. Nothing in this Protocol shall be interpreted as imposing an obligation to extradite or to <text:hidden-text text:condition="ooow:" text:string-value="P44:L34" text:is-hidden="true"/>afford mutual legal assistance if the requested Party has substantial grounds for believing that <text:hidden-text text:condition="ooow:" text:string-value="P44:L35" text:is-hidden="true"/>the request for extradition for offences set forth in Article 15 sub-paragraphs 1 (a) to (c) or for <text:hidden-text text:condition="ooow:" text:string-value="P44:L36" text:is-hidden="true"/>mutual legal assistance with respect to offences set forth in Article 15 has been made for the <text:hidden-text text:condition="ooow:" text:string-value="P44:L37" text:is-hidden="true"/>purpose of prosecuting or punishing a person on account of that person's race, religion, <text:hidden-text text:condition="ooow:" text:string-value="P44:L38" text:is-hidden="true"/>nationality, ethnic origin or political opinion or that compliance with the request would cause <text:hidden-text text:condition="ooow:" text:string-value="P44:L39" text:is-hidden="true"/>prejudice to that person's position for any of these reasons.</text:p>
      <text:p text:style-name="eu_5f_articlenumber"><text:soft-page-break/><text:hidden-text text:condition="ooow:" text:string-value="P45:L1" text:is-hidden="true"/>Article 21</text:p>
      <text:p text:style-name="eu_5f_articletitle"><text:hidden-text text:condition="ooow:" text:string-value="P45:L2" text:is-hidden="true"/>Measures regarding other violations</text:p>
      <text:p text:style-name="eu_5f_paragraph"><text:hidden-text text:condition="ooow:" text:string-value="P45:L3" text:is-hidden="true"/>Without prejudice to Article 28 of the Convention, each Party shall adopt such legislative, <text:hidden-text text:condition="ooow:" text:string-value="P45:L4" text:is-hidden="true"/>administrative or disciplinary measures as may be necessary to suppress the following acts <text:hidden-text text:condition="ooow:" text:string-value="P45:L5" text:is-hidden="true"/>when committed intentionally:</text:p>
      <text:p text:style-name="P30"><text:hidden-text text:condition="ooow:" text:string-value="P45:L6" text:is-hidden="true"/>a. <text:tab/>any use of cultural property in violation of the Convention or this Protocol;</text:p>
      <text:p text:style-name="P30"><text:hidden-text text:condition="ooow:" text:string-value="P45:L7" text:is-hidden="true"/> </text:p>
      <text:p text:style-name="P30"><text:hidden-text text:condition="ooow:" text:string-value="P45:L8" text:is-hidden="true"/>b. <text:tab/>any illicit export, other removal or transfer of ownership of cultural property from <text:hidden-text text:condition="ooow:" text:string-value="P45:L9" text:is-hidden="true"/>occupied territory in violation of the Convention or this Protocol.</text:p>
      <text:p text:style-name="P33"><text:hidden-text text:condition="ooow:" text:string-value="P45:L10" text:is-hidden="true"/> </text:p>
      <text:p text:style-name="eu_5f_chapternumber"><text:hidden-text text:condition="ooow:" text:string-value="P45:L11" text:is-hidden="true"/>Chapter 5</text:p>
      <text:p text:style-name="eu_5f_chaptertitle"><text:hidden-text text:condition="ooow:" text:string-value="P45:L12" text:is-hidden="true"/>The protection of cultural property in armed conflicts not of <text:hidden-text text:condition="ooow:" text:string-value="P45:L13" text:is-hidden="true"/>an international character</text:p>
      <text:p text:style-name="eu_5f_articlenumber"><text:hidden-text text:condition="ooow:" text:string-value="P45:L14" text:is-hidden="true"/>Article 22</text:p>
      <text:p text:style-name="eu_5f_articletitle"><text:hidden-text text:condition="ooow:" text:string-value="P45:L15" text:is-hidden="true"/>Armed conflicts not of an international character</text:p>
      <text:p text:style-name="eu_5f_paragraph"><text:hidden-text text:condition="ooow:" text:string-value="P45:L16" text:is-hidden="true"/>1. This Protocol shall apply in the event of an armed conflict not of an international character, <text:hidden-text text:condition="ooow:" text:string-value="P45:L17" text:is-hidden="true"/>occurring within the territory of one of the Parties.</text:p>
      <text:p text:style-name="eu_5f_paragraph"><text:hidden-text text:condition="ooow:" text:string-value="P45:L18" text:is-hidden="true"/> </text:p>
      <text:p text:style-name="eu_5f_paragraph"><text:hidden-text text:condition="ooow:" text:string-value="P45:L19" text:is-hidden="true"/>2. This Protocol shall not apply to situations of internal disturbances and tensions, such as riots, <text:hidden-text text:condition="ooow:" text:string-value="P45:L20" text:is-hidden="true"/>isolated and sporadic acts of violence and other acts of a similar nature.</text:p>
      <text:p text:style-name="eu_5f_paragraph"><text:hidden-text text:condition="ooow:" text:string-value="P45:L21" text:is-hidden="true"/> </text:p>
      <text:p text:style-name="eu_5f_paragraph"><text:hidden-text text:condition="ooow:" text:string-value="P45:L22" text:is-hidden="true"/>3. Nothing in this Protocol shall be invoked for the purpose of affecting the sovereignty of a <text:hidden-text text:condition="ooow:" text:string-value="P45:L23" text:is-hidden="true"/>State or the responsibility of the government, by all legitimate means, to maintain or re-<text:hidden-text text:condition="ooow:" text:string-value="P45:L24" text:is-hidden="true"/>establish law and order in the State or to defend the national unity and territorial integrity of the <text:hidden-text text:condition="ooow:" text:string-value="P45:L25" text:is-hidden="true"/>State.</text:p>
      <text:p text:style-name="eu_5f_paragraph"><text:hidden-text text:condition="ooow:" text:string-value="P45:L26" text:is-hidden="true"/> </text:p>
      <text:p text:style-name="eu_5f_paragraph"><text:hidden-text text:condition="ooow:" text:string-value="P45:L27" text:is-hidden="true"/>4. Nothing in this Protocol shall prejudice the primary jurisdiction of a Party in whose territory <text:hidden-text text:condition="ooow:" text:string-value="P45:L28" text:is-hidden="true"/>an armed conflict not of an international character occurs over the violations set forth in Article <text:hidden-text text:condition="ooow:" text:string-value="P45:L29" text:is-hidden="true"/>15.</text:p>
      <text:p text:style-name="eu_5f_paragraph"><text:hidden-text text:condition="ooow:" text:string-value="P45:L30" text:is-hidden="true"/> </text:p>
      <text:p text:style-name="eu_5f_paragraph"><text:hidden-text text:condition="ooow:" text:string-value="P45:L31" text:is-hidden="true"/>5. Nothing in this Protocol shall be invoked as a justification for intervening, directly or <text:hidden-text text:condition="ooow:" text:string-value="P45:L32" text:is-hidden="true"/>indirectly, for any reason whatever, in the armed conflict or in the internal or external affairs of <text:hidden-text text:condition="ooow:" text:string-value="P45:L33" text:is-hidden="true"/>the Party in the territory of which that conflict occurs.</text:p>
      <text:p text:style-name="eu_5f_paragraph"><text:hidden-text text:condition="ooow:" text:string-value="P45:L34" text:is-hidden="true"/> </text:p>
      <text:p text:style-name="eu_5f_paragraph"><text:hidden-text text:condition="ooow:" text:string-value="P45:L35" text:is-hidden="true"/>6. The application of this Protocol to the situation referred to in paragraph 1 shall not affect the <text:hidden-text text:condition="ooow:" text:string-value="P45:L36" text:is-hidden="true"/>legal status of the parties to the conflict.</text:p>
      <text:p text:style-name="eu_5f_paragraph"><text:soft-page-break/><text:hidden-text text:condition="ooow:" text:string-value="P46:L1" text:is-hidden="true"/> </text:p>
      <text:p text:style-name="eu_5f_paragraph"><text:hidden-text text:condition="ooow:" text:string-value="P46:L2" text:is-hidden="true"/>7. UNESCO may offer its services to the parties to the conflict.</text:p>
      <text:p text:style-name="eu_5f_chapternumber"><text:hidden-text text:condition="ooow:" text:string-value="P46:L3" text:is-hidden="true"/>Chapter 6</text:p>
      <text:p text:style-name="eu_5f_chaptertitle"><text:hidden-text text:condition="ooow:" text:string-value="P46:L4" text:is-hidden="true"/>Institutional Issues</text:p>
      <text:p text:style-name="eu_5f_articlenumber"><text:hidden-text text:condition="ooow:" text:string-value="P46:L5" text:is-hidden="true"/>Article 23</text:p>
      <text:p text:style-name="eu_5f_articletitle"><text:hidden-text text:condition="ooow:" text:string-value="P46:L6" text:is-hidden="true"/>Meeting of the Parties</text:p>
      <text:p text:style-name="eu_5f_paragraph"><text:hidden-text text:condition="ooow:" text:string-value="P46:L7" text:is-hidden="true"/>1. The Meeting of the Parties shall be convened at the same time as the General Conference of <text:hidden-text text:condition="ooow:" text:string-value="P46:L8" text:is-hidden="true"/>UNESCO, and in co-ordination with the Meeting of the High Contracting Parties, if such a <text:hidden-text text:condition="ooow:" text:string-value="P46:L9" text:is-hidden="true"/>meeting has been called by the Director-General.</text:p>
      <text:p text:style-name="eu_5f_paragraph"><text:hidden-text text:condition="ooow:" text:string-value="P46:L10" text:is-hidden="true"/> </text:p>
      <text:p text:style-name="eu_5f_paragraph"><text:hidden-text text:condition="ooow:" text:string-value="P46:L11" text:is-hidden="true"/>2. The Meeting of the Parties shall adopt its Rules of Procedure.</text:p>
      <text:p text:style-name="eu_5f_paragraph"><text:hidden-text text:condition="ooow:" text:string-value="P46:L12" text:is-hidden="true"/> </text:p>
      <text:p text:style-name="eu_5f_paragraph"><text:hidden-text text:condition="ooow:" text:string-value="P46:L13" text:is-hidden="true"/>3. The Meeting of the Parties shall have the following functions:</text:p>
      <text:p text:style-name="eu_5f_paragraph"><text:hidden-text text:condition="ooow:" text:string-value="P46:L14" text:is-hidden="true"/> </text:p>
      <text:p text:style-name="P23"><text:hidden-text text:condition="ooow:" text:string-value="P46:L15" text:is-hidden="true"/>(a)<text:tab/>to elect the Members of the Committee, in accordance with Article 24 paragraph 1;</text:p>
      <text:p text:style-name="P23"><text:hidden-text text:condition="ooow:" text:string-value="P46:L16" text:is-hidden="true"/>(b) <text:tab/>to endorse the Guidelines developed by the Committee in accordance with Article 27 <text:hidden-text text:condition="ooow:" text:string-value="P46:L17" text:is-hidden="true"/>sub-paragraph 1(a);</text:p>
      <text:p text:style-name="P23"><text:hidden-text text:condition="ooow:" text:string-value="P46:L18" text:is-hidden="true"/> </text:p>
      <text:p text:style-name="P23"><text:hidden-text text:condition="ooow:" text:string-value="P46:L19" text:is-hidden="true"/>(c) <text:tab/>to provide guidelines for, and to supervise the use of the Fund by the Committee;</text:p>
      <text:p text:style-name="P23"><text:hidden-text text:condition="ooow:" text:string-value="P46:L20" text:is-hidden="true"/> </text:p>
      <text:p text:style-name="P23"><text:hidden-text text:condition="ooow:" text:string-value="P46:L21" text:is-hidden="true"/>(d) <text:tab/>to consider the report submitted by the Committee in accordance with Article 27 sub-<text:hidden-text text:condition="ooow:" text:string-value="P46:L22" text:is-hidden="true"/>paragraph 1(d);</text:p>
      <text:p text:style-name="P23"><text:hidden-text text:condition="ooow:" text:string-value="P46:L23" text:is-hidden="true"/> </text:p>
      <text:p text:style-name="P23"><text:hidden-text text:condition="ooow:" text:string-value="P46:L24" text:is-hidden="true"/>(e) <text:tab/>to discuss any problem related to the application of this Protocol, and to make <text:hidden-text text:condition="ooow:" text:string-value="P46:L25" text:is-hidden="true"/>recommendations, as appropriate.</text:p>
      <text:p text:style-name="eu_5f_paragraph"><text:hidden-text text:condition="ooow:" text:string-value="P46:L26" text:is-hidden="true"/> </text:p>
      <text:p text:style-name="eu_5f_paragraph"><text:hidden-text text:condition="ooow:" text:string-value="P46:L27" text:is-hidden="true"/>4. At the request of at least one-fifth of the Parties, the Director-General shall convene an <text:hidden-text text:condition="ooow:" text:string-value="P46:L28" text:is-hidden="true"/>Extraordinary Meeting of the Parties.</text:p>
      <text:p text:style-name="P33"><text:hidden-text text:condition="ooow:" text:string-value="P46:L29" text:is-hidden="true"/> </text:p>
      <text:p text:style-name="eu_5f_articlenumber"><text:hidden-text text:condition="ooow:" text:string-value="P46:L30" text:is-hidden="true"/>Article 24</text:p>
      <text:p text:style-name="eu_5f_articletitle"><text:hidden-text text:condition="ooow:" text:string-value="P46:L31" text:is-hidden="true"/>Committee for the protection of cultural property in the event of armed conflict</text:p>
      <text:p text:style-name="eu_5f_paragraph"><text:hidden-text text:condition="ooow:" text:string-value="P46:L32" text:is-hidden="true"/>1. The Committee for the Protection of Cultural Property in the Event of Armed Conflict is <text:hidden-text text:condition="ooow:" text:string-value="P46:L33" text:is-hidden="true"/>hereby established. It shall be composed of twelve Parties which shall be elected by the <text:soft-page-break/><text:hidden-text text:condition="ooow:" text:string-value="P47:L1" text:is-hidden="true"/>Meeting of the Parties.</text:p>
      <text:p text:style-name="eu_5f_paragraph"><text:hidden-text text:condition="ooow:" text:string-value="P47:L2" text:is-hidden="true"/> </text:p>
      <text:p text:style-name="eu_5f_paragraph"><text:hidden-text text:condition="ooow:" text:string-value="P47:L3" text:is-hidden="true"/>2. The Committee shall meet once a year in ordinary session and in extra-ordinary sessions <text:hidden-text text:condition="ooow:" text:string-value="P47:L4" text:is-hidden="true"/>whenever it deems necessary.</text:p>
      <text:p text:style-name="eu_5f_paragraph"><text:hidden-text text:condition="ooow:" text:string-value="P47:L5" text:is-hidden="true"/> </text:p>
      <text:p text:style-name="eu_5f_paragraph"><text:hidden-text text:condition="ooow:" text:string-value="P47:L6" text:is-hidden="true"/>3. In determining membership of the Committee, Parties shall seek to ensure an equitable <text:hidden-text text:condition="ooow:" text:string-value="P47:L7" text:is-hidden="true"/>representation of the different regions and cultures of the world.</text:p>
      <text:p text:style-name="eu_5f_paragraph"><text:hidden-text text:condition="ooow:" text:string-value="P47:L8" text:is-hidden="true"/> </text:p>
      <text:p text:style-name="eu_5f_paragraph"><text:hidden-text text:condition="ooow:" text:string-value="P47:L9" text:is-hidden="true"/>4. Parties members of the Committee shall choose as their representatives persons qualified in <text:hidden-text text:condition="ooow:" text:string-value="P47:L10" text:is-hidden="true"/>the fields of cultural heritage, defence or international law, and they shall endeavour, in <text:hidden-text text:condition="ooow:" text:string-value="P47:L11" text:is-hidden="true"/>consultation with one another, to ensure that the Committee as a whole contains adequate <text:hidden-text text:condition="ooow:" text:string-value="P47:L12" text:is-hidden="true"/>expertise in all these fields.</text:p>
      <text:p text:style-name="P33"><text:hidden-text text:condition="ooow:" text:string-value="P47:L13" text:is-hidden="true"/> </text:p>
      <text:p text:style-name="eu_5f_articlenumber"><text:hidden-text text:condition="ooow:" text:string-value="P47:L14" text:is-hidden="true"/>Article 25</text:p>
      <text:p text:style-name="eu_5f_articletitle"><text:hidden-text text:condition="ooow:" text:string-value="P47:L15" text:is-hidden="true"/>Term of office</text:p>
      <text:p text:style-name="eu_5f_paragraph"><text:hidden-text text:condition="ooow:" text:string-value="P47:L16" text:is-hidden="true"/>1. A Party shall be elected to the Committee for four years and shall be eligible for immediate <text:hidden-text text:condition="ooow:" text:string-value="P47:L17" text:is-hidden="true"/>re-election only once.</text:p>
      <text:p text:style-name="eu_5f_paragraph"><text:hidden-text text:condition="ooow:" text:string-value="P47:L18" text:is-hidden="true"/> </text:p>
      <text:p text:style-name="eu_5f_paragraph"><text:hidden-text text:condition="ooow:" text:string-value="P47:L19" text:is-hidden="true"/>2. Notwithstanding the provisions of paragraph 1, the term of office of half of the members <text:hidden-text text:condition="ooow:" text:string-value="P47:L20" text:is-hidden="true"/>chosen at the time of the first election shall cease at the end of the first ordinary session of the <text:hidden-text text:condition="ooow:" text:string-value="P47:L21" text:is-hidden="true"/>Meeting of the Parties following that at which they were elected. These members shall be <text:hidden-text text:condition="ooow:" text:string-value="P47:L22" text:is-hidden="true"/>chosen by lot by the President of this Meeting after the first election.</text:p>
      <text:p text:style-name="eu_5f_articlenumber"><text:hidden-text text:condition="ooow:" text:string-value="P47:L23" text:is-hidden="true"/>Article 26</text:p>
      <text:p text:style-name="eu_5f_articletitle"><text:hidden-text text:condition="ooow:" text:string-value="P47:L24" text:is-hidden="true"/>Rules of procedure</text:p>
      <text:p text:style-name="eu_5f_paragraph"><text:hidden-text text:condition="ooow:" text:string-value="P47:L25" text:is-hidden="true"/>1. The Committee shall adopt its Rules of Procedure.</text:p>
      <text:p text:style-name="eu_5f_paragraph"><text:hidden-text text:condition="ooow:" text:string-value="P47:L26" text:is-hidden="true"/> </text:p>
      <text:p text:style-name="eu_5f_paragraph"><text:hidden-text text:condition="ooow:" text:string-value="P47:L27" text:is-hidden="true"/>2. A majority of the members shall constitute a quorum. Decisions of the Committee shall be <text:hidden-text text:condition="ooow:" text:string-value="P47:L28" text:is-hidden="true"/>taken by a majority of two-thirds of its members voting.</text:p>
      <text:p text:style-name="eu_5f_paragraph"><text:hidden-text text:condition="ooow:" text:string-value="P47:L29" text:is-hidden="true"/> </text:p>
      <text:p text:style-name="eu_5f_paragraph"><text:hidden-text text:condition="ooow:" text:string-value="P47:L30" text:is-hidden="true"/>3. Members shall not participate in the voting on any decisions relating to cultural property <text:hidden-text text:condition="ooow:" text:string-value="P47:L31" text:is-hidden="true"/>affected by an armed conflict to which they are parties.</text:p>
      <text:p text:style-name="eu_5f_articlenumber"><text:hidden-text text:condition="ooow:" text:string-value="P47:L32" text:is-hidden="true"/>Article 27</text:p>
      <text:p text:style-name="eu_5f_articletitle"><text:hidden-text text:condition="ooow:" text:string-value="P47:L33" text:is-hidden="true"/>Functions</text:p>
      <text:p text:style-name="eu_5f_paragraph"><text:hidden-text text:condition="ooow:" text:string-value="P47:L34" text:is-hidden="true"/>1. The Committee shall have the following functions:</text:p>
      <text:p text:style-name="eu_5f_paragraph"><text:soft-page-break/><text:hidden-text text:condition="ooow:" text:string-value="P48:L1" text:is-hidden="true"/> </text:p>
      <text:p text:style-name="P25"><text:hidden-text text:condition="ooow:" text:string-value="P48:L2" text:is-hidden="true"/>(a) <text:tab/>to develop Guidelines for the implementation of this Protocol;</text:p>
      <text:p text:style-name="P25"><text:hidden-text text:condition="ooow:" text:string-value="P48:L3" text:is-hidden="true"/> </text:p>
      <text:p text:style-name="P25"><text:hidden-text text:condition="ooow:" text:string-value="P48:L4" text:is-hidden="true"/>(b) <text:tab/>to grant, suspend or cancel enhanced protection for cultural property and to establish, <text:hidden-text text:condition="ooow:" text:string-value="P48:L5" text:is-hidden="true"/>maintain and promote the List of cultural property under enhanced protection;</text:p>
      <text:p text:style-name="P25"><text:hidden-text text:condition="ooow:" text:string-value="P48:L6" text:is-hidden="true"/> </text:p>
      <text:p text:style-name="P25"><text:hidden-text text:condition="ooow:" text:string-value="P48:L7" text:is-hidden="true"/>(c) <text:tab/>to monitor and supervise the implementation of this Protocol and promote the <text:hidden-text text:condition="ooow:" text:string-value="P48:L8" text:is-hidden="true"/>identification of cultural property under enhanced protection;</text:p>
      <text:p text:style-name="P25"><text:hidden-text text:condition="ooow:" text:string-value="P48:L9" text:is-hidden="true"/> </text:p>
      <text:p text:style-name="P25"><text:hidden-text text:condition="ooow:" text:string-value="P48:L10" text:is-hidden="true"/>(d) <text:tab/>to consider and comment on reports of the Parties, to seek clarifications as required, <text:hidden-text text:condition="ooow:" text:string-value="P48:L11" text:is-hidden="true"/>and prepare its own report on the implementation of this Protocol for the Meeting of <text:hidden-text text:condition="ooow:" text:string-value="P48:L12" text:is-hidden="true"/>the Parties;</text:p>
      <text:p text:style-name="P25"><text:hidden-text text:condition="ooow:" text:string-value="P48:L13" text:is-hidden="true"/> </text:p>
      <text:p text:style-name="P25"><text:hidden-text text:condition="ooow:" text:string-value="P48:L14" text:is-hidden="true"/>(e) <text:tab/>to receive and consider requests for international assistance under Article 32;</text:p>
      <text:p text:style-name="P25"><text:hidden-text text:condition="ooow:" text:string-value="P48:L15" text:is-hidden="true"/> </text:p>
      <text:p text:style-name="P25"><text:hidden-text text:condition="ooow:" text:string-value="P48:L16" text:is-hidden="true"/>(f) <text:tab/>to determine the use of the Fund</text:p>
      <text:p text:style-name="P25"><text:hidden-text text:condition="ooow:" text:string-value="P48:L17" text:is-hidden="true"/> </text:p>
      <text:p text:style-name="P25"><text:hidden-text text:condition="ooow:" text:string-value="P48:L18" text:is-hidden="true"/>(g) <text:tab/>to perform any other function which may be assigned to it by the Meeting of the <text:hidden-text text:condition="ooow:" text:string-value="P48:L19" text:is-hidden="true"/>Parties.</text:p>
      <text:p text:style-name="eu_5f_paragraph"><text:hidden-text text:condition="ooow:" text:string-value="P48:L20" text:is-hidden="true"/> </text:p>
      <text:p text:style-name="eu_5f_paragraph"><text:hidden-text text:condition="ooow:" text:string-value="P48:L21" text:is-hidden="true"/>2. The functions of the Committee shall be performed in co-operation with the Director-<text:hidden-text text:condition="ooow:" text:string-value="P48:L22" text:is-hidden="true"/>General.</text:p>
      <text:p text:style-name="eu_5f_paragraph"><text:hidden-text text:condition="ooow:" text:string-value="P48:L23" text:is-hidden="true"/> </text:p>
      <text:p text:style-name="eu_5f_paragraph"><text:hidden-text text:condition="ooow:" text:string-value="P48:L24" text:is-hidden="true"/>3. The Committee shall co-operate with international and national governmental and non-<text:hidden-text text:condition="ooow:" text:string-value="P48:L25" text:is-hidden="true"/>governmental organizations having objectives similar to those of the Convention, its First <text:hidden-text text:condition="ooow:" text:string-value="P48:L26" text:is-hidden="true"/>Protocol and this Protocol. To assist in the implementation of its functions, the Committee may <text:hidden-text text:condition="ooow:" text:string-value="P48:L27" text:is-hidden="true"/>invite to its meetings, in an advisory capacity, eminent professional organizations such as those <text:hidden-text text:condition="ooow:" text:string-value="P48:L28" text:is-hidden="true"/>which have formal relations with UNESCO, including the International Committee of the Blue <text:hidden-text text:condition="ooow:" text:string-value="P48:L29" text:is-hidden="true"/>Shield (ICBS) and its constituent bodies. Representatives of the International Centre for the <text:hidden-text text:condition="ooow:" text:string-value="P48:L30" text:is-hidden="true"/>Study of the Preservation and Restoration of Cultural Property (Rome Centre) (ICCROM) and <text:hidden-text text:condition="ooow:" text:string-value="P48:L31" text:is-hidden="true"/>of the International Committee of the Red Cross (ICRC) may also be invited to attend in an <text:hidden-text text:condition="ooow:" text:string-value="P48:L32" text:is-hidden="true"/>advisory capacity.</text:p>
      <text:p text:style-name="P34"><text:hidden-text text:condition="ooow:" text:string-value="P48:L33" text:is-hidden="true"/> </text:p>
      <text:p text:style-name="eu_5f_articlenumber"><text:hidden-text text:condition="ooow:" text:string-value="P48:L34" text:is-hidden="true"/>Article 28</text:p>
      <text:p text:style-name="eu_5f_articletitle"><text:hidden-text text:condition="ooow:" text:string-value="P48:L35" text:is-hidden="true"/>Secretariat</text:p>
      <text:p text:style-name="eu_5f_paragraph"><text:hidden-text text:condition="ooow:" text:string-value="P48:L36" text:is-hidden="true"/>The Committee shall be assisted by the Secretariat of UNESCO which shall prepare the <text:hidden-text text:condition="ooow:" text:string-value="P48:L37" text:is-hidden="true"/>Committee's documentation and the agenda for its meetings and shall have the responsibility for <text:soft-page-break/><text:hidden-text text:condition="ooow:" text:string-value="P49:L1" text:is-hidden="true"/>the implementation of its decisions.</text:p>
      <text:p text:style-name="eu_5f_articlenumber"><text:hidden-text text:condition="ooow:" text:string-value="P49:L2" text:is-hidden="true"/>Article 29</text:p>
      <text:p text:style-name="eu_5f_articletitle"><text:hidden-text text:condition="ooow:" text:string-value="P49:L3" text:is-hidden="true"/>The Fund for the protection of cultural property in the event of armed conflict</text:p>
      <text:p text:style-name="eu_5f_paragraph"><text:hidden-text text:condition="ooow:" text:string-value="P49:L4" text:is-hidden="true"/>1. A Fund is hereby established for the following purposes:</text:p>
      <text:p text:style-name="eu_5f_paragraph"><text:hidden-text text:condition="ooow:" text:string-value="P49:L5" text:is-hidden="true"/> </text:p>
      <text:p text:style-name="P21"><text:hidden-text text:condition="ooow:" text:string-value="P49:L6" text:is-hidden="true"/>(a) <text:tab/>to provide financial or other assistance in support of preparatory or other measures to <text:hidden-text text:condition="ooow:" text:string-value="P49:L7" text:is-hidden="true"/>be taken in peacetime in accordance with, inter alia, Article 5, Article 10 sub-<text:hidden-text text:condition="ooow:" text:string-value="P49:L8" text:is-hidden="true"/>paragraph (b) and Article 30; and</text:p>
      <text:p text:style-name="P21"><text:hidden-text text:condition="ooow:" text:string-value="P49:L9" text:is-hidden="true"/> </text:p>
      <text:p text:style-name="P21"><text:hidden-text text:condition="ooow:" text:string-value="P49:L10" text:is-hidden="true"/>(b) <text:tab/>to provide financial or other assistance in relation to emergency, provisional or other <text:hidden-text text:condition="ooow:" text:string-value="P49:L11" text:is-hidden="true"/>measures to be taken in order to protect cultural property during periods of armed <text:hidden-text text:condition="ooow:" text:string-value="P49:L12" text:is-hidden="true"/>conflict or of immediate recovery after the end of hostilities in accordance with, inter <text:hidden-text text:condition="ooow:" text:string-value="P49:L13" text:is-hidden="true"/>alia, Article 8 sub-paragraph (a).</text:p>
      <text:p text:style-name="eu_5f_paragraph"><text:hidden-text text:condition="ooow:" text:string-value="P49:L14" text:is-hidden="true"/> </text:p>
      <text:p text:style-name="eu_5f_paragraph"><text:hidden-text text:condition="ooow:" text:string-value="P49:L15" text:is-hidden="true"/>2. The Fund shall constitute a trust fund, in conformity with the provisions of the financial <text:hidden-text text:condition="ooow:" text:string-value="P49:L16" text:is-hidden="true"/>regulations of UNESCO.</text:p>
      <text:p text:style-name="eu_5f_paragraph"><text:hidden-text text:condition="ooow:" text:string-value="P49:L17" text:is-hidden="true"/> </text:p>
      <text:p text:style-name="eu_5f_paragraph"><text:hidden-text text:condition="ooow:" text:string-value="P49:L18" text:is-hidden="true"/>3. Disbursements from the Fund shall be used only for such purpose as the Committee shall <text:hidden-text text:condition="ooow:" text:string-value="P49:L19" text:is-hidden="true"/>decide in accordance with the guidelines as defined in Article 23 sub-paragraph 3(c). The <text:hidden-text text:condition="ooow:" text:string-value="P49:L20" text:is-hidden="true"/>Committee may accept contributions to be used only for a certain programme or project, <text:hidden-text text:condition="ooow:" text:string-value="P49:L21" text:is-hidden="true"/>provided that the Committee shall have decided on the implementation of such programme or <text:hidden-text text:condition="ooow:" text:string-value="P49:L22" text:is-hidden="true"/>project.</text:p>
      <text:p text:style-name="eu_5f_paragraph"><text:hidden-text text:condition="ooow:" text:string-value="P49:L23" text:is-hidden="true"/> </text:p>
      <text:p text:style-name="eu_5f_paragraph"><text:hidden-text text:condition="ooow:" text:string-value="P49:L24" text:is-hidden="true"/>4. The resources of the Fund shall consist of:</text:p>
      <text:p text:style-name="eu_5f_paragraph"><text:hidden-text text:condition="ooow:" text:string-value="P49:L25" text:is-hidden="true"/> </text:p>
      <text:p text:style-name="P29"><text:hidden-text text:condition="ooow:" text:string-value="P49:L26" text:is-hidden="true"/>(a) <text:tab/>voluntary contributions made by the Parties;</text:p>
      <text:p text:style-name="P29"><text:hidden-text text:condition="ooow:" text:string-value="P49:L27" text:is-hidden="true"/> </text:p>
      <text:p text:style-name="P29"><text:hidden-text text:condition="ooow:" text:string-value="P49:L28" text:is-hidden="true"/>(b) <text:tab/>contributions, gifts or bequests made by:</text:p>
      <text:p text:style-name="P29"><text:hidden-text text:condition="ooow:" text:string-value="P49:L29" text:is-hidden="true"/> </text:p>
      <text:p text:style-name="P31"><text:hidden-text text:condition="ooow:" text:string-value="P49:L30" text:is-hidden="true"/> (i) <text:tab/>other States;</text:p>
      <text:p text:style-name="P31"><text:hidden-text text:condition="ooow:" text:string-value="P49:L31" text:is-hidden="true"/> </text:p>
      <text:p text:style-name="P31"><text:hidden-text text:condition="ooow:" text:string-value="P49:L32" text:is-hidden="true"/> (ii) <text:tab/>UNESCO or other organizations of the United Nations system;</text:p>
      <text:p text:style-name="P31"><text:hidden-text text:condition="ooow:" text:string-value="P49:L33" text:is-hidden="true"/> </text:p>
      <text:p text:style-name="P31"><text:hidden-text text:condition="ooow:" text:string-value="P49:L34" text:is-hidden="true"/> (iii) <text:tab/>other intergovernmental or non-governmental organizations; and</text:p>
      <text:p text:style-name="P31"><text:hidden-text text:condition="ooow:" text:string-value="P49:L35" text:is-hidden="true"/> </text:p>
      <text:p text:style-name="P31"><text:soft-page-break/><text:hidden-text text:condition="ooow:" text:string-value="P50:L1" text:is-hidden="true"/> (iv) <text:tab/>public or private bodies or individuals;</text:p>
      <text:p text:style-name="P29"><text:hidden-text text:condition="ooow:" text:string-value="P50:L2" text:is-hidden="true"/> </text:p>
      <text:p text:style-name="P29"><text:hidden-text text:condition="ooow:" text:string-value="P50:L3" text:is-hidden="true"/>(c) <text:tab/>any interest accruing on the Fund;</text:p>
      <text:p text:style-name="P29"><text:hidden-text text:condition="ooow:" text:string-value="P50:L4" text:is-hidden="true"/> </text:p>
      <text:p text:style-name="P29"><text:hidden-text text:condition="ooow:" text:string-value="P50:L5" text:is-hidden="true"/>(d) <text:tab/>funds raised by collections and receipts from events organized for the benefit of the <text:hidden-text text:condition="ooow:" text:string-value="P50:L6" text:is-hidden="true"/>Fund; and</text:p>
      <text:p text:style-name="P29"><text:hidden-text text:condition="ooow:" text:string-value="P50:L7" text:is-hidden="true"/> </text:p>
      <text:p text:style-name="P29"><text:hidden-text text:condition="ooow:" text:string-value="P50:L8" text:is-hidden="true"/>(e) <text:tab/>all other resources authorized by the guidelines applicable to the Fund.</text:p>
      <text:p text:style-name="eu_5f_chapternumber"><text:hidden-text text:condition="ooow:" text:string-value="P50:L9" text:is-hidden="true"/>Chapter 7</text:p>
      <text:p text:style-name="eu_5f_chaptertitle"><text:hidden-text text:condition="ooow:" text:string-value="P50:L10" text:is-hidden="true"/>Dissemination of Information and International Assistance</text:p>
      <text:p text:style-name="eu_5f_articlenumber"><text:hidden-text text:condition="ooow:" text:string-value="P50:L11" text:is-hidden="true"/>Article 30</text:p>
      <text:p text:style-name="eu_5f_articletitle"><text:hidden-text text:condition="ooow:" text:string-value="P50:L12" text:is-hidden="true"/>Dissemination</text:p>
      <text:p text:style-name="eu_5f_paragraph"><text:hidden-text text:condition="ooow:" text:string-value="P50:L13" text:is-hidden="true"/>1. The Parties shall endeavour by appropriate means, and in particular by educational and <text:hidden-text text:condition="ooow:" text:string-value="P50:L14" text:is-hidden="true"/>information programmes, to strengthen appreciation and respect for cultural property by their <text:hidden-text text:condition="ooow:" text:string-value="P50:L15" text:is-hidden="true"/>entire population.</text:p>
      <text:p text:style-name="eu_5f_paragraph"><text:hidden-text text:condition="ooow:" text:string-value="P50:L16" text:is-hidden="true"/> </text:p>
      <text:p text:style-name="eu_5f_paragraph"><text:hidden-text text:condition="ooow:" text:string-value="P50:L17" text:is-hidden="true"/>2. The Parties shall disseminate this Protocol as widely as possible, both in time of peace and in <text:hidden-text text:condition="ooow:" text:string-value="P50:L18" text:is-hidden="true"/>time of armed conflict.</text:p>
      <text:p text:style-name="eu_5f_paragraph"><text:hidden-text text:condition="ooow:" text:string-value="P50:L19" text:is-hidden="true"/> </text:p>
      <text:p text:style-name="eu_5f_paragraph"><text:hidden-text text:condition="ooow:" text:string-value="P50:L20" text:is-hidden="true"/>3. Any military or civilian authorities who, in time of armed conflict, assume responsibilities <text:hidden-text text:condition="ooow:" text:string-value="P50:L21" text:is-hidden="true"/>with respect to the application of this Protocol, shall be fully acquainted with the text thereof. <text:hidden-text text:condition="ooow:" text:string-value="P50:L22" text:is-hidden="true"/>To this end the Parties shall, as appropriate:</text:p>
      <text:p text:style-name="eu_5f_paragraph"><text:hidden-text text:condition="ooow:" text:string-value="P50:L23" text:is-hidden="true"/> </text:p>
      <text:p text:style-name="P32"><text:hidden-text text:condition="ooow:" text:string-value="P50:L24" text:is-hidden="true"/>(a) <text:tab/>incorporate guidelines and instructions on the protection of cultural property in their <text:hidden-text text:condition="ooow:" text:string-value="P50:L25" text:is-hidden="true"/>military regulations;</text:p>
      <text:p text:style-name="P32"><text:hidden-text text:condition="ooow:" text:string-value="P50:L26" text:is-hidden="true"/> </text:p>
      <text:p text:style-name="P32"><text:hidden-text text:condition="ooow:" text:string-value="P50:L27" text:is-hidden="true"/>(b) <text:tab/>develop and implement, in cooperation with UNESCO and relevant governmental and <text:hidden-text text:condition="ooow:" text:string-value="P50:L28" text:is-hidden="true"/>non-governmental organizations, peacetime training and educational programmes;</text:p>
      <text:p text:style-name="P32"><text:hidden-text text:condition="ooow:" text:string-value="P50:L29" text:is-hidden="true"/> </text:p>
      <text:p text:style-name="P32"><text:hidden-text text:condition="ooow:" text:string-value="P50:L30" text:is-hidden="true"/>(c) <text:tab/>communicate to one another, through the Director-General, information on the laws, <text:hidden-text text:condition="ooow:" text:string-value="P50:L31" text:is-hidden="true"/>administrative provisions and measures taken under sub-paragraphs (a) and (b);</text:p>
      <text:p text:style-name="P32"><text:hidden-text text:condition="ooow:" text:string-value="P50:L32" text:is-hidden="true"/> </text:p>
      <text:p text:style-name="P32"><text:hidden-text text:condition="ooow:" text:string-value="P50:L33" text:is-hidden="true"/>(d) <text:tab/>communicate to one another, as soon as possible, through the Director-General, the <text:hidden-text text:condition="ooow:" text:string-value="P50:L34" text:is-hidden="true"/>laws and administrative provisions which they may adopt to ensure the application of <text:hidden-text text:condition="ooow:" text:string-value="P50:L35" text:is-hidden="true"/>this Protocol.</text:p>
      <text:p text:style-name="eu_5f_articlenumber"><text:soft-page-break/><text:hidden-text text:condition="ooow:" text:string-value="P51:L1" text:is-hidden="true"/>Article 31</text:p>
      <text:p text:style-name="eu_5f_articletitle"><text:hidden-text text:condition="ooow:" text:string-value="P51:L2" text:is-hidden="true"/>International cooperation</text:p>
      <text:p text:style-name="eu_5f_paragraph"><text:hidden-text text:condition="ooow:" text:string-value="P51:L3" text:is-hidden="true"/>In situations of serious violations of this Protocol, the Parties undertake to act, jointly through <text:hidden-text text:condition="ooow:" text:string-value="P51:L4" text:is-hidden="true"/>the Committee, or individually, in cooperation with UNESCO and the United Nations and in <text:hidden-text text:condition="ooow:" text:string-value="P51:L5" text:is-hidden="true"/>conformity with the Charter of the United Nations.</text:p>
      <text:p text:style-name="eu_5f_articlenumber"><text:hidden-text text:condition="ooow:" text:string-value="P51:L6" text:is-hidden="true"/>Article 32</text:p>
      <text:p text:style-name="eu_5f_articletitle"><text:hidden-text text:condition="ooow:" text:string-value="P51:L7" text:is-hidden="true"/>International assistance</text:p>
      <text:p text:style-name="eu_5f_paragraph"><text:hidden-text text:condition="ooow:" text:string-value="P51:L8" text:is-hidden="true"/>1. A Party may request from the Committee international assistance for cultural property under <text:hidden-text text:condition="ooow:" text:string-value="P51:L9" text:is-hidden="true"/>enhanced protection as well as assistance with respect to the preparation, development or <text:hidden-text text:condition="ooow:" text:string-value="P51:L10" text:is-hidden="true"/>implementation of the laws, administrative provisions and measures referred to in Article 10.</text:p>
      <text:p text:style-name="eu_5f_paragraph"><text:hidden-text text:condition="ooow:" text:string-value="P51:L11" text:is-hidden="true"/> </text:p>
      <text:p text:style-name="eu_5f_paragraph"><text:hidden-text text:condition="ooow:" text:string-value="P51:L12" text:is-hidden="true"/>2. A party to the conflict, which is not a Party to this Protocol but which accepts and applies <text:hidden-text text:condition="ooow:" text:string-value="P51:L13" text:is-hidden="true"/>provisions in accordance with Article 3, paragraph 2, may request appropriate international <text:hidden-text text:condition="ooow:" text:string-value="P51:L14" text:is-hidden="true"/>assistance from the Committee.</text:p>
      <text:p text:style-name="eu_5f_paragraph"><text:hidden-text text:condition="ooow:" text:string-value="P51:L15" text:is-hidden="true"/> </text:p>
      <text:p text:style-name="eu_5f_paragraph"><text:hidden-text text:condition="ooow:" text:string-value="P51:L16" text:is-hidden="true"/>3. The Committee shall adopt rules for the submission of requests for international assistance <text:hidden-text text:condition="ooow:" text:string-value="P51:L17" text:is-hidden="true"/>and shall define the forms the international assistance may take.</text:p>
      <text:p text:style-name="eu_5f_paragraph"><text:hidden-text text:condition="ooow:" text:string-value="P51:L18" text:is-hidden="true"/> </text:p>
      <text:p text:style-name="eu_5f_paragraph"><text:hidden-text text:condition="ooow:" text:string-value="P51:L19" text:is-hidden="true"/>4. Parties are encouraged to give technical assistance of all kinds, through the Committee, to <text:hidden-text text:condition="ooow:" text:string-value="P51:L20" text:is-hidden="true"/>those Parties or parties to the conflict who request it.</text:p>
      <text:p text:style-name="eu_5f_articlenumber"><text:hidden-text text:condition="ooow:" text:string-value="P51:L21" text:is-hidden="true"/>Article 33</text:p>
      <text:p text:style-name="eu_5f_articletitle"><text:hidden-text text:condition="ooow:" text:string-value="P51:L22" text:is-hidden="true"/>Assistance of UNESCO</text:p>
      <text:p text:style-name="eu_5f_paragraph"><text:hidden-text text:condition="ooow:" text:string-value="P51:L23" text:is-hidden="true"/>1. A Party may call upon UNESCO for technical assistance in organizing the protection of its <text:hidden-text text:condition="ooow:" text:string-value="P51:L24" text:is-hidden="true"/>cultural property, such as preparatory action to safeguard cultural property, preventive and <text:hidden-text text:condition="ooow:" text:string-value="P51:L25" text:is-hidden="true"/>organizational measures for emergency situations and compilation of national inventories of <text:hidden-text text:condition="ooow:" text:string-value="P51:L26" text:is-hidden="true"/>cultural property, or in connection with any other problem arising out of the application of this <text:hidden-text text:condition="ooow:" text:string-value="P51:L27" text:is-hidden="true"/>Protocol. UNESCO shall accord such assistance within the limits fixed by its programme and <text:hidden-text text:condition="ooow:" text:string-value="P51:L28" text:is-hidden="true"/>by its resources.</text:p>
      <text:p text:style-name="eu_5f_paragraph"><text:hidden-text text:condition="ooow:" text:string-value="P51:L29" text:is-hidden="true"/> </text:p>
      <text:p text:style-name="eu_5f_paragraph"><text:hidden-text text:condition="ooow:" text:string-value="P51:L30" text:is-hidden="true"/>2. Parties are encouraged to provide technical assistance at bilateral or multilateral level.</text:p>
      <text:p text:style-name="eu_5f_paragraph"><text:hidden-text text:condition="ooow:" text:string-value="P51:L31" text:is-hidden="true"/> </text:p>
      <text:p text:style-name="eu_5f_paragraph"><text:hidden-text text:condition="ooow:" text:string-value="P51:L32" text:is-hidden="true"/>3. UNESCO is authorized to make, on its own initiative, proposals on these matters to the <text:hidden-text text:condition="ooow:" text:string-value="P51:L33" text:is-hidden="true"/>Parties.</text:p>
      <text:p text:style-name="eu_5f_chapternumber"><text:soft-page-break/><text:hidden-text text:condition="ooow:" text:string-value="P52:L1" text:is-hidden="true"/>Chapter 8</text:p>
      <text:p text:style-name="eu_5f_chaptertitle"><text:hidden-text text:condition="ooow:" text:string-value="P52:L2" text:is-hidden="true"/>Execution of this Protocol</text:p>
      <text:p text:style-name="eu_5f_articlenumber"><text:hidden-text text:condition="ooow:" text:string-value="P52:L3" text:is-hidden="true"/>Article 34</text:p>
      <text:p text:style-name="eu_5f_articletitle"><text:hidden-text text:condition="ooow:" text:string-value="P52:L4" text:is-hidden="true"/>Protecting Powers</text:p>
      <text:p text:style-name="eu_5f_paragraph"><text:hidden-text text:condition="ooow:" text:string-value="P52:L5" text:is-hidden="true"/>This Protocol shall be applied with the co-operation of the Protecting Powers responsible for <text:hidden-text text:condition="ooow:" text:string-value="P52:L6" text:is-hidden="true"/>safeguarding the interests of the Parties to the conflict.</text:p>
      <text:p text:style-name="eu_5f_articlenumber"><text:hidden-text text:condition="ooow:" text:string-value="P52:L7" text:is-hidden="true"/>Article 35</text:p>
      <text:p text:style-name="eu_5f_articletitle"><text:hidden-text text:condition="ooow:" text:string-value="P52:L8" text:is-hidden="true"/>Conciliation procedure</text:p>
      <text:p text:style-name="eu_5f_paragraph"><text:hidden-text text:condition="ooow:" text:string-value="P52:L9" text:is-hidden="true"/>1. The Protecting Powers shall lend their good offices in all cases where they may deem it <text:hidden-text text:condition="ooow:" text:string-value="P52:L10" text:is-hidden="true"/>useful in the interests of cultural property, particularly if there is disagreement between the <text:hidden-text text:condition="ooow:" text:string-value="P52:L11" text:is-hidden="true"/>Parties to the conflict as to the application or interpretation of the provisions of this Protocol.</text:p>
      <text:p text:style-name="eu_5f_paragraph"><text:hidden-text text:condition="ooow:" text:string-value="P52:L12" text:is-hidden="true"/> </text:p>
      <text:p text:style-name="eu_5f_paragraph"><text:hidden-text text:condition="ooow:" text:string-value="P52:L13" text:is-hidden="true"/>2. For this purpose, each of the Protecting Powers may, either at the invitation of one Party, of <text:hidden-text text:condition="ooow:" text:string-value="P52:L14" text:is-hidden="true"/>the Director-General, or on its own initiative, propose to the parties to the conflict a meeting of <text:hidden-text text:condition="ooow:" text:string-value="P52:L15" text:is-hidden="true"/>their representatives, and in particular of the authorities responsible for the protection of <text:hidden-text text:condition="ooow:" text:string-value="P52:L16" text:is-hidden="true"/>cultural property, if considered appropriate, on the territory of a State not party to the conflict. <text:hidden-text text:condition="ooow:" text:string-value="P52:L17" text:is-hidden="true"/>The parties to the conflict shall be bound to give effect to the proposals for meeting made to <text:hidden-text text:condition="ooow:" text:string-value="P52:L18" text:is-hidden="true"/>them. The Protecting Powers shall propose for approval by the Parties to the conflict a person <text:hidden-text text:condition="ooow:" text:string-value="P52:L19" text:is-hidden="true"/>belonging to a State not party to the conflict or a person presented by the Director-General, <text:hidden-text text:condition="ooow:" text:string-value="P52:L20" text:is-hidden="true"/>which person shall be invited to take part in such a meeting in the capacity of Chairman.</text:p>
      <text:p text:style-name="eu_5f_articlenumber"><text:hidden-text text:condition="ooow:" text:string-value="P52:L21" text:is-hidden="true"/>Article 36</text:p>
      <text:p text:style-name="eu_5f_articletitle"><text:hidden-text text:condition="ooow:" text:string-value="P52:L22" text:is-hidden="true"/>Conciliation in absence of Protecting Powers</text:p>
      <text:p text:style-name="eu_5f_paragraph"><text:hidden-text text:condition="ooow:" text:string-value="P52:L23" text:is-hidden="true"/>1. In a conflict where no Protecting Powers are appointed the Director-General may lend good <text:hidden-text text:condition="ooow:" text:string-value="P52:L24" text:is-hidden="true"/>offices or act by any other form of conciliation or mediation, with a view to settling the <text:hidden-text text:condition="ooow:" text:string-value="P52:L25" text:is-hidden="true"/>disagreement.</text:p>
      <text:p text:style-name="eu_5f_paragraph"><text:hidden-text text:condition="ooow:" text:string-value="P52:L26" text:is-hidden="true"/> </text:p>
      <text:p text:style-name="eu_5f_paragraph"><text:hidden-text text:condition="ooow:" text:string-value="P52:L27" text:is-hidden="true"/>2. At the invitation of one Party or of the Director-General, the Chairman of the Committee may <text:hidden-text text:condition="ooow:" text:string-value="P52:L28" text:is-hidden="true"/>propose to the Parties to the conflict a meeting of their representatives, and in particular of the <text:hidden-text text:condition="ooow:" text:string-value="P52:L29" text:is-hidden="true"/>authorities responsible for the protection of cultural property, if considered appropriate, on the <text:hidden-text text:condition="ooow:" text:string-value="P52:L30" text:is-hidden="true"/>territory of a State not party to the conflict.</text:p>
      <text:p text:style-name="eu_5f_articlenumber"><text:hidden-text text:condition="ooow:" text:string-value="P52:L31" text:is-hidden="true"/>Article 37</text:p>
      <text:p text:style-name="eu_5f_articletitle"><text:hidden-text text:condition="ooow:" text:string-value="P52:L32" text:is-hidden="true"/>Translations and reports</text:p>
      <text:p text:style-name="eu_5f_paragraph"><text:hidden-text text:condition="ooow:" text:string-value="P52:L33" text:is-hidden="true"/>1. The Parties shall translate this Protocol into their official languages and shall communicate <text:hidden-text text:condition="ooow:" text:string-value="P52:L34" text:is-hidden="true"/>these official translations to the Director-General.</text:p>
      <text:p text:style-name="eu_5f_paragraph"><text:hidden-text text:condition="ooow:" text:string-value="P52:L35" text:is-hidden="true"/> </text:p>
      <text:p text:style-name="eu_5f_paragraph"><text:soft-page-break/><text:hidden-text text:condition="ooow:" text:string-value="P53:L1" text:is-hidden="true"/>2. The Parties shall submit to the Committee, every four years, a report on the implementation <text:hidden-text text:condition="ooow:" text:string-value="P53:L2" text:is-hidden="true"/>of this Protocol.</text:p>
      <text:p text:style-name="eu_5f_articlenumber"><text:hidden-text text:condition="ooow:" text:string-value="P53:L3" text:is-hidden="true"/>Article 38</text:p>
      <text:p text:style-name="eu_5f_articletitle"><text:hidden-text text:condition="ooow:" text:string-value="P53:L4" text:is-hidden="true"/>State responsibility</text:p>
      <text:p text:style-name="eu_5f_paragraph"><text:hidden-text text:condition="ooow:" text:string-value="P53:L5" text:is-hidden="true"/>No provision in this Protocol relating to individual criminal responsibility shall affect the <text:hidden-text text:condition="ooow:" text:string-value="P53:L6" text:is-hidden="true"/>responsibility of States under international law, including the duty to provide reparation.</text:p>
      <text:p text:style-name="eu_5f_chapternumber"><text:hidden-text text:condition="ooow:" text:string-value="P53:L7" text:is-hidden="true"/>Chapter 9</text:p>
      <text:p text:style-name="eu_5f_chaptertitle"><text:hidden-text text:condition="ooow:" text:string-value="P53:L8" text:is-hidden="true"/>Final Clauses</text:p>
      <text:p text:style-name="eu_5f_articlenumber"><text:hidden-text text:condition="ooow:" text:string-value="P53:L9" text:is-hidden="true"/>Article 39</text:p>
      <text:p text:style-name="eu_5f_articletitle"><text:hidden-text text:condition="ooow:" text:string-value="P53:L10" text:is-hidden="true"/>Languages</text:p>
      <text:p text:style-name="eu_5f_paragraph"><text:hidden-text text:condition="ooow:" text:string-value="P53:L11" text:is-hidden="true"/>This Protocol is drawn up in Arabic, Chinese, English, French, Russian and Spanish, the six <text:hidden-text text:condition="ooow:" text:string-value="P53:L12" text:is-hidden="true"/>texts being equally authentic.</text:p>
      <text:p text:style-name="eu_5f_articlenumber"><text:hidden-text text:condition="ooow:" text:string-value="P53:L13" text:is-hidden="true"/>Article 40</text:p>
      <text:p text:style-name="eu_5f_articletitle"><text:hidden-text text:condition="ooow:" text:string-value="P53:L14" text:is-hidden="true"/>Signature</text:p>
      <text:p text:style-name="eu_5f_paragraph"><text:hidden-text text:condition="ooow:" text:string-value="P53:L15" text:is-hidden="true"/>This Protocol shall bear the date of 26 March 1999. It shall be opened for signature by all High <text:hidden-text text:condition="ooow:" text:string-value="P53:L16" text:is-hidden="true"/>Contracting Parties at The Hague from 17 May 1999 until 31 December 1999.</text:p>
      <text:p text:style-name="eu_5f_articlenumber"><text:hidden-text text:condition="ooow:" text:string-value="P53:L17" text:is-hidden="true"/>Article 41</text:p>
      <text:p text:style-name="eu_5f_articletitle"><text:hidden-text text:condition="ooow:" text:string-value="P53:L18" text:is-hidden="true"/>Ratification, acceptance or approval</text:p>
      <text:p text:style-name="eu_5f_paragraph"><text:hidden-text text:condition="ooow:" text:string-value="P53:L19" text:is-hidden="true"/>1. This Protocol shall be subject to ratification, acceptance or approval by High Contracting <text:hidden-text text:condition="ooow:" text:string-value="P53:L20" text:is-hidden="true"/>Parties which have signed this Protocol, in accordance with their respective constitutional <text:hidden-text text:condition="ooow:" text:string-value="P53:L21" text:is-hidden="true"/>procedures.</text:p>
      <text:p text:style-name="eu_5f_paragraph"><text:hidden-text text:condition="ooow:" text:string-value="P53:L22" text:is-hidden="true"/> </text:p>
      <text:p text:style-name="eu_5f_paragraph"><text:hidden-text text:condition="ooow:" text:string-value="P53:L23" text:is-hidden="true"/>2. The instruments of ratification, acceptance or approval shall be deposited with the Director-<text:hidden-text text:condition="ooow:" text:string-value="P53:L24" text:is-hidden="true"/>General.</text:p>
      <text:p text:style-name="eu_5f_articlenumber"><text:hidden-text text:condition="ooow:" text:string-value="P53:L25" text:is-hidden="true"/>Article 42</text:p>
      <text:p text:style-name="eu_5f_articletitle"><text:hidden-text text:condition="ooow:" text:string-value="P53:L26" text:is-hidden="true"/>Accession</text:p>
      <text:p text:style-name="eu_5f_paragraph"><text:hidden-text text:condition="ooow:" text:string-value="P53:L27" text:is-hidden="true"/>1. This Protocol shall be open for accession by other High Contracting Parties from 1 January <text:hidden-text text:condition="ooow:" text:string-value="P53:L28" text:is-hidden="true"/>2000.</text:p>
      <text:p text:style-name="eu_5f_paragraph"><text:hidden-text text:condition="ooow:" text:string-value="P53:L29" text:is-hidden="true"/> </text:p>
      <text:p text:style-name="eu_5f_paragraph"><text:hidden-text text:condition="ooow:" text:string-value="P53:L30" text:is-hidden="true"/>2. Accession shall be effected by the deposit of an instrument of accession with the Director-<text:hidden-text text:condition="ooow:" text:string-value="P53:L31" text:is-hidden="true"/>General.</text:p>
      <text:p text:style-name="eu_5f_articlenumber"><text:soft-page-break/><text:hidden-text text:condition="ooow:" text:string-value="P54:L1" text:is-hidden="true"/>Article 43</text:p>
      <text:p text:style-name="eu_5f_articletitle"><text:hidden-text text:condition="ooow:" text:string-value="P54:L2" text:is-hidden="true"/>Entry into force</text:p>
      <text:p text:style-name="eu_5f_paragraph"><text:hidden-text text:condition="ooow:" text:string-value="P54:L3" text:is-hidden="true"/>1. This Protocol shall enter into force three months after twenty instruments of ratification, <text:hidden-text text:condition="ooow:" text:string-value="P54:L4" text:is-hidden="true"/>acceptance, approval or accession have been deposited.</text:p>
      <text:p text:style-name="eu_5f_paragraph"><text:hidden-text text:condition="ooow:" text:string-value="P54:L5" text:is-hidden="true"/> </text:p>
      <text:p text:style-name="eu_5f_paragraph"><text:hidden-text text:condition="ooow:" text:string-value="P54:L6" text:is-hidden="true"/>2. Thereafter, it shall enter into force, for each Party, three months after the deposit of its <text:hidden-text text:condition="ooow:" text:string-value="P54:L7" text:is-hidden="true"/>instrument of ratification, acceptance, approval or accession.</text:p>
      <text:p text:style-name="eu_5f_articlenumber"><text:hidden-text text:condition="ooow:" text:string-value="P54:L8" text:is-hidden="true"/>Article 44</text:p>
      <text:p text:style-name="eu_5f_articletitle"><text:hidden-text text:condition="ooow:" text:string-value="P54:L9" text:is-hidden="true"/>Entry into force in situations of armed conflict</text:p>
      <text:p text:style-name="eu_5f_paragraph"><text:hidden-text text:condition="ooow:" text:string-value="P54:L10" text:is-hidden="true"/>The situations referred to in Articles 18 and 19 of the Convention shall give immediate effect to <text:hidden-text text:condition="ooow:" text:string-value="P54:L11" text:is-hidden="true"/>ratifications, acceptances or approvals of or accessions to this Protocol deposited by the parties <text:hidden-text text:condition="ooow:" text:string-value="P54:L12" text:is-hidden="true"/>to the conflict either before or after the beginning of hostilities or occupation. In such cases the <text:hidden-text text:condition="ooow:" text:string-value="P54:L13" text:is-hidden="true"/>Director-General shall transmit the communications referred to in Article 46 by the speediest <text:hidden-text text:condition="ooow:" text:string-value="P54:L14" text:is-hidden="true"/>method.</text:p>
      <text:p text:style-name="eu_5f_articlenumber"><text:hidden-text text:condition="ooow:" text:string-value="P54:L15" text:is-hidden="true"/>Article 45</text:p>
      <text:p text:style-name="eu_5f_articletitle"><text:hidden-text text:condition="ooow:" text:string-value="P54:L16" text:is-hidden="true"/>Denunciation</text:p>
      <text:p text:style-name="eu_5f_paragraph"><text:hidden-text text:condition="ooow:" text:string-value="P54:L17" text:is-hidden="true"/>1. Each Party may denounce this Protocol.</text:p>
      <text:p text:style-name="eu_5f_paragraph"><text:hidden-text text:condition="ooow:" text:string-value="P54:L18" text:is-hidden="true"/> </text:p>
      <text:p text:style-name="eu_5f_paragraph"><text:hidden-text text:condition="ooow:" text:string-value="P54:L19" text:is-hidden="true"/>2. The denunciation shall be notified by an instrument in writing, deposited with the Director-<text:hidden-text text:condition="ooow:" text:string-value="P54:L20" text:is-hidden="true"/>General.</text:p>
      <text:p text:style-name="eu_5f_paragraph"><text:hidden-text text:condition="ooow:" text:string-value="P54:L21" text:is-hidden="true"/> </text:p>
      <text:p text:style-name="eu_5f_paragraph"><text:hidden-text text:condition="ooow:" text:string-value="P54:L22" text:is-hidden="true"/>3. The denunciation shall take effect one year after the receipt of the instrument of <text:hidden-text text:condition="ooow:" text:string-value="P54:L23" text:is-hidden="true"/>denunciation. However, if, on the expiry of this period, the denouncing Party is involved in an <text:hidden-text text:condition="ooow:" text:string-value="P54:L24" text:is-hidden="true"/>armed conflict, the denunciation shall not take effect until the end of hostilities, or until the <text:hidden-text text:condition="ooow:" text:string-value="P54:L25" text:is-hidden="true"/>operations of repatriating cultural property are completed, whichever is the later.</text:p>
      <text:p text:style-name="eu_5f_articlenumber"><text:hidden-text text:condition="ooow:" text:string-value="P54:L26" text:is-hidden="true"/>Article 46</text:p>
      <text:p text:style-name="eu_5f_articletitle"><text:hidden-text text:condition="ooow:" text:string-value="P54:L27" text:is-hidden="true"/>Notifications</text:p>
      <text:p text:style-name="eu_5f_paragraph"><text:hidden-text text:condition="ooow:" text:string-value="P54:L28" text:is-hidden="true"/>The Director-General shall inform all High Contracting Parties as well as the United Nations, <text:hidden-text text:condition="ooow:" text:string-value="P54:L29" text:is-hidden="true"/>of the deposit of all the instruments of ratification, acceptance, approval or accession provided <text:hidden-text text:condition="ooow:" text:string-value="P54:L30" text:is-hidden="true"/>for in Articles 41 and 42 and of denunciations provided for in Article 45.</text:p>
      <text:p text:style-name="eu_5f_articlenumber"><text:hidden-text text:condition="ooow:" text:string-value="P54:L31" text:is-hidden="true"/>Article 47</text:p>
      <text:p text:style-name="eu_5f_articletitle"><text:hidden-text text:condition="ooow:" text:string-value="P54:L32" text:is-hidden="true"/>Registration with the United Nations</text:p>
      <text:p text:style-name="eu_5f_paragraph"><text:hidden-text text:condition="ooow:" text:string-value="P54:L33" text:is-hidden="true"/>In conformity with Article 102 of the Charter of the United Nations, this Protocol shall be <text:soft-page-break/><text:hidden-text text:condition="ooow:" text:string-value="P55:L1" text:is-hidden="true"/>registered with the Secretariat of the United Nations at the request of the Director-General.</text:p>
      <text:p text:style-name="eu_5f_paragraph"><text:hidden-text text:condition="ooow:" text:string-value="P55:L2" text:is-hidden="true"/> </text:p>
      <text:p text:style-name="eu_5f_paragraph"><text:hidden-text text:condition="ooow:" text:string-value="P55:L3" text:is-hidden="true"/>IN FAITH WHEREOF the undersigned, duly authorized, have signed the present Protocol.</text:p>
      <text:p text:style-name="eu_5f_paragraph"><text:hidden-text text:condition="ooow:" text:string-value="P55:L4" text:is-hidden="true"/> </text:p>
      <text:p text:style-name="P49"><text:hidden-text text:condition="ooow:" text:string-value="P55:L5" text:is-hidden="true"/>DONE at The Hague, this twenty-sixth day of March 1999, in a single copy which shall be <text:hidden-text text:condition="ooow:" text:string-value="P55:L6" text:is-hidden="true"/>deposited in the archives of the UNESCO, and certified true copies of which shall be delivered <text:hidden-text text:condition="ooow:" text:string-value="P55:L7" text:is-hidden="true"/>to all the High Contracting Parties.</text:p>
      <table:table table:name="Table1" table:style-name="Table1">
        <table:table-column table:style-name="Table1.A"/>
        <table:table-column table:style-name="Table1.B"/>
        <table:table-row>
          <table:table-cell table:style-name="Table1.A1" office:value-type="string">
            <text:p text:style-name="P42"><text:hidden-text text:condition="ooow:" text:string-value="P56:L1" text:is-hidden="true"/>An Bille um Maoin Chultúrtha a Choimirciú <text:hidden-text text:condition="ooow:" text:string-value="P56:L2" text:is-hidden="true"/>i gCás Coinbhleacht Armtha (Coinbhinsiún <text:hidden-text text:condition="ooow:" text:string-value="P56:L3" text:is-hidden="true"/>na Háige), 2016</text:p>
            <text:p text:style-name="P39"><text:hidden-text text:condition="ooow:" text:string-value="P56:L4" text:is-hidden="true"/><text:span text:style-name="bold_5f_noitalic_5f_nounderline"><text:span text:style-name="T1"> </text:span></text:span></text:p>
            <text:p text:style-name="P44"><text:hidden-text text:condition="ooow:" text:string-value="P56:L5" text:is-hidden="true"/> <text:s text:c="22"/></text:p>
            <text:p text:style-name="P41"><text:hidden-text text:condition="ooow:" text:string-value="P56:L6" text:is-hidden="true"/>BILLE</text:p>
            <text:p text:style-name="P46"><text:hidden-text text:condition="ooow:" text:string-value="P56:L7" text:is-hidden="true"/>(mar a tionscnaíodh)</text:p>
            <text:p text:style-name="P46"><text:hidden-text text:condition="ooow:" text:string-value="P56:L8" text:is-hidden="true"/>d<text:span text:style-name="T10">á ngairtear</text:span></text:p>
            <text:p text:style-name="P39"><text:hidden-text text:condition="ooow:" text:string-value="P56:L9" text:is-hidden="true"/> </text:p>
            <text:p text:style-name="backpageprovision_5f_no_5f_line_5f_numbering"><text:hidden-text text:condition="ooow:" text:string-value="P56:L10" text:is-hidden="true"/><text:span text:style-name="T11">Acht do thabhairt éifeacht don Choinbhinsiún chun </text:span><text:span text:style-name="T11"><text:hidden-text text:condition="ooow:" text:string-value="P56:L11" text:is-hidden="true"/></text:span><text:span text:style-name="T11">Maoin Chultúrtha a Choimirciú i gCás </text:span><text:span text:style-name="T11"><text:hidden-text text:condition="ooow:" text:string-value="P56:L12" text:is-hidden="true"/></text:span><text:span text:style-name="T11">Coinbhleacht Armtha, a rinneadh sa Háig an 14 </text:span><text:span text:style-name="T11"><text:hidden-text text:condition="ooow:" text:string-value="P56:L13" text:is-hidden="true"/></text:span><text:span text:style-name="T11">Bealtaine 1954 agus don Phrótacal a ghabhann </text:span><text:span text:style-name="T11"><text:hidden-text text:condition="ooow:" text:string-value="P56:L14" text:is-hidden="true"/></text:span><text:span text:style-name="T11">leis sin, a rinneadh sa Háig an 26 Márta 1999 </text:span><text:span text:style-name="T11"><text:hidden-text text:condition="ooow:" text:string-value="P56:L15" text:is-hidden="true"/></text:span><text:span text:style-name="T11">agus, chun na gcríoch sin, do dhéanamh socrú </text:span><text:span text:style-name="T11"><text:hidden-text text:condition="ooow:" text:string-value="P56:L16" text:is-hidden="true"/></text:span><text:span text:style-name="T11">maidir le cionta a bhaineann le gníomhartha a </text:span><text:span text:style-name="T11"><text:hidden-text text:condition="ooow:" text:string-value="P56:L17" text:is-hidden="true"/></text:span><text:span text:style-name="T11">thoirmisctear leis an bPrótacal sin; agus do </text:span><text:span text:style-name="T11"><text:hidden-text text:condition="ooow:" text:string-value="P56:L18" text:is-hidden="true"/></text:span><text:span text:style-name="T11">dhéanamh socrú i dtaobh nithe a bhaineann leis </text:span><text:span text:style-name="T11"><text:hidden-text text:condition="ooow:" text:string-value="P56:L19" text:is-hidden="true"/></text:span><text:span text:style-name="T11">sin.</text:span><text:span text:style-name="bold_5f_noitalic_5f_nounderline"><text:span text:style-name="T3"><text:line-break/></text:span></text:span><text:span text:style-name="bold_5f_noitalic_5f_nounderline"><text:span text:style-name="T3"><text:hidden-text text:condition="ooow:" text:string-value="P56:L20" text:is-hidden="true"/></text:span></text:span></text:p>
            <text:p text:style-name="P44"><text:hidden-text text:condition="ooow:" text:string-value="P56:L21" text:is-hidden="true"/> </text:p>
            <text:p text:style-name="P38"><text:hidden-text text:condition="ooow:" text:string-value="P56:L22" text:is-hidden="true"/>An Seanadóir Diarmuid Ó Buitiméir a thíolaic thar <text:hidden-text text:condition="ooow:" text:string-value="P56:L23" text:is-hidden="true"/>ceann an Aire Gnóthaí Eachtracha agus Trádála,</text:p>
            <text:p text:style-name="P37"><text:hidden-text text:condition="ooow:" text:string-value="P56:L24" text:is-hidden="true"/>18 <text:span text:style-name="T6">Iúil,</text:span> 2016</text:p>
            <text:p text:style-name="P45"><text:hidden-text text:condition="ooow:" text:string-value="P56:L25" text:is-hidden="true"/> </text:p>
            <text:p text:style-name="P40"><text:hidden-text text:condition="ooow:" text:string-value="P56:L26" text:is-hidden="true"/> </text:p>
          </table:table-cell>
          <table:table-cell table:style-name="Table1.B1" office:value-type="string">
            <text:p text:style-name="P42">Protection of Cultural Property in the event of Armed Conflict (Hague Convention) Bill 2016</text:p>
            <text:p text:style-name="P39"><text:span text:style-name="bold_5f_noitalic_5f_nounderline"><text:span text:style-name="T1"/></text:span></text:p>
            <text:p text:style-name="P43"><text:s/></text:p>
            <text:p text:style-name="P41">BILL</text:p>
            <text:p text:style-name="P46">(as initiated)</text:p>
            <text:p text:style-name="P46">entitled</text:p>
            <text:p text:style-name="P39"/>
            <text:p text:style-name="backpageprovision_5f_no_5f_line_5f_numbering">An Act <text:span text:style-name="bold_5f_noitalic_5f_nounderline"><text:span text:style-name="T13">to give effect to the Convention for the Protection of Cultural Property in the Event of Armed Conflict, done at The Hague on 14 May 1954 and to the Protocol thereto, done at The Hague on 26 March 1999 and for those purposes to provide for offences relating to acts prohibited by that Protocol; and to provide for matters related thereto.</text:span></text:span></text:p>
            <text:p text:style-name="P50"><text:span text:style-name="bold_5f_noitalic_5f_nounderline"><text:span text:style-name="T1"><text:line-break/></text:span></text:span></text:p>
            <text:p text:style-name="P43"/>
            <text:p text:style-name="P38">Presented by Senator Jerry Buttimer on behalf of the Minister for Foreign Affairs and Trade,</text:p>
            <text:p text:style-name="P37">18<text:span text:style-name="T6">th July,</text:span> 2016</text:p>
            <text:p text:style-name="P43"/>
            <text:p text:style-name="P39"/>
          </table:table-cell>
        </table:table-row>
      </table:table>
      <text:p text:style-name="Standard"><text:hidden-text text:condition="ooow:" text:string-value="P56:L27" text:is-hidden="tr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 svg:font-family="Tahoma"/>
    <style:font-face style:name="Times New Roman4" svg:font-family="'Times New Roman', serif"/>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1"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1"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1"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2"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2"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1"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1" fo:font-size="11pt"/>
    </style:style>
    <style:style style:name="tocpart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1"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1"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1"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1"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1"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1"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3"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1"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1"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1"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2"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1"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1"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1"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1"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1"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1"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1"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2"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1"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3" fo:font-size="11pt" fo:font-style="italic"/>
    </style:style>
    <style:style style:name="chapternumber" style:family="paragraph"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tab-stops/>
      </style:paragraph-propertie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fals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1"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1"/>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3"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1"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3"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1"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1"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2"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1"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7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1.001cm" fo:page-height="29.7cm" style:num-format="1" style:print-orientation="portrait" fo:margin-top="2cm" fo:margin-bottom="2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8">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0">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62</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73 of 2016" text:name="Footer"/>
        </text:user-field-decls>
        <text:p text:style-name="P2"><text:tab/>[<text:user-field-get text:name="Footer">No. 73 of 2016</text:user-field-get>]</text:p>
      </style:footer>
    </style:master-page>
    <style:master-page style:name="Footnote" style:page-layout-name="pm2"/>
    <style:master-page style:name="frontpage" style:page-layout-name="pm4">
      <style:footer>
        <text:p text:style-name="P3">[No. BILLNO of YEAR]</text:p>
      </style:footer>
    </style:master-page>
    <style:master-page style:name="HTML" style:page-layout-name="pm5"/>
    <style:master-page style:name="spacerpage" style:page-layout-name="pm6" style:next-style-name="contents"/>
    <style:master-page style:name="contents" style:page-layout-name="pm7" style:next-style-name="contents2">
      <style:header>
        <text:p text:style-name="Header"/>
      </style:header>
      <style:footer>
        <text:sequence-decls>
          <text:sequence-decl text:display-outline-level="0" text:name="page_no"/>
        </text:sequence-decls>
        <text:p text:style-name="P4">[No. BILLNO of YEAR]<text:tab/><text:sequence text:ref-name="refpage_no0" text:name="page_no" text:formula="ooow:page_no+1" style:num-format="1">1</text:sequence><text:tab/>[DD Month, YYYY]</text:p>
      </style:footer>
    </style:master-page>
    <style:master-page style:name="contents2" style:page-layout-name="pm8">
      <style:header>
        <text:p text:style-name="Header">[SECTION X]</text:p>
      </style:header>
      <style:footer>
        <text:sequence-decls>
          <text:sequence-decl text:display-outline-level="0" text:name="page_no"/>
        </text:sequence-decls>
        <text:p text:style-name="P4">[No. BILLNO of YEAR]<text:tab/><text:sequence text:ref-name="refpage_no1" text:name="page_no" text:formula="ooow:page_no+1" style:num-format="1">2</text:sequence><text:tab/>[DD Month, YYYY]</text:p>
      </style:footer>
    </style:master-page>
    <style:master-page style:name="frontcover" style:page-layout-name="pm9" style:next-style-name="First_20_Page">
      <style:footer>
        <text:p text:style-name="P5"/>
        <text:p text:style-name="P5">[No. 73 of 2016]</text:p>
      </style:footer>
    </style:master-page>
    <style:master-page style:name="backcover" style:page-layout-name="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10T15:34:13</dc:date>
    <meta:print-date>2016-06-29T16:51:51</meta:print-date>
    <meta:editing-cycles>632</meta:editing-cycles>
    <meta:editing-duration>P2DT19H5M32S</meta:editing-duration>
    <meta:user-defined meta:name="Info 1"/>
    <meta:user-defined meta:name="Info 2"/>
    <meta:user-defined meta:name="Info 3"/>
    <meta:user-defined meta:name="Info 4"/>
    <meta:document-statistic meta:table-count="1" meta:image-count="0" meta:object-count="0" meta:page-count="56" meta:paragraph-count="1071" meta:word-count="16327" meta:character-count="103884"/>
  </office:meta>
</office:document-meta>
</file>